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1.595cm"/>
    </style:style>
    <style:style style:name="co6" style:family="table-column">
      <style:table-column-properties fo:break-before="auto" style:column-width="4.734cm"/>
    </style:style>
    <style:style style:name="co7" style:family="table-column">
      <style:table-column-properties fo:break-before="auto" style:column-width="1.296cm"/>
    </style:style>
    <style:style style:name="co8" style:family="table-column">
      <style:table-column-properties fo:break-before="auto" style:column-width="2.145cm"/>
    </style:style>
    <style:style style:name="co9" style:family="table-column">
      <style:table-column-properties fo:break-before="auto" style:column-width="1.323cm"/>
    </style:style>
    <style:style style:name="co10" style:family="table-column">
      <style:table-column-properties fo:break-before="auto" style:column-width="0.512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1.637cm"/>
    </style:style>
    <style:style style:name="co13" style:family="table-column">
      <style:table-column-properties fo:break-before="auto" style:column-width="1.873cm"/>
    </style:style>
    <style:style style:name="co14" style:family="table-column">
      <style:table-column-properties fo:break-before="auto" style:column-width="1.794cm"/>
    </style:style>
    <style:style style:name="co15" style:family="table-column">
      <style:table-column-properties fo:break-before="auto" style:column-width="2.579cm"/>
    </style:style>
    <style:style style:name="co16" style:family="table-column">
      <style:table-column-properties fo:break-before="auto" style:column-width="2.84cm"/>
    </style:style>
    <style:style style:name="co17" style:family="table-column">
      <style:table-column-properties fo:break-before="auto" style:column-width="3.678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2.422cm"/>
    </style:style>
    <style:style style:name="co20" style:family="table-column">
      <style:table-column-properties fo:break-before="auto" style:column-width="1.716cm"/>
    </style:style>
    <style:style style:name="co21" style:family="table-column">
      <style:table-column-properties fo:break-before="auto" style:column-width="2.004cm"/>
    </style:style>
    <style:style style:name="co22" style:family="table-column">
      <style:table-column-properties fo:break-before="auto" style:column-width="2.736cm"/>
    </style:style>
    <style:style style:name="co23" style:family="table-column">
      <style:table-column-properties fo:break-before="auto" style:column-width="3.023cm"/>
    </style:style>
    <style:style style:name="co24" style:family="table-column">
      <style:table-column-properties fo:break-before="auto" style:column-width="3.888cm"/>
    </style:style>
    <style:style style:name="co25" style:family="table-column">
      <style:table-column-properties fo:break-before="auto" style:column-width="0.836cm"/>
    </style:style>
    <style:style style:name="co26" style:family="table-column">
      <style:table-column-properties fo:break-before="auto" style:column-width="1.062cm"/>
    </style:style>
    <style:style style:name="co27" style:family="table-column">
      <style:table-column-properties fo:break-before="auto" style:column-width="1.009cm"/>
    </style:style>
    <style:style style:name="co28" style:family="table-column">
      <style:table-column-properties fo:break-before="auto" style:column-width="1.245cm"/>
    </style:style>
    <style:style style:name="co29" style:family="table-column">
      <style:table-column-properties fo:break-before="auto" style:column-width="1.586cm"/>
    </style:style>
    <style:style style:name="co30" style:family="table-column">
      <style:table-column-properties fo:break-before="auto" style:column-width="1.82cm"/>
    </style:style>
    <style:style style:name="co31" style:family="table-column">
      <style:table-column-properties fo:break-before="auto" style:column-width="2.406cm"/>
    </style:style>
    <style:style style:name="co32" style:family="table-column">
      <style:table-column-properties fo:break-before="auto" style:column-width="9.188cm"/>
    </style:style>
    <style:style style:name="co33" style:family="table-column">
      <style:table-column-properties fo:break-before="auto" style:column-width="2.238cm"/>
    </style:style>
    <style:style style:name="co34" style:family="table-column">
      <style:table-column-properties fo:break-before="auto" style:column-width="1.349cm"/>
    </style:style>
    <style:style style:name="co35" style:family="table-column">
      <style:table-column-properties fo:break-before="auto" style:column-width="1.453cm"/>
    </style:style>
    <style:style style:name="co36" style:family="table-column">
      <style:table-column-properties fo:break-before="auto" style:column-width="2.318cm"/>
    </style:style>
    <style:style style:name="co37" style:family="table-column">
      <style:table-column-properties fo:break-before="auto" style:column-width="1.48cm"/>
    </style:style>
    <style:style style:name="co38" style:family="table-column">
      <style:table-column-properties fo:break-before="auto" style:column-width="2.639cm"/>
    </style:style>
    <style:style style:name="co39" style:family="table-column">
      <style:table-column-properties fo:break-before="auto" style:column-width="4.195cm"/>
    </style:style>
    <style:style style:name="co40" style:family="table-column">
      <style:table-column-properties fo:break-before="auto" style:column-width="1.589cm"/>
    </style:style>
    <style:style style:name="co41" style:family="table-column">
      <style:table-column-properties fo:break-before="auto" style:column-width="4.731cm"/>
    </style:style>
    <style:style style:name="co42" style:family="table-column">
      <style:table-column-properties fo:break-before="auto" style:column-width="1.3cm"/>
    </style:style>
    <style:style style:name="co43" style:family="table-column">
      <style:table-column-properties fo:break-before="auto" style:column-width="2.14cm"/>
    </style:style>
    <style:style style:name="co44" style:family="table-column">
      <style:table-column-properties fo:break-before="auto" style:column-width="1.319cm"/>
    </style:style>
    <style:style style:name="co45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1.078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529cm" fo:break-before="page" style:use-optimal-row-height="tru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97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100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10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10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111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style:text-line-through-style="solid" style:text-line-through-type="single"/>
    </style:style>
    <style:style style:name="ce114" style:family="table-cell" style:parent-style-name="Default">
      <style:table-cell-properties style:cell-protect="protected formula-hidden" style:print-content="false"/>
    </style:style>
    <style:style style:name="ce115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18" style:family="table-cell" style:parent-style-name="Default">
      <style:table-cell-properties style:cell-protect="protected formula-hidden" style:print-content="false" fo:background-color="transparent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use-window-font-color="true"/>
    </style:style>
    <style:style style:name="ce54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  <style:text-properties style:use-window-font-color="true"/>
    </style:style>
    <style:style style:name="ce189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style:cell-protect="protected formula-hidden" style:print-content="true"/>
    </style:style>
    <style:style style:name="ce63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29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3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0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125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4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34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6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8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89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34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8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0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4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1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2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29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3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3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54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5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33" style:family="table-cell" style:parent-style-name="Default" style:data-style-name="N110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110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5" style:family="table-cell" style:parent-style-name="Default" style:data-style-name="N11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67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8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4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110">
      <style:table-cell-properties style:cell-protect="protected formula-hidden" style:print-content="false"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9" style:family="table-cell" style:parent-style-name="Default" style:data-style-name="N75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99">
      <style:table-cell-properties style:cell-protect="protected formula-hidden" style:print-content="true"/>
    </style:style>
    <style:style style:name="ce17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6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lassifica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lassifica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lassifica.B10">
          <table:error-message table:message-type="stop" table:title="Errore" table:display="true">
            <text:p>Inserire <text:s text:c="16"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lassifica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lassifica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lassifica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98"/>
        <table:table-column table:style-name="co2" table:default-cell-style-name="ce102"/>
        <table:table-column table:style-name="co3" table:number-columns-repeated="62" table:default-cell-style-name="ce114"/>
        <table:table-row table:style-name="ro1">
          <table:table-cell table:style-name="ce97" office:value-type="string" calcext:value-type="string">
            <text:p>Nome Campionato</text:p>
          </table:table-cell>
          <table:table-cell table:style-name="ce100" office:value-type="string" calcext:value-type="string">
            <text:p>Campionato 7 Squadre 7 Concentramenti più Finali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Nazione/Regione/Sezione</text:p>
          </table:table-cell>
          <table:table-cell table:style-name="ce100" office:value-type="string" calcext:value-type="string">
            <text:p>Sezione di Zoolandia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Stagione</text:p>
          </table:table-cell>
          <table:table-cell table:style-name="ce100" office:value-type="string" calcext:value-type="string">
            <text:p>Stagione 2020/202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vittoria</text:p>
          </table:table-cell>
          <table:table-cell table:style-name="ce100" office:value-type="float" office:value="3" calcext:value-type="float">
            <text:p>3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sconfitta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forfait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9" office:value-type="string" calcext:value-type="string">
            <text:p>Le linguette rosse non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0" office:value-type="string" calcext:value-type="string">
            <text:p>Le linguette verdi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Le celle non selezionabili sono protette perché descrittive o calcolate automaticamente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te e risultati vanno inseriti direttamente nel foglio Calendario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classifica si aggiorna automaticament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office:value-type="string" calcext:value-type="string">
            <text:p>Avvertenze: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l foglio Analisi_Risultati prende i dati riga per riga dal foglio Calendario: in caso di modifica del Calendario trascinare la formula della prima riga di Analisi_Risultati per un numero di righe pari a quelle di Calendario</text:p>
          </table:table-cell>
          <table:table-cell table:number-columns-repeated="62"/>
        </table:table-row>
        <table:table-row table:style-name="ro1">
          <table:table-cell/>
          <table:table-cell table:style-name="ce112" office:value-type="string" calcext:value-type="string">
            <text:p>Bug noti: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i link alle mappe non sono cliccabili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Todo list:</text:p>
          </table:table-cell>
          <table:table-cell table:number-columns-repeated="62"/>
        </table:table-row>
        <table:table-row table:style-name="ro1">
          <table:table-cell/>
          <table:table-cell table:style-name="ce113" office:value-type="string" calcext:value-type="string">
            <text:p>* protezione celle del foglio calendario migliorab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valutare inserimento analisi risultati playoff</text:p>
          </table:table-cell>
          <table:table-cell table:number-columns-repeated="62"/>
        </table:table-row>
        <table:table-row table:style-name="ro1">
          <table:table-cell/>
          <table:table-cell table:style-name="ce113"/>
          <table:table-cell table:number-columns-repeated="62"/>
        </table:table-row>
        <table:table-row table:style-name="ro1" table:number-rows-repeated="104855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quadre" table:style-name="ta1" table:protected="true" table:print-ranges="Squadre.A1:Squadre.C1048576">
        <loext:table-protection loext:select-unprotected-cells="true"/>
        <table:table-column table:style-name="co4" table:number-columns-repeated="3" table:default-cell-style-name="ce118"/>
        <table:table-column table:style-name="co3" table:number-columns-repeated="61" table:default-cell-style-name="ce114"/>
        <table:table-row table:style-name="ro1">
          <table:table-cell table:style-name="ce115" office:value-type="string" calcext:value-type="string" table:number-columns-spanned="1" table:number-rows-spanned="2">
            <text:p>Squadra</text:p>
          </table:table-cell>
          <table:table-cell table:style-name="ce115" office:value-type="string" calcext:value-type="string" table:number-columns-spanned="1" table:number-rows-spanned="2">
            <text:p>Nome</text:p>
            <text:p>Campo</text:p>
          </table:table-cell>
          <table:table-cell table:style-name="ce115" office:value-type="string" calcext:value-type="string" table:number-columns-spanned="1" table:number-rows-spanned="2">
            <text:p>Mappa</text:p>
            <text:p>Campo</text:p>
          </table:table-cell>
          <table:table-cell table:number-columns-repeated="61"/>
        </table:table-row>
        <table:table-row table:style-name="ro3">
          <table:covered-table-cell table:number-columns-repeated="3" table:style-name="ce116"/>
          <table:table-cell table:number-columns-repeated="61"/>
        </table:table-row>
        <table:table-row table:style-name="ro1">
          <table:table-cell table:style-name="ce117" office:value-type="string" calcext:value-type="string">
            <text:p>Albatros</text:p>
          </table:table-cell>
          <table:table-cell table:style-name="ce117" table:formula="of:=&quot;Campo &quot;&amp;[.A3]" office:value-type="string" office:string-value="Campo Albatros" calcext:value-type="string">
            <text:p>Campo Albatros</text:p>
          </table:table-cell>
          <table:table-cell table:style-name="ce117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Barracuda</text:p>
          </table:table-cell>
          <table:table-cell table:style-name="ce117" table:formula="of:=&quot;Campo &quot;&amp;[.A4]" office:value-type="string" office:string-value="Campo Barracuda" calcext:value-type="string">
            <text:p>Campo Barracuda</text:p>
          </table:table-cell>
          <table:table-cell table:style-name="ce117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Cinghiali</text:p>
          </table:table-cell>
          <table:table-cell table:style-name="ce117" table:formula="of:=&quot;Campo &quot;&amp;[.A5]" office:value-type="string" office:string-value="Campo Cinghiali" calcext:value-type="string">
            <text:p>Campo Cinghiali</text:p>
          </table:table-cell>
          <table:table-cell table:style-name="ce117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Delfini</text:p>
          </table:table-cell>
          <table:table-cell table:style-name="ce117" table:formula="of:=&quot;Campo &quot;&amp;[.A6]" office:value-type="string" office:string-value="Campo Delfini" calcext:value-type="string">
            <text:p>Campo Delfini</text:p>
          </table:table-cell>
          <table:table-cell table:style-name="ce117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Elefanti</text:p>
          </table:table-cell>
          <table:table-cell table:style-name="ce117" table:formula="of:=&quot;Campo &quot;&amp;[.A7]" office:value-type="string" office:string-value="Campo Elefanti" calcext:value-type="string">
            <text:p>Campo Elefanti</text:p>
          </table:table-cell>
          <table:table-cell table:style-name="ce117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Fenicotteri</text:p>
          </table:table-cell>
          <table:table-cell table:style-name="ce117" table:formula="of:=&quot;Campo &quot;&amp;[.A8]" office:value-type="string" office:string-value="Campo Fenicotteri" calcext:value-type="string">
            <text:p>Campo Fenicotteri</text:p>
          </table:table-cell>
          <table:table-cell table:style-name="ce117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Gazzelle</text:p>
          </table:table-cell>
          <table:table-cell table:style-name="ce117" table:formula="of:=&quot;Campo &quot;&amp;[.A9]" office:value-type="string" office:string-value="Campo Gazzelle" calcext:value-type="string">
            <text:p>Campo Gazzelle</text:p>
          </table:table-cell>
          <table:table-cell table:style-name="ce117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endario" table:style-name="ta2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5" table:default-cell-style-name="ce48"/>
        <table:table-column table:style-name="co6" table:number-columns-repeated="2" table:default-cell-style-name="ce23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9" table:default-cell-style-name="ce23"/>
        <table:table-column table:style-name="co10" table:default-cell-style-name="ce23"/>
        <table:table-column table:style-name="co9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1" table:default-cell-style-name="ce23"/>
        <table:table-column table:style-name="co12" table:default-cell-style-name="ce23"/>
        <table:table-column table:style-name="co13" table:default-cell-style-name="ce23"/>
        <table:table-column table:style-name="co14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number-columns-repeated="2" table:default-cell-style-name="ce23"/>
        <table:table-column table:style-name="co3" table:number-columns-repeated="39" table:default-cell-style-name="ce23"/>
        <table:table-row table:style-name="ro4">
          <table:table-cell table:style-name="ce4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4">
          <table:table-cell table:style-name="ce4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4">
          <table:table-cell table:style-name="ce4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1" calcext:value-type="float">
            <text:p>1</text:p>
          </table:table-cell>
          <table:table-cell table:style-name="ce63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40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40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40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63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40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40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45" calcext:value-type="float" table:number-columns-spanned="1" table:number-rows-spanned="2">
            <text:p>4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40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9" calcext:value-type="float" table:number-columns-spanned="1" table:number-rows-spanned="2">
            <text:p>5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3" calcext:value-type="float">
            <text:p>3</text:p>
          </table:table-cell>
          <table:table-cell table:style-name="ce63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09H30M00S" calcext:value-type="time">
            <text:p>09:30</text:p>
          </table:table-cell>
          <table:table-cell table:style-name="ce40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42" calcext:value-type="float" table:number-columns-spanned="1" table:number-rows-spanned="2">
            <text:p>4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1H00M00S" calcext:value-type="time">
            <text:p>11:00</text:p>
          </table:table-cell>
          <table:table-cell table:style-name="ce4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35" calcext:value-type="float" table:number-columns-spanned="1" table:number-rows-spanned="2">
            <text:p>3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2H30M00S" calcext:value-type="time">
            <text:p>12:30</text:p>
          </table:table-cell>
          <table:table-cell table:style-name="ce4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48" calcext:value-type="float" table:number-columns-spanned="1" table:number-rows-spanned="2">
            <text:p>4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4" calcext:value-type="float">
            <text:p>4</text:p>
          </table:table-cell>
          <table:table-cell table:style-name="ce63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40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40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8" calcext:value-type="float" table:number-columns-spanned="1" table:number-rows-spanned="2">
            <text:p>5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40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79" calcext:value-type="float" table:number-columns-spanned="1" table:number-rows-spanned="2">
            <text:p>7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5">
          <table:table-cell table:style-name="ce157" office:value-type="float" office:value="5" calcext:value-type="float">
            <text:p>5</text:p>
          </table:table-cell>
          <table:table-cell table:style-name="ce63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08H30M00S" calcext:value-type="time">
            <text:p>08:30</text:p>
          </table:table-cell>
          <table:table-cell table:style-name="ce40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0H00M00S" calcext:value-type="time">
            <text:p>10:00</text:p>
          </table:table-cell>
          <table:table-cell table:style-name="ce40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71" calcext:value-type="float" table:number-columns-spanned="1" table:number-rows-spanned="2">
            <text:p>71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1H30M00S" calcext:value-type="time">
            <text:p>11:30</text:p>
          </table:table-cell>
          <table:table-cell table:style-name="ce40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33" calcext:value-type="float" table:number-columns-spanned="1" table:number-rows-spanned="2">
            <text:p>3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6" calcext:value-type="float">
            <text:p>6</text:p>
          </table:table-cell>
          <table:table-cell table:style-name="ce63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08H45M00S" calcext:value-type="time">
            <text:p>08:45</text:p>
          </table:table-cell>
          <table:table-cell table:style-name="ce40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0H15M00S" calcext:value-type="time">
            <text:p>10:15</text:p>
          </table:table-cell>
          <table:table-cell table:style-name="ce40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26" calcext:value-type="float" table:number-columns-spanned="1" table:number-rows-spanned="2">
            <text:p>2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1H45M00S" calcext:value-type="time">
            <text:p>11:45</text:p>
          </table:table-cell>
          <table:table-cell table:style-name="ce40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46" calcext:value-type="float" table:number-columns-spanned="1" table:number-rows-spanned="2">
            <text:p>4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7" calcext:value-type="float">
            <text:p>7</text:p>
          </table:table-cell>
          <table:table-cell table:style-name="ce63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40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table:content-validation-name="val6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40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3" table:content-validation-name="val4" office:value-type="date" office:date-value="2018-05-23" calcext:value-type="date">
            <text:p>23 mag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40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49" office:value-type="float" office:value="54" calcext:value-type="float" table:number-columns-spanned="1" table:number-rows-spanned="2">
            <text:p>54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2">
          <table:table-cell table:number-columns-repeated="3"/>
          <table:table-cell table:style-name="ce23" table:number-columns-repeated="3"/>
          <table:table-cell table:number-columns-repeated="5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alendario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9" table:default-cell-style-name="ce125"/>
        <table:table-column table:style-name="co20" table:default-cell-style-name="ce121"/>
        <table:table-column table:style-name="co21" table:default-cell-style-name="ce121"/>
        <table:table-column table:style-name="co13" table:default-cell-style-name="ce121"/>
        <table:table-column table:style-name="co22" table:default-cell-style-name="ce121"/>
        <table:table-column table:style-name="co23" table:default-cell-style-name="ce121"/>
        <table:table-column table:style-name="co24" table:default-cell-style-name="ce121"/>
        <table:table-column table:style-name="co19" table:default-cell-style-name="ce125"/>
        <table:table-column table:style-name="co20" table:default-cell-style-name="ce121"/>
        <table:table-column table:style-name="co21" table:default-cell-style-name="ce121"/>
        <table:table-column table:style-name="co13" table:default-cell-style-name="ce121"/>
        <table:table-column table:style-name="co22" table:default-cell-style-name="ce121"/>
        <table:table-column table:style-name="co23" table:default-cell-style-name="ce121"/>
        <table:table-column table:style-name="co24" table:default-cell-style-name="ce121"/>
        <table:table-column table:style-name="co18" table:number-columns-repeated="2" table:default-cell-style-name="ce121"/>
        <table:table-column table:style-name="co3" table:number-columns-repeated="48" table:default-cell-style-name="ce125"/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5" office:value-type="string" calcext:value-type="string">
            <text:p>Squadra A</text:p>
          </table:table-cell>
          <table:table-cell table:style-name="ce146" office:value-type="string" calcext:value-type="string">
            <text:p>Vinta A</text:p>
          </table:table-cell>
          <table:table-cell table:style-name="ce146" office:value-type="string" calcext:value-type="string">
            <text:p>Forfait A</text:p>
          </table:table-cell>
          <table:table-cell table:style-name="ce146" office:value-type="string" calcext:value-type="string">
            <text:p>Persa A</text:p>
          </table:table-cell>
          <table:table-cell table:style-name="ce146" office:value-type="string" calcext:value-type="string">
            <text:p>Punti Fatti A</text:p>
          </table:table-cell>
          <table:table-cell table:style-name="ce146" office:value-type="string" calcext:value-type="string">
            <text:p>Punti Subiti A</text:p>
          </table:table-cell>
          <table:table-cell table:style-name="ce146" office:value-type="string" calcext:value-type="string">
            <text:p>Differenza Punti A</text:p>
          </table:table-cell>
          <table:table-cell table:style-name="ce145" office:value-type="string" calcext:value-type="string">
            <text:p>Squadra B</text:p>
          </table:table-cell>
          <table:table-cell table:style-name="ce146" office:value-type="string" calcext:value-type="string">
            <text:p>Vinta B</text:p>
          </table:table-cell>
          <table:table-cell table:style-name="ce146" office:value-type="string" calcext:value-type="string">
            <text:p>Forfait B</text:p>
          </table:table-cell>
          <table:table-cell table:style-name="ce146" office:value-type="string" calcext:value-type="string">
            <text:p>Persa B</text:p>
          </table:table-cell>
          <table:table-cell table:style-name="ce146" office:value-type="string" calcext:value-type="string">
            <text:p>Punti Fatti B</text:p>
          </table:table-cell>
          <table:table-cell table:style-name="ce146" office:value-type="string" calcext:value-type="string">
            <text:p>Punti Subiti B</text:p>
          </table:table-cell>
          <table:table-cell table:style-name="ce146" office:value-type="string" calcext:value-type="string">
            <text:p>Differenza Punti B</text:p>
          </table:table-cell>
          <table:table-cell table:style-name="ce146" office:value-type="string" calcext:value-type="string">
            <text:p>Vincente</text:p>
          </table:table-cell>
          <table:table-cell table:style-name="ce146" office:value-type="string" calcext:value-type="string">
            <text:p>Perdente</text:p>
          </table:table-cell>
          <table:table-cell table:style-name="ce145" table:number-columns-repeated="48"/>
        </table:table-row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formula="of:=IF([Calendario.$B9]=&quot;&quot;;&quot;(Squadra A)&quot;;[Calendario.$B9])" office:value-type="string" office:string-value="Cinghiali" calcext:value-type="string">
            <text:p>Cinghiali</text:p>
          </table:table-cell>
          <table:table-cell table:formula="of:=IF([Calendario.$G9]+[Calendario.$I9]=0;;IF([Calendario.$G9]&gt;[Calendario.$I9];1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=&quot;0-20&quot;;1;0)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&lt;&gt;&quot;0-20&quot;;1;0);0))" office:value-type="float" office:value="1" calcext:value-type="float">
            <text:p>1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style-name="ce134" table:formula="of:=IF([Calendario.$G9]+[Calendario.$I9]=0;;[Calendario.$G9]-[Calendario.$I9])" office:value-type="float" office:value="-33" calcext:value-type="float">
            <text:p>-33</text:p>
          </table:table-cell>
          <table:table-cell table:formula="of:=IF([Calendario.$C9]=&quot;&quot;;&quot;(Squadra B)&quot;;[Calendario.$C9])" office:value-type="string" office:string-value="Delfini" calcext:value-type="string">
            <text:p>Delfini</text:p>
          </table:table-cell>
          <table:table-cell table:formula="of:=IF([Calendario.$G9]+[Calendario.$I9]=0;;IF([Calendario.$I9]&gt;[Calendario.$G9];1;0))" office:value-type="float" office:value="1" calcext:value-type="float">
            <text:p>1</text:p>
          </table:table-cell>
          <table:table-cell table:style-name="ce142" table:formula="of:=IF([Calendario.$G9]+[Calendario.$I9]=0;;IF([Calendario.$I9]&lt;[Calendario.$G9];IF([Calendario.$G9]&amp;&quot;-&quot;&amp;[Calendario.$I9]=&quot;20-0&quot;;1;0);0))" office:value-type="float" office:value="0" calcext:value-type="float">
            <text:p>0</text:p>
          </table:table-cell>
          <table:table-cell table:style-name="ce142" table:formula="of:=IF([Calendario.$G9]+[Calendario.$I9]=0;;IF([Calendario.$I9]&lt;[Calendario.$G9];IF([Calendario.$G9]&amp;&quot;-&quot;&amp;[Calendario.$I9]&lt;&gt;&quot;20-0&quot;;1;0);0)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style-name="ce134" table:formula="of:=IF([Calendario.$G9]+[Calendario.$I9]=0;;[Calendario.$I9]-[Calendario.$G9])" office:value-type="float" office:value="33" calcext:value-type="float">
            <text:p>+33</text:p>
          </table:table-cell>
          <table:table-cell table:style-name="ce142" table:formula="of:=IF([Calendario.$G9]+[Calendario.$I9]=0;&quot;(Vincente)&quot;;IF([Calendario.$G9]&gt;[Calendario.$I9];[Calendario.$B9];[Calendario.$C9]))" office:value-type="string" office:string-value="Delfini" calcext:value-type="string">
            <text:p>Delfini</text:p>
          </table:table-cell>
          <table:table-cell table:style-name="ce142" table:formula="of:=IF([Calendario.$G9]+[Calendario.$I9]=0;&quot;(Perdente)&quot;;IF([Calendario.$G9]&lt;[Calendario.$I9];[Calendario.$B9];[Calendario.$C9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2]=&quot;&quot;;&quot;(Squadra A)&quot;;[Calendario.$B12])" office:value-type="string" office:string-value="Albatros" calcext:value-type="string">
            <text:p>Albatros</text:p>
          </table:table-cell>
          <table:table-cell table:formula="of:=IF([Calendario.$G12]+[Calendario.$I12]=0;;IF([Calendario.$G12]&gt;[Calendario.$I12];1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=&quot;0-2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&lt;&gt;&quot;0-20&quot;;1;0);0))" office:value-type="float" office:value="1" calcext:value-type="float">
            <text:p>1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style-name="ce134" table:formula="of:=IF([Calendario.$G12]+[Calendario.$I12]=0;;[Calendario.$G12]-[Calendario.$I12])" office:value-type="float" office:value="-25" calcext:value-type="float">
            <text:p>-25</text:p>
          </table:table-cell>
          <table:table-cell table:formula="of:=IF([Calendario.$C12]=&quot;&quot;;&quot;(Squadra B)&quot;;[Calendario.$C12])" office:value-type="string" office:string-value="Barracuda" calcext:value-type="string">
            <text:p>Barracuda</text:p>
          </table:table-cell>
          <table:table-cell table:formula="of:=IF([Calendario.$G12]+[Calendario.$I12]=0;;IF([Calendario.$I12]&gt;[Calendario.$G12];1;0))" office:value-type="float" office:value="1" calcext:value-type="float">
            <text:p>1</text:p>
          </table:table-cell>
          <table:table-cell table:style-name="ce142" table:formula="of:=IF([Calendario.$G12]+[Calendario.$I12]=0;;IF([Calendario.$I12]&lt;[Calendario.$G12];IF([Calendario.$G12]&amp;&quot;-&quot;&amp;[Calendario.$I12]=&quot;20-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I12]&lt;[Calendario.$G12];IF([Calendario.$G12]&amp;&quot;-&quot;&amp;[Calendario.$I12]&lt;&gt;&quot;20-0&quot;;1;0);0)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style-name="ce134" table:formula="of:=IF([Calendario.$G12]+[Calendario.$I12]=0;;[Calendario.$I12]-[Calendario.$G12])" office:value-type="float" office:value="25" calcext:value-type="float">
            <text:p>+25</text:p>
          </table:table-cell>
          <table:table-cell table:style-name="ce142" table:formula="of:=IF([Calendario.$G12]+[Calendario.$I12]=0;&quot;(Vincente)&quot;;IF([Calendario.$G12]&gt;[Calendario.$I12];[Calendario.$B12];[Calendario.$C12]))" office:value-type="string" office:string-value="Barracuda" calcext:value-type="string">
            <text:p>Barracuda</text:p>
          </table:table-cell>
          <table:table-cell table:style-name="ce142" table:formula="of:=IF([Calendario.$G12]+[Calendario.$I12]=0;&quot;(Perdente)&quot;;IF([Calendario.$G12]&lt;[Calendario.$I12];[Calendario.$B12];[Calendario.$C1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5]=&quot;&quot;;&quot;(Squadra A)&quot;;[Calendario.$B15])" office:value-type="string" office:string-value="Elefanti" calcext:value-type="string">
            <text:p>Elefanti</text:p>
          </table:table-cell>
          <table:table-cell table:formula="of:=IF([Calendario.$G15]+[Calendario.$I15]=0;;IF([Calendario.$G15]&gt;[Calendario.$I15];1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=&quot;0-2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&lt;&gt;&quot;0-20&quot;;1;0);0))" office:value-type="float" office:value="1" calcext:value-type="float">
            <text:p>1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style-name="ce134" table:formula="of:=IF([Calendario.$G15]+[Calendario.$I15]=0;;[Calendario.$G15]-[Calendario.$I15])" office:value-type="float" office:value="-9" calcext:value-type="float">
            <text:p>-9</text:p>
          </table:table-cell>
          <table:table-cell table:formula="of:=IF([Calendario.$C15]=&quot;&quot;;&quot;(Squadra B)&quot;;[Calendario.$C15])" office:value-type="string" office:string-value="Fenicotteri" calcext:value-type="string">
            <text:p>Fenicotteri</text:p>
          </table:table-cell>
          <table:table-cell table:formula="of:=IF([Calendario.$G15]+[Calendario.$I15]=0;;IF([Calendario.$I15]&gt;[Calendario.$G15];1;0))" office:value-type="float" office:value="1" calcext:value-type="float">
            <text:p>1</text:p>
          </table:table-cell>
          <table:table-cell table:style-name="ce142" table:formula="of:=IF([Calendario.$G15]+[Calendario.$I15]=0;;IF([Calendario.$I15]&lt;[Calendario.$G15];IF([Calendario.$G15]&amp;&quot;-&quot;&amp;[Calendario.$I15]=&quot;20-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I15]&lt;[Calendario.$G15];IF([Calendario.$G15]&amp;&quot;-&quot;&amp;[Calendario.$I15]&lt;&gt;&quot;20-0&quot;;1;0);0)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style-name="ce134" table:formula="of:=IF([Calendario.$G15]+[Calendario.$I15]=0;;[Calendario.$I15]-[Calendario.$G15])" office:value-type="float" office:value="9" calcext:value-type="float">
            <text:p>+9</text:p>
          </table:table-cell>
          <table:table-cell table:style-name="ce142" table:formula="of:=IF([Calendario.$G15]+[Calendario.$I15]=0;&quot;(Vincente)&quot;;IF([Calendario.$G15]&gt;[Calendario.$I15];[Calendario.$B15];[Calendario.$C15]))" office:value-type="string" office:string-value="Fenicotteri" calcext:value-type="string">
            <text:p>Fenicotteri</text:p>
          </table:table-cell>
          <table:table-cell table:style-name="ce142" table:formula="of:=IF([Calendario.$G15]+[Calendario.$I15]=0;&quot;(Perdente)&quot;;IF([Calendario.$G15]&lt;[Calendario.$I15];[Calendario.$B15];[Calendario.$C15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20]=&quot;&quot;;&quot;(Squadra A)&quot;;[Calendario.$B20])" office:value-type="string" office:string-value="Albatros" calcext:value-type="string">
            <text:p>Albatros</text:p>
          </table:table-cell>
          <table:table-cell table:formula="of:=IF([Calendario.$G20]+[Calendario.$I20]=0;;IF([Calendario.$G20]&gt;[Calendario.$I20];1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=&quot;0-2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&lt;&gt;&quot;0-20&quot;;1;0);0))" office:value-type="float" office:value="1" calcext:value-type="float">
            <text:p>1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style-name="ce134" table:formula="of:=IF([Calendario.$G20]+[Calendario.$I20]=0;;[Calendario.$G20]-[Calendario.$I20])" office:value-type="float" office:value="-33" calcext:value-type="float">
            <text:p>-33</text:p>
          </table:table-cell>
          <table:table-cell table:formula="of:=IF([Calendario.$C20]=&quot;&quot;;&quot;(Squadra B)&quot;;[Calendario.$C20])" office:value-type="string" office:string-value="Gazzelle" calcext:value-type="string">
            <text:p>Gazzelle</text:p>
          </table:table-cell>
          <table:table-cell table:formula="of:=IF([Calendario.$G20]+[Calendario.$I20]=0;;IF([Calendario.$I20]&gt;[Calendario.$G20];1;0))" office:value-type="float" office:value="1" calcext:value-type="float">
            <text:p>1</text:p>
          </table:table-cell>
          <table:table-cell table:style-name="ce142" table:formula="of:=IF([Calendario.$G20]+[Calendario.$I20]=0;;IF([Calendario.$I20]&lt;[Calendario.$G20];IF([Calendario.$G20]&amp;&quot;-&quot;&amp;[Calendario.$I20]=&quot;20-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I20]&lt;[Calendario.$G20];IF([Calendario.$G20]&amp;&quot;-&quot;&amp;[Calendario.$I20]&lt;&gt;&quot;20-0&quot;;1;0);0)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style-name="ce134" table:formula="of:=IF([Calendario.$G20]+[Calendario.$I20]=0;;[Calendario.$I20]-[Calendario.$G20])" office:value-type="float" office:value="33" calcext:value-type="float">
            <text:p>+33</text:p>
          </table:table-cell>
          <table:table-cell table:style-name="ce142" table:formula="of:=IF([Calendario.$G20]+[Calendario.$I20]=0;&quot;(Vincente)&quot;;IF([Calendario.$G20]&gt;[Calendario.$I20];[Calendario.$B20];[Calendario.$C20]))" office:value-type="string" office:string-value="Gazzelle" calcext:value-type="string">
            <text:p>Gazzelle</text:p>
          </table:table-cell>
          <table:table-cell table:style-name="ce142" table:formula="of:=IF([Calendario.$G20]+[Calendario.$I20]=0;&quot;(Perdente)&quot;;IF([Calendario.$G20]&lt;[Calendario.$I20];[Calendario.$B20];[Calendario.$C20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3]=&quot;&quot;;&quot;(Squadra A)&quot;;[Calendario.$B23])" office:value-type="string" office:string-value="Cinghiali" calcext:value-type="string">
            <text:p>Cinghiali</text:p>
          </table:table-cell>
          <table:table-cell table:formula="of:=IF([Calendario.$G23]+[Calendario.$I23]=0;;IF([Calendario.$G23]&gt;[Calendario.$I23];1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=&quot;0-2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&lt;&gt;&quot;0-20&quot;;1;0);0))" office:value-type="float" office:value="1" calcext:value-type="float">
            <text:p>1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style-name="ce134" table:formula="of:=IF([Calendario.$G23]+[Calendario.$I23]=0;;[Calendario.$G23]-[Calendario.$I23])" office:value-type="float" office:value="-10" calcext:value-type="float">
            <text:p>-10</text:p>
          </table:table-cell>
          <table:table-cell table:formula="of:=IF([Calendario.$C23]=&quot;&quot;;&quot;(Squadra B)&quot;;[Calendario.$C23])" office:value-type="string" office:string-value="Fenicotteri" calcext:value-type="string">
            <text:p>Fenicotteri</text:p>
          </table:table-cell>
          <table:table-cell table:formula="of:=IF([Calendario.$G23]+[Calendario.$I23]=0;;IF([Calendario.$I23]&gt;[Calendario.$G23];1;0))" office:value-type="float" office:value="1" calcext:value-type="float">
            <text:p>1</text:p>
          </table:table-cell>
          <table:table-cell table:style-name="ce142" table:formula="of:=IF([Calendario.$G23]+[Calendario.$I23]=0;;IF([Calendario.$I23]&lt;[Calendario.$G23];IF([Calendario.$G23]&amp;&quot;-&quot;&amp;[Calendario.$I23]=&quot;20-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I23]&lt;[Calendario.$G23];IF([Calendario.$G23]&amp;&quot;-&quot;&amp;[Calendario.$I23]&lt;&gt;&quot;20-0&quot;;1;0);0)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style-name="ce134" table:formula="of:=IF([Calendario.$G23]+[Calendario.$I23]=0;;[Calendario.$I23]-[Calendario.$G23])" office:value-type="float" office:value="10" calcext:value-type="float">
            <text:p>+10</text:p>
          </table:table-cell>
          <table:table-cell table:style-name="ce142" table:formula="of:=IF([Calendario.$G23]+[Calendario.$I23]=0;&quot;(Vincente)&quot;;IF([Calendario.$G23]&gt;[Calendario.$I23];[Calendario.$B23];[Calendario.$C23]))" office:value-type="string" office:string-value="Fenicotteri" calcext:value-type="string">
            <text:p>Fenicotteri</text:p>
          </table:table-cell>
          <table:table-cell table:style-name="ce142" table:formula="of:=IF([Calendario.$G23]+[Calendario.$I23]=0;&quot;(Perdente)&quot;;IF([Calendario.$G23]&lt;[Calendario.$I23];[Calendario.$B23];[Calendario.$C23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6]=&quot;&quot;;&quot;(Squadra A)&quot;;[Calendario.$B26])" office:value-type="string" office:string-value="Barracuda" calcext:value-type="string">
            <text:p>Barracuda</text:p>
          </table:table-cell>
          <table:table-cell table:formula="of:=IF([Calendario.$G26]+[Calendario.$I26]=0;;IF([Calendario.$G26]&gt;[Calendario.$I26];1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=&quot;0-2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&lt;&gt;&quot;0-20&quot;;1;0);0))" office:value-type="float" office:value="1" calcext:value-type="float">
            <text:p>1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style-name="ce134" table:formula="of:=IF([Calendario.$G26]+[Calendario.$I26]=0;;[Calendario.$G26]-[Calendario.$I26])" office:value-type="float" office:value="-7" calcext:value-type="float">
            <text:p>-7</text:p>
          </table:table-cell>
          <table:table-cell table:formula="of:=IF([Calendario.$C26]=&quot;&quot;;&quot;(Squadra B)&quot;;[Calendario.$C26])" office:value-type="string" office:string-value="Elefanti" calcext:value-type="string">
            <text:p>Elefanti</text:p>
          </table:table-cell>
          <table:table-cell table:formula="of:=IF([Calendario.$G26]+[Calendario.$I26]=0;;IF([Calendario.$I26]&gt;[Calendario.$G26];1;0))" office:value-type="float" office:value="1" calcext:value-type="float">
            <text:p>1</text:p>
          </table:table-cell>
          <table:table-cell table:style-name="ce142" table:formula="of:=IF([Calendario.$G26]+[Calendario.$I26]=0;;IF([Calendario.$I26]&lt;[Calendario.$G26];IF([Calendario.$G26]&amp;&quot;-&quot;&amp;[Calendario.$I26]=&quot;20-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I26]&lt;[Calendario.$G26];IF([Calendario.$G26]&amp;&quot;-&quot;&amp;[Calendario.$I26]&lt;&gt;&quot;20-0&quot;;1;0);0)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style-name="ce134" table:formula="of:=IF([Calendario.$G26]+[Calendario.$I26]=0;;[Calendario.$I26]-[Calendario.$G26])" office:value-type="float" office:value="7" calcext:value-type="float">
            <text:p>+7</text:p>
          </table:table-cell>
          <table:table-cell table:style-name="ce142" table:formula="of:=IF([Calendario.$G26]+[Calendario.$I26]=0;&quot;(Vincente)&quot;;IF([Calendario.$G26]&gt;[Calendario.$I26];[Calendario.$B26];[Calendario.$C26]))" office:value-type="string" office:string-value="Elefanti" calcext:value-type="string">
            <text:p>Elefanti</text:p>
          </table:table-cell>
          <table:table-cell table:style-name="ce142" table:formula="of:=IF([Calendario.$G26]+[Calendario.$I26]=0;&quot;(Perdente)&quot;;IF([Calendario.$G26]&lt;[Calendario.$I26];[Calendario.$B26];[Calendario.$C26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31]=&quot;&quot;;&quot;(Squadra A)&quot;;[Calendario.$B31])" office:value-type="string" office:string-value="Albatros" calcext:value-type="string">
            <text:p>Albatros</text:p>
          </table:table-cell>
          <table:table-cell table:formula="of:=IF([Calendario.$G31]+[Calendario.$I31]=0;;IF([Calendario.$G31]&gt;[Calendario.$I31];1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=&quot;0-2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&lt;&gt;&quot;0-20&quot;;1;0);0))" office:value-type="float" office:value="1" calcext:value-type="float">
            <text:p>1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style-name="ce134" table:formula="of:=IF([Calendario.$G31]+[Calendario.$I31]=0;;[Calendario.$G31]-[Calendario.$I31])" office:value-type="float" office:value="-29" calcext:value-type="float">
            <text:p>-29</text:p>
          </table:table-cell>
          <table:table-cell table:formula="of:=IF([Calendario.$C31]=&quot;&quot;;&quot;(Squadra B)&quot;;[Calendario.$C31])" office:value-type="string" office:string-value="Fenicotteri" calcext:value-type="string">
            <text:p>Fenicotteri</text:p>
          </table:table-cell>
          <table:table-cell table:formula="of:=IF([Calendario.$G31]+[Calendario.$I31]=0;;IF([Calendario.$I31]&gt;[Calendario.$G31];1;0))" office:value-type="float" office:value="1" calcext:value-type="float">
            <text:p>1</text:p>
          </table:table-cell>
          <table:table-cell table:style-name="ce142" table:formula="of:=IF([Calendario.$G31]+[Calendario.$I31]=0;;IF([Calendario.$I31]&lt;[Calendario.$G31];IF([Calendario.$G31]&amp;&quot;-&quot;&amp;[Calendario.$I31]=&quot;20-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I31]&lt;[Calendario.$G31];IF([Calendario.$G31]&amp;&quot;-&quot;&amp;[Calendario.$I31]&lt;&gt;&quot;20-0&quot;;1;0);0)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style-name="ce134" table:formula="of:=IF([Calendario.$G31]+[Calendario.$I31]=0;;[Calendario.$I31]-[Calendario.$G31])" office:value-type="float" office:value="29" calcext:value-type="float">
            <text:p>+29</text:p>
          </table:table-cell>
          <table:table-cell table:style-name="ce142" table:formula="of:=IF([Calendario.$G31]+[Calendario.$I31]=0;&quot;(Vincente)&quot;;IF([Calendario.$G31]&gt;[Calendario.$I31];[Calendario.$B31];[Calendario.$C31]))" office:value-type="string" office:string-value="Fenicotteri" calcext:value-type="string">
            <text:p>Fenicotteri</text:p>
          </table:table-cell>
          <table:table-cell table:style-name="ce142" table:formula="of:=IF([Calendario.$G31]+[Calendario.$I31]=0;&quot;(Perdente)&quot;;IF([Calendario.$G31]&lt;[Calendario.$I31];[Calendario.$B31];[Calendario.$C3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4]=&quot;&quot;;&quot;(Squadra A)&quot;;[Calendario.$B34])" office:value-type="string" office:string-value="Delfini" calcext:value-type="string">
            <text:p>Delfini</text:p>
          </table:table-cell>
          <table:table-cell table:formula="of:=IF([Calendario.$G34]+[Calendario.$I34]=0;;IF([Calendario.$G34]&gt;[Calendario.$I34];1;0))" office:value-type="float" office:value="1" calcext:value-type="float">
            <text:p>1</text:p>
          </table:table-cell>
          <table:table-cell table:style-name="ce142" table:formula="of:=IF([Calendario.$G34]+[Calendario.$I34]=0;;IF([Calendario.$G34]&lt;[Calendario.$I34];IF([Calendario.$G34]&amp;&quot;-&quot;&amp;[Calendario.$I34]=&quot;0-2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G34]&lt;[Calendario.$I34];IF([Calendario.$G34]&amp;&quot;-&quot;&amp;[Calendario.$I34]&lt;&gt;&quot;0-20&quot;;1;0);0)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style-name="ce134" table:formula="of:=IF([Calendario.$G34]+[Calendario.$I34]=0;;[Calendario.$G34]-[Calendario.$I34])" office:value-type="float" office:value="15" calcext:value-type="float">
            <text:p>+15</text:p>
          </table:table-cell>
          <table:table-cell table:formula="of:=IF([Calendario.$C34]=&quot;&quot;;&quot;(Squadra B)&quot;;[Calendario.$C34])" office:value-type="string" office:string-value="Elefanti" calcext:value-type="string">
            <text:p>Elefanti</text:p>
          </table:table-cell>
          <table:table-cell table:formula="of:=IF([Calendario.$G34]+[Calendario.$I34]=0;;IF([Calendario.$I34]&gt;[Calendario.$G34];1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=&quot;20-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&lt;&gt;&quot;20-0&quot;;1;0);0))" office:value-type="float" office:value="1" calcext:value-type="float">
            <text:p>1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style-name="ce134" table:formula="of:=IF([Calendario.$G34]+[Calendario.$I34]=0;;[Calendario.$I34]-[Calendario.$G34])" office:value-type="float" office:value="-15" calcext:value-type="float">
            <text:p>-15</text:p>
          </table:table-cell>
          <table:table-cell table:style-name="ce142" table:formula="of:=IF([Calendario.$G34]+[Calendario.$I34]=0;&quot;(Vincente)&quot;;IF([Calendario.$G34]&gt;[Calendario.$I34];[Calendario.$B34];[Calendario.$C34]))" office:value-type="string" office:string-value="Delfini" calcext:value-type="string">
            <text:p>Delfini</text:p>
          </table:table-cell>
          <table:table-cell table:style-name="ce142" table:formula="of:=IF([Calendario.$G34]+[Calendario.$I34]=0;&quot;(Perdente)&quot;;IF([Calendario.$G34]&lt;[Calendario.$I34];[Calendario.$B34];[Calendario.$C34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7]=&quot;&quot;;&quot;(Squadra A)&quot;;[Calendario.$B37])" office:value-type="string" office:string-value="Cinghiali" calcext:value-type="string">
            <text:p>Cinghiali</text:p>
          </table:table-cell>
          <table:table-cell table:formula="of:=IF([Calendario.$G37]+[Calendario.$I37]=0;;IF([Calendario.$G37]&gt;[Calendario.$I37];1;0))" office:value-type="float" office:value="1" calcext:value-type="float">
            <text:p>1</text:p>
          </table:table-cell>
          <table:table-cell table:style-name="ce142" table:formula="of:=IF([Calendario.$G37]+[Calendario.$I37]=0;;IF([Calendario.$G37]&lt;[Calendario.$I37];IF([Calendario.$G37]&amp;&quot;-&quot;&amp;[Calendario.$I37]=&quot;0-2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G37]&lt;[Calendario.$I37];IF([Calendario.$G37]&amp;&quot;-&quot;&amp;[Calendario.$I37]&lt;&gt;&quot;0-20&quot;;1;0);0)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style-name="ce134" table:formula="of:=IF([Calendario.$G37]+[Calendario.$I37]=0;;[Calendario.$G37]-[Calendario.$I37])" office:value-type="float" office:value="2" calcext:value-type="float">
            <text:p>+2</text:p>
          </table:table-cell>
          <table:table-cell table:formula="of:=IF([Calendario.$C37]=&quot;&quot;;&quot;(Squadra B)&quot;;[Calendario.$C37])" office:value-type="string" office:string-value="Gazzelle" calcext:value-type="string">
            <text:p>Gazzelle</text:p>
          </table:table-cell>
          <table:table-cell table:formula="of:=IF([Calendario.$G37]+[Calendario.$I37]=0;;IF([Calendario.$I37]&gt;[Calendario.$G37];1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=&quot;20-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&lt;&gt;&quot;20-0&quot;;1;0);0))" office:value-type="float" office:value="1" calcext:value-type="float">
            <text:p>1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style-name="ce134" table:formula="of:=IF([Calendario.$G37]+[Calendario.$I37]=0;;[Calendario.$I37]-[Calendario.$G37])" office:value-type="float" office:value="-2" calcext:value-type="float">
            <text:p>-2</text:p>
          </table:table-cell>
          <table:table-cell table:style-name="ce142" table:formula="of:=IF([Calendario.$G37]+[Calendario.$I37]=0;&quot;(Vincente)&quot;;IF([Calendario.$G37]&gt;[Calendario.$I37];[Calendario.$B37];[Calendario.$C37]))" office:value-type="string" office:string-value="Cinghiali" calcext:value-type="string">
            <text:p>Cinghiali</text:p>
          </table:table-cell>
          <table:table-cell table:style-name="ce142" table:formula="of:=IF([Calendario.$G37]+[Calendario.$I37]=0;&quot;(Perdente)&quot;;IF([Calendario.$G37]&lt;[Calendario.$I37];[Calendario.$B37];[Calendario.$C37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42]=&quot;&quot;;&quot;(Squadra A)&quot;;[Calendario.$B42])" office:value-type="string" office:string-value="Albatros" calcext:value-type="string">
            <text:p>Albatros</text:p>
          </table:table-cell>
          <table:table-cell table:formula="of:=IF([Calendario.$G42]+[Calendario.$I42]=0;;IF([Calendario.$G42]&gt;[Calendario.$I42];1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=&quot;0-2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&lt;&gt;&quot;0-20&quot;;1;0);0))" office:value-type="float" office:value="1" calcext:value-type="float">
            <text:p>1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style-name="ce134" table:formula="of:=IF([Calendario.$G42]+[Calendario.$I42]=0;;[Calendario.$G42]-[Calendario.$I42])" office:value-type="float" office:value="-7" calcext:value-type="float">
            <text:p>-7</text:p>
          </table:table-cell>
          <table:table-cell table:formula="of:=IF([Calendario.$C42]=&quot;&quot;;&quot;(Squadra B)&quot;;[Calendario.$C42])" office:value-type="string" office:string-value="Delfini" calcext:value-type="string">
            <text:p>Delfini</text:p>
          </table:table-cell>
          <table:table-cell table:formula="of:=IF([Calendario.$G42]+[Calendario.$I42]=0;;IF([Calendario.$I42]&gt;[Calendario.$G42];1;0))" office:value-type="float" office:value="1" calcext:value-type="float">
            <text:p>1</text:p>
          </table:table-cell>
          <table:table-cell table:style-name="ce142" table:formula="of:=IF([Calendario.$G42]+[Calendario.$I42]=0;;IF([Calendario.$I42]&lt;[Calendario.$G42];IF([Calendario.$G42]&amp;&quot;-&quot;&amp;[Calendario.$I42]=&quot;20-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I42]&lt;[Calendario.$G42];IF([Calendario.$G42]&amp;&quot;-&quot;&amp;[Calendario.$I42]&lt;&gt;&quot;20-0&quot;;1;0);0)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style-name="ce134" table:formula="of:=IF([Calendario.$G42]+[Calendario.$I42]=0;;[Calendario.$I42]-[Calendario.$G42])" office:value-type="float" office:value="7" calcext:value-type="float">
            <text:p>+7</text:p>
          </table:table-cell>
          <table:table-cell table:style-name="ce142" table:formula="of:=IF([Calendario.$G42]+[Calendario.$I42]=0;&quot;(Vincente)&quot;;IF([Calendario.$G42]&gt;[Calendario.$I42];[Calendario.$B42];[Calendario.$C42]))" office:value-type="string" office:string-value="Delfini" calcext:value-type="string">
            <text:p>Delfini</text:p>
          </table:table-cell>
          <table:table-cell table:style-name="ce142" table:formula="of:=IF([Calendario.$G42]+[Calendario.$I42]=0;&quot;(Perdente)&quot;;IF([Calendario.$G42]&lt;[Calendario.$I42];[Calendario.$B42];[Calendario.$C4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5]=&quot;&quot;;&quot;(Squadra A)&quot;;[Calendario.$B45])" office:value-type="string" office:string-value="Barracuda" calcext:value-type="string">
            <text:p>Barracuda</text:p>
          </table:table-cell>
          <table:table-cell table:formula="of:=IF([Calendario.$G45]+[Calendario.$I45]=0;;IF([Calendario.$G45]&gt;[Calendario.$I45];1;0))" office:value-type="float" office:value="1" calcext:value-type="float">
            <text:p>1</text:p>
          </table:table-cell>
          <table:table-cell table:style-name="ce142" table:formula="of:=IF([Calendario.$G45]+[Calendario.$I45]=0;;IF([Calendario.$G45]&lt;[Calendario.$I45];IF([Calendario.$G45]&amp;&quot;-&quot;&amp;[Calendario.$I45]=&quot;0-2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G45]&lt;[Calendario.$I45];IF([Calendario.$G45]&amp;&quot;-&quot;&amp;[Calendario.$I45]&lt;&gt;&quot;0-20&quot;;1;0);0)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style-name="ce134" table:formula="of:=IF([Calendario.$G45]+[Calendario.$I45]=0;;[Calendario.$G45]-[Calendario.$I45])" office:value-type="float" office:value="18" calcext:value-type="float">
            <text:p>+18</text:p>
          </table:table-cell>
          <table:table-cell table:formula="of:=IF([Calendario.$C45]=&quot;&quot;;&quot;(Squadra B)&quot;;[Calendario.$C45])" office:value-type="string" office:string-value="Fenicotteri" calcext:value-type="string">
            <text:p>Fenicotteri</text:p>
          </table:table-cell>
          <table:table-cell table:formula="of:=IF([Calendario.$G45]+[Calendario.$I45]=0;;IF([Calendario.$I45]&gt;[Calendario.$G45];1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=&quot;20-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&lt;&gt;&quot;20-0&quot;;1;0);0))" office:value-type="float" office:value="1" calcext:value-type="float">
            <text:p>1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style-name="ce134" table:formula="of:=IF([Calendario.$G45]+[Calendario.$I45]=0;;[Calendario.$I45]-[Calendario.$G45])" office:value-type="float" office:value="-18" calcext:value-type="float">
            <text:p>-18</text:p>
          </table:table-cell>
          <table:table-cell table:style-name="ce142" table:formula="of:=IF([Calendario.$G45]+[Calendario.$I45]=0;&quot;(Vincente)&quot;;IF([Calendario.$G45]&gt;[Calendario.$I45];[Calendario.$B45];[Calendario.$C45]))" office:value-type="string" office:string-value="Barracuda" calcext:value-type="string">
            <text:p>Barracuda</text:p>
          </table:table-cell>
          <table:table-cell table:style-name="ce142" table:formula="of:=IF([Calendario.$G45]+[Calendario.$I45]=0;&quot;(Perdente)&quot;;IF([Calendario.$G45]&lt;[Calendario.$I45];[Calendario.$B45];[Calendario.$C45]))" office:value-type="string" office:string-value="Fenicotteri" calcext:value-type="string">
            <text:p>Fenicotter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8]=&quot;&quot;;&quot;(Squadra A)&quot;;[Calendario.$B48])" office:value-type="string" office:string-value="Gazzelle" calcext:value-type="string">
            <text:p>Gazzelle</text:p>
          </table:table-cell>
          <table:table-cell table:formula="of:=IF([Calendario.$G48]+[Calendario.$I48]=0;;IF([Calendario.$G48]&gt;[Calendario.$I48];1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=&quot;0-2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&lt;&gt;&quot;0-20&quot;;1;0);0))" office:value-type="float" office:value="1" calcext:value-type="float">
            <text:p>1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style-name="ce134" table:formula="of:=IF([Calendario.$G48]+[Calendario.$I48]=0;;[Calendario.$G48]-[Calendario.$I48])" office:value-type="float" office:value="-36" calcext:value-type="float">
            <text:p>-36</text:p>
          </table:table-cell>
          <table:table-cell table:formula="of:=IF([Calendario.$C48]=&quot;&quot;;&quot;(Squadra B)&quot;;[Calendario.$C48])" office:value-type="string" office:string-value="Elefanti" calcext:value-type="string">
            <text:p>Elefanti</text:p>
          </table:table-cell>
          <table:table-cell table:formula="of:=IF([Calendario.$G48]+[Calendario.$I48]=0;;IF([Calendario.$I48]&gt;[Calendario.$G48];1;0))" office:value-type="float" office:value="1" calcext:value-type="float">
            <text:p>1</text:p>
          </table:table-cell>
          <table:table-cell table:style-name="ce142" table:formula="of:=IF([Calendario.$G48]+[Calendario.$I48]=0;;IF([Calendario.$I48]&lt;[Calendario.$G48];IF([Calendario.$G48]&amp;&quot;-&quot;&amp;[Calendario.$I48]=&quot;20-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I48]&lt;[Calendario.$G48];IF([Calendario.$G48]&amp;&quot;-&quot;&amp;[Calendario.$I48]&lt;&gt;&quot;20-0&quot;;1;0);0)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style-name="ce134" table:formula="of:=IF([Calendario.$G48]+[Calendario.$I48]=0;;[Calendario.$I48]-[Calendario.$G48])" office:value-type="float" office:value="36" calcext:value-type="float">
            <text:p>+36</text:p>
          </table:table-cell>
          <table:table-cell table:style-name="ce142" table:formula="of:=IF([Calendario.$G48]+[Calendario.$I48]=0;&quot;(Vincente)&quot;;IF([Calendario.$G48]&gt;[Calendario.$I48];[Calendario.$B48];[Calendario.$C48]))" office:value-type="string" office:string-value="Elefanti" calcext:value-type="string">
            <text:p>Elefanti</text:p>
          </table:table-cell>
          <table:table-cell table:style-name="ce142" table:formula="of:=IF([Calendario.$G48]+[Calendario.$I48]=0;&quot;(Perdente)&quot;;IF([Calendario.$G48]&lt;[Calendario.$I48];[Calendario.$B48];[Calendario.$C48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53]=&quot;&quot;;&quot;(Squadra A)&quot;;[Calendario.$B53])" office:value-type="string" office:string-value="Barracuda" calcext:value-type="string">
            <text:p>Barracuda</text:p>
          </table:table-cell>
          <table:table-cell table:formula="of:=IF([Calendario.$G53]+[Calendario.$I53]=0;;IF([Calendario.$G53]&gt;[Calendario.$I53];1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=&quot;0-2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&lt;&gt;&quot;0-20&quot;;1;0);0))" office:value-type="float" office:value="1" calcext:value-type="float">
            <text:p>1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style-name="ce134" table:formula="of:=IF([Calendario.$G53]+[Calendario.$I53]=0;;[Calendario.$G53]-[Calendario.$I53])" office:value-type="float" office:value="-1" calcext:value-type="float">
            <text:p>-1</text:p>
          </table:table-cell>
          <table:table-cell table:formula="of:=IF([Calendario.$C53]=&quot;&quot;;&quot;(Squadra B)&quot;;[Calendario.$C53])" office:value-type="string" office:string-value="Delfini" calcext:value-type="string">
            <text:p>Delfini</text:p>
          </table:table-cell>
          <table:table-cell table:formula="of:=IF([Calendario.$G53]+[Calendario.$I53]=0;;IF([Calendario.$I53]&gt;[Calendario.$G53];1;0))" office:value-type="float" office:value="1" calcext:value-type="float">
            <text:p>1</text:p>
          </table:table-cell>
          <table:table-cell table:style-name="ce142" table:formula="of:=IF([Calendario.$G53]+[Calendario.$I53]=0;;IF([Calendario.$I53]&lt;[Calendario.$G53];IF([Calendario.$G53]&amp;&quot;-&quot;&amp;[Calendario.$I53]=&quot;20-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I53]&lt;[Calendario.$G53];IF([Calendario.$G53]&amp;&quot;-&quot;&amp;[Calendario.$I53]&lt;&gt;&quot;20-0&quot;;1;0);0)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style-name="ce134" table:formula="of:=IF([Calendario.$G53]+[Calendario.$I53]=0;;[Calendario.$I53]-[Calendario.$G53])" office:value-type="float" office:value="1" calcext:value-type="float">
            <text:p>+1</text:p>
          </table:table-cell>
          <table:table-cell table:style-name="ce142" table:formula="of:=IF([Calendario.$G53]+[Calendario.$I53]=0;&quot;(Vincente)&quot;;IF([Calendario.$G53]&gt;[Calendario.$I53];[Calendario.$B53];[Calendario.$C53]))" office:value-type="string" office:string-value="Delfini" calcext:value-type="string">
            <text:p>Delfini</text:p>
          </table:table-cell>
          <table:table-cell table:style-name="ce142" table:formula="of:=IF([Calendario.$G53]+[Calendario.$I53]=0;&quot;(Perdente)&quot;;IF([Calendario.$G53]&lt;[Calendario.$I53];[Calendario.$B53];[Calendario.$C53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6]=&quot;&quot;;&quot;(Squadra A)&quot;;[Calendario.$B56])" office:value-type="string" office:string-value="Cinghiali" calcext:value-type="string">
            <text:p>Cinghiali</text:p>
          </table:table-cell>
          <table:table-cell table:formula="of:=IF([Calendario.$G56]+[Calendario.$I56]=0;;IF([Calendario.$G56]&gt;[Calendario.$I56];1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=&quot;0-2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&lt;&gt;&quot;0-20&quot;;1;0);0))" office:value-type="float" office:value="1" calcext:value-type="float">
            <text:p>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style-name="ce134" table:formula="of:=IF([Calendario.$G56]+[Calendario.$I56]=0;;[Calendario.$G56]-[Calendario.$I56])" office:value-type="float" office:value="-37" calcext:value-type="float">
            <text:p>-37</text:p>
          </table:table-cell>
          <table:table-cell table:formula="of:=IF([Calendario.$C56]=&quot;&quot;;&quot;(Squadra B)&quot;;[Calendario.$C56])" office:value-type="string" office:string-value="Elefanti" calcext:value-type="string">
            <text:p>Elefanti</text:p>
          </table:table-cell>
          <table:table-cell table:formula="of:=IF([Calendario.$G56]+[Calendario.$I56]=0;;IF([Calendario.$I56]&gt;[Calendario.$G56];1;0))" office:value-type="float" office:value="1" calcext:value-type="float">
            <text:p>1</text:p>
          </table:table-cell>
          <table:table-cell table:style-name="ce142" table:formula="of:=IF([Calendario.$G56]+[Calendario.$I56]=0;;IF([Calendario.$I56]&lt;[Calendario.$G56];IF([Calendario.$G56]&amp;&quot;-&quot;&amp;[Calendario.$I56]=&quot;20-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I56]&lt;[Calendario.$G56];IF([Calendario.$G56]&amp;&quot;-&quot;&amp;[Calendario.$I56]&lt;&gt;&quot;20-0&quot;;1;0);0)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style-name="ce134" table:formula="of:=IF([Calendario.$G56]+[Calendario.$I56]=0;;[Calendario.$I56]-[Calendario.$G56])" office:value-type="float" office:value="37" calcext:value-type="float">
            <text:p>+37</text:p>
          </table:table-cell>
          <table:table-cell table:style-name="ce142" table:formula="of:=IF([Calendario.$G56]+[Calendario.$I56]=0;&quot;(Vincente)&quot;;IF([Calendario.$G56]&gt;[Calendario.$I56];[Calendario.$B56];[Calendario.$C56]))" office:value-type="string" office:string-value="Elefanti" calcext:value-type="string">
            <text:p>Elefanti</text:p>
          </table:table-cell>
          <table:table-cell table:style-name="ce142" table:formula="of:=IF([Calendario.$G56]+[Calendario.$I56]=0;&quot;(Perdente)&quot;;IF([Calendario.$G56]&lt;[Calendario.$I56];[Calendario.$B56];[Calendario.$C56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9]=&quot;&quot;;&quot;(Squadra A)&quot;;[Calendario.$B59])" office:value-type="string" office:string-value="Fenicotteri" calcext:value-type="string">
            <text:p>Fenicotteri</text:p>
          </table:table-cell>
          <table:table-cell table:formula="of:=IF([Calendario.$G59]+[Calendario.$I59]=0;;IF([Calendario.$G59]&gt;[Calendario.$I59];1;0))" office:value-type="float" office:value="1" calcext:value-type="float">
            <text:p>1</text:p>
          </table:table-cell>
          <table:table-cell table:style-name="ce142" table:formula="of:=IF([Calendario.$G59]+[Calendario.$I59]=0;;IF([Calendario.$G59]&lt;[Calendario.$I59];IF([Calendario.$G59]&amp;&quot;-&quot;&amp;[Calendario.$I59]=&quot;0-2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G59]&lt;[Calendario.$I59];IF([Calendario.$G59]&amp;&quot;-&quot;&amp;[Calendario.$I59]&lt;&gt;&quot;0-20&quot;;1;0);0)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style-name="ce134" table:formula="of:=IF([Calendario.$G59]+[Calendario.$I59]=0;;[Calendario.$G59]-[Calendario.$I59])" office:value-type="float" office:value="14" calcext:value-type="float">
            <text:p>+14</text:p>
          </table:table-cell>
          <table:table-cell table:formula="of:=IF([Calendario.$C59]=&quot;&quot;;&quot;(Squadra B)&quot;;[Calendario.$C59])" office:value-type="string" office:string-value="Gazzelle" calcext:value-type="string">
            <text:p>Gazzelle</text:p>
          </table:table-cell>
          <table:table-cell table:formula="of:=IF([Calendario.$G59]+[Calendario.$I59]=0;;IF([Calendario.$I59]&gt;[Calendario.$G59];1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=&quot;20-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&lt;&gt;&quot;20-0&quot;;1;0);0))" office:value-type="float" office:value="1" calcext:value-type="float">
            <text:p>1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style-name="ce134" table:formula="of:=IF([Calendario.$G59]+[Calendario.$I59]=0;;[Calendario.$I59]-[Calendario.$G59])" office:value-type="float" office:value="-14" calcext:value-type="float">
            <text:p>-14</text:p>
          </table:table-cell>
          <table:table-cell table:style-name="ce142" table:formula="of:=IF([Calendario.$G59]+[Calendario.$I59]=0;&quot;(Vincente)&quot;;IF([Calendario.$G59]&gt;[Calendario.$I59];[Calendario.$B59];[Calendario.$C59]))" office:value-type="string" office:string-value="Fenicotteri" calcext:value-type="string">
            <text:p>Fenicotteri</text:p>
          </table:table-cell>
          <table:table-cell table:style-name="ce142" table:formula="of:=IF([Calendario.$G59]+[Calendario.$I59]=0;&quot;(Perdente)&quot;;IF([Calendario.$G59]&lt;[Calendario.$I59];[Calendario.$B59];[Calendario.$C59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64]=&quot;&quot;;&quot;(Squadra A)&quot;;[Calendario.$B64])" office:value-type="string" office:string-value="Albatros" calcext:value-type="string">
            <text:p>Albatros</text:p>
          </table:table-cell>
          <table:table-cell table:formula="of:=IF([Calendario.$G64]+[Calendario.$I64]=0;;IF([Calendario.$G64]&gt;[Calendario.$I64];1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=&quot;0-2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&lt;&gt;&quot;0-20&quot;;1;0);0))" office:value-type="float" office:value="1" calcext:value-type="float">
            <text:p>1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style-name="ce134" table:formula="of:=IF([Calendario.$G64]+[Calendario.$I64]=0;;[Calendario.$G64]-[Calendario.$I64])" office:value-type="float" office:value="-48" calcext:value-type="float">
            <text:p>-48</text:p>
          </table:table-cell>
          <table:table-cell table:formula="of:=IF([Calendario.$C64]=&quot;&quot;;&quot;(Squadra B)&quot;;[Calendario.$C64])" office:value-type="string" office:string-value="Elefanti" calcext:value-type="string">
            <text:p>Elefanti</text:p>
          </table:table-cell>
          <table:table-cell table:formula="of:=IF([Calendario.$G64]+[Calendario.$I64]=0;;IF([Calendario.$I64]&gt;[Calendario.$G64];1;0))" office:value-type="float" office:value="1" calcext:value-type="float">
            <text:p>1</text:p>
          </table:table-cell>
          <table:table-cell table:style-name="ce142" table:formula="of:=IF([Calendario.$G64]+[Calendario.$I64]=0;;IF([Calendario.$I64]&lt;[Calendario.$G64];IF([Calendario.$G64]&amp;&quot;-&quot;&amp;[Calendario.$I64]=&quot;20-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I64]&lt;[Calendario.$G64];IF([Calendario.$G64]&amp;&quot;-&quot;&amp;[Calendario.$I64]&lt;&gt;&quot;20-0&quot;;1;0);0)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style-name="ce134" table:formula="of:=IF([Calendario.$G64]+[Calendario.$I64]=0;;[Calendario.$I64]-[Calendario.$G64])" office:value-type="float" office:value="48" calcext:value-type="float">
            <text:p>+48</text:p>
          </table:table-cell>
          <table:table-cell table:style-name="ce142" table:formula="of:=IF([Calendario.$G64]+[Calendario.$I64]=0;&quot;(Vincente)&quot;;IF([Calendario.$G64]&gt;[Calendario.$I64];[Calendario.$B64];[Calendario.$C64]))" office:value-type="string" office:string-value="Elefanti" calcext:value-type="string">
            <text:p>Elefanti</text:p>
          </table:table-cell>
          <table:table-cell table:style-name="ce142" table:formula="of:=IF([Calendario.$G64]+[Calendario.$I64]=0;&quot;(Perdente)&quot;;IF([Calendario.$G64]&lt;[Calendario.$I64];[Calendario.$B64];[Calendario.$C64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67]=&quot;&quot;;&quot;(Squadra A)&quot;;[Calendario.$B67])" office:value-type="string" office:string-value="Barracuda" calcext:value-type="string">
            <text:p>Barracuda</text:p>
          </table:table-cell>
          <table:table-cell table:formula="of:=IF([Calendario.$G67]+[Calendario.$I67]=0;;IF([Calendario.$G67]&gt;[Calendario.$I67];1;0))" office:value-type="float" office:value="1" calcext:value-type="float">
            <text:p>1</text:p>
          </table:table-cell>
          <table:table-cell table:style-name="ce142" table:formula="of:=IF([Calendario.$G67]+[Calendario.$I67]=0;;IF([Calendario.$G67]&lt;[Calendario.$I67];IF([Calendario.$G67]&amp;&quot;-&quot;&amp;[Calendario.$I67]=&quot;0-2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G67]&lt;[Calendario.$I67];IF([Calendario.$G67]&amp;&quot;-&quot;&amp;[Calendario.$I67]&lt;&gt;&quot;0-20&quot;;1;0);0)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style-name="ce134" table:formula="of:=IF([Calendario.$G67]+[Calendario.$I67]=0;;[Calendario.$G67]-[Calendario.$I67])" office:value-type="float" office:value="47" calcext:value-type="float">
            <text:p>+47</text:p>
          </table:table-cell>
          <table:table-cell table:formula="of:=IF([Calendario.$C67]=&quot;&quot;;&quot;(Squadra B)&quot;;[Calendario.$C67])" office:value-type="string" office:string-value="Cinghiali" calcext:value-type="string">
            <text:p>Cinghiali</text:p>
          </table:table-cell>
          <table:table-cell table:formula="of:=IF([Calendario.$G67]+[Calendario.$I67]=0;;IF([Calendario.$I67]&gt;[Calendario.$G67];1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=&quot;20-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&lt;&gt;&quot;20-0&quot;;1;0);0))" office:value-type="float" office:value="1" calcext:value-type="float">
            <text:p>1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style-name="ce134" table:formula="of:=IF([Calendario.$G67]+[Calendario.$I67]=0;;[Calendario.$I67]-[Calendario.$G67])" office:value-type="float" office:value="-47" calcext:value-type="float">
            <text:p>-47</text:p>
          </table:table-cell>
          <table:table-cell table:style-name="ce142" table:formula="of:=IF([Calendario.$G67]+[Calendario.$I67]=0;&quot;(Vincente)&quot;;IF([Calendario.$G67]&gt;[Calendario.$I67];[Calendario.$B67];[Calendario.$C67]))" office:value-type="string" office:string-value="Barracuda" calcext:value-type="string">
            <text:p>Barracuda</text:p>
          </table:table-cell>
          <table:table-cell table:style-name="ce142" table:formula="of:=IF([Calendario.$G67]+[Calendario.$I67]=0;&quot;(Perdente)&quot;;IF([Calendario.$G67]&lt;[Calendario.$I67];[Calendario.$B67];[Calendario.$C67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0]=&quot;&quot;;&quot;(Squadra A)&quot;;[Calendario.$B70])" office:value-type="string" office:string-value="Delfini" calcext:value-type="string">
            <text:p>Delfini</text:p>
          </table:table-cell>
          <table:table-cell table:formula="of:=IF([Calendario.$G70]+[Calendario.$I70]=0;;IF([Calendario.$G70]&gt;[Calendario.$I70];1;0))" office:value-type="float" office:value="1" calcext:value-type="float">
            <text:p>1</text:p>
          </table:table-cell>
          <table:table-cell table:style-name="ce142" table:formula="of:=IF([Calendario.$G70]+[Calendario.$I70]=0;;IF([Calendario.$G70]&lt;[Calendario.$I70];IF([Calendario.$G70]&amp;&quot;-&quot;&amp;[Calendario.$I70]=&quot;0-2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G70]&lt;[Calendario.$I70];IF([Calendario.$G70]&amp;&quot;-&quot;&amp;[Calendario.$I70]&lt;&gt;&quot;0-20&quot;;1;0);0)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style-name="ce134" table:formula="of:=IF([Calendario.$G70]+[Calendario.$I70]=0;;[Calendario.$G70]-[Calendario.$I70])" office:value-type="float" office:value="13" calcext:value-type="float">
            <text:p>+13</text:p>
          </table:table-cell>
          <table:table-cell table:formula="of:=IF([Calendario.$C70]=&quot;&quot;;&quot;(Squadra B)&quot;;[Calendario.$C70])" office:value-type="string" office:string-value="Gazzelle" calcext:value-type="string">
            <text:p>Gazzelle</text:p>
          </table:table-cell>
          <table:table-cell table:formula="of:=IF([Calendario.$G70]+[Calendario.$I70]=0;;IF([Calendario.$I70]&gt;[Calendario.$G70];1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=&quot;20-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&lt;&gt;&quot;20-0&quot;;1;0);0))" office:value-type="float" office:value="1" calcext:value-type="float">
            <text:p>1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style-name="ce134" table:formula="of:=IF([Calendario.$G70]+[Calendario.$I70]=0;;[Calendario.$I70]-[Calendario.$G70])" office:value-type="float" office:value="-13" calcext:value-type="float">
            <text:p>-13</text:p>
          </table:table-cell>
          <table:table-cell table:style-name="ce142" table:formula="of:=IF([Calendario.$G70]+[Calendario.$I70]=0;&quot;(Vincente)&quot;;IF([Calendario.$G70]&gt;[Calendario.$I70];[Calendario.$B70];[Calendario.$C70]))" office:value-type="string" office:string-value="Delfini" calcext:value-type="string">
            <text:p>Delfini</text:p>
          </table:table-cell>
          <table:table-cell table:style-name="ce142" table:formula="of:=IF([Calendario.$G70]+[Calendario.$I70]=0;&quot;(Perdente)&quot;;IF([Calendario.$G70]&lt;[Calendario.$I70];[Calendario.$B70];[Calendario.$C70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75]=&quot;&quot;;&quot;(Squadra A)&quot;;[Calendario.$B75])" office:value-type="string" office:string-value="Delfini" calcext:value-type="string">
            <text:p>Delfini</text:p>
          </table:table-cell>
          <table:table-cell table:formula="of:=IF([Calendario.$G75]+[Calendario.$I75]=0;;IF([Calendario.$G75]&gt;[Calendario.$I75];1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=&quot;0-2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&lt;&gt;&quot;0-20&quot;;1;0);0))" office:value-type="float" office:value="1" calcext:value-type="float">
            <text:p>1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style-name="ce134" table:formula="of:=IF([Calendario.$G75]+[Calendario.$I75]=0;;[Calendario.$G75]-[Calendario.$I75])" office:value-type="float" office:value="-4" calcext:value-type="float">
            <text:p>-4</text:p>
          </table:table-cell>
          <table:table-cell table:formula="of:=IF([Calendario.$C75]=&quot;&quot;;&quot;(Squadra B)&quot;;[Calendario.$C75])" office:value-type="string" office:string-value="Fenicotteri" calcext:value-type="string">
            <text:p>Fenicotteri</text:p>
          </table:table-cell>
          <table:table-cell table:formula="of:=IF([Calendario.$G75]+[Calendario.$I75]=0;;IF([Calendario.$I75]&gt;[Calendario.$G75];1;0))" office:value-type="float" office:value="1" calcext:value-type="float">
            <text:p>1</text:p>
          </table:table-cell>
          <table:table-cell table:style-name="ce142" table:formula="of:=IF([Calendario.$G75]+[Calendario.$I75]=0;;IF([Calendario.$I75]&lt;[Calendario.$G75];IF([Calendario.$G75]&amp;&quot;-&quot;&amp;[Calendario.$I75]=&quot;20-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I75]&lt;[Calendario.$G75];IF([Calendario.$G75]&amp;&quot;-&quot;&amp;[Calendario.$I75]&lt;&gt;&quot;20-0&quot;;1;0);0)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style-name="ce134" table:formula="of:=IF([Calendario.$G75]+[Calendario.$I75]=0;;[Calendario.$I75]-[Calendario.$G75])" office:value-type="float" office:value="4" calcext:value-type="float">
            <text:p>+4</text:p>
          </table:table-cell>
          <table:table-cell table:style-name="ce142" table:formula="of:=IF([Calendario.$G75]+[Calendario.$I75]=0;&quot;(Vincente)&quot;;IF([Calendario.$G75]&gt;[Calendario.$I75];[Calendario.$B75];[Calendario.$C75]))" office:value-type="string" office:string-value="Fenicotteri" calcext:value-type="string">
            <text:p>Fenicotteri</text:p>
          </table:table-cell>
          <table:table-cell table:style-name="ce142" table:formula="of:=IF([Calendario.$G75]+[Calendario.$I75]=0;&quot;(Perdente)&quot;;IF([Calendario.$G75]&lt;[Calendario.$I75];[Calendario.$B75];[Calendario.$C75]))" office:value-type="string" office:string-value="Delfini" calcext:value-type="string">
            <text:p>Delfin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8]=&quot;&quot;;&quot;(Squadra A)&quot;;[Calendario.$B78])" office:value-type="string" office:string-value="Barracuda" calcext:value-type="string">
            <text:p>Barracuda</text:p>
          </table:table-cell>
          <table:table-cell table:formula="of:=IF([Calendario.$G78]+[Calendario.$I78]=0;;IF([Calendario.$G78]&gt;[Calendario.$I78];1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=&quot;0-2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&lt;&gt;&quot;0-20&quot;;1;0);0))" office:value-type="float" office:value="1" calcext:value-type="float">
            <text:p>1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style-name="ce134" table:formula="of:=IF([Calendario.$G78]+[Calendario.$I78]=0;;[Calendario.$G78]-[Calendario.$I78])" office:value-type="float" office:value="-2" calcext:value-type="float">
            <text:p>-2</text:p>
          </table:table-cell>
          <table:table-cell table:formula="of:=IF([Calendario.$C78]=&quot;&quot;;&quot;(Squadra B)&quot;;[Calendario.$C78])" office:value-type="string" office:string-value="Gazzelle" calcext:value-type="string">
            <text:p>Gazzelle</text:p>
          </table:table-cell>
          <table:table-cell table:formula="of:=IF([Calendario.$G78]+[Calendario.$I78]=0;;IF([Calendario.$I78]&gt;[Calendario.$G78];1;0))" office:value-type="float" office:value="1" calcext:value-type="float">
            <text:p>1</text:p>
          </table:table-cell>
          <table:table-cell table:style-name="ce142" table:formula="of:=IF([Calendario.$G78]+[Calendario.$I78]=0;;IF([Calendario.$I78]&lt;[Calendario.$G78];IF([Calendario.$G78]&amp;&quot;-&quot;&amp;[Calendario.$I78]=&quot;20-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I78]&lt;[Calendario.$G78];IF([Calendario.$G78]&amp;&quot;-&quot;&amp;[Calendario.$I78]&lt;&gt;&quot;20-0&quot;;1;0);0)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style-name="ce134" table:formula="of:=IF([Calendario.$G78]+[Calendario.$I78]=0;;[Calendario.$I78]-[Calendario.$G78])" office:value-type="float" office:value="2" calcext:value-type="float">
            <text:p>+2</text:p>
          </table:table-cell>
          <table:table-cell table:style-name="ce142" table:formula="of:=IF([Calendario.$G78]+[Calendario.$I78]=0;&quot;(Vincente)&quot;;IF([Calendario.$G78]&gt;[Calendario.$I78];[Calendario.$B78];[Calendario.$C78]))" office:value-type="string" office:string-value="Gazzelle" calcext:value-type="string">
            <text:p>Gazzelle</text:p>
          </table:table-cell>
          <table:table-cell table:style-name="ce142" table:formula="of:=IF([Calendario.$G78]+[Calendario.$I78]=0;&quot;(Perdente)&quot;;IF([Calendario.$G78]&lt;[Calendario.$I78];[Calendario.$B78];[Calendario.$C78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81]=&quot;&quot;;&quot;(Squadra A)&quot;;[Calendario.$B81])" office:value-type="string" office:string-value="Albatros" calcext:value-type="string">
            <text:p>Albatros</text:p>
          </table:table-cell>
          <table:table-cell table:formula="of:=IF([Calendario.$G81]+[Calendario.$I81]=0;;IF([Calendario.$G81]&gt;[Calendario.$I81];1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=&quot;0-2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&lt;&gt;&quot;0-20&quot;;1;0);0))" office:value-type="float" office:value="1" calcext:value-type="float">
            <text:p>1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style-name="ce134" table:formula="of:=IF([Calendario.$G81]+[Calendario.$I81]=0;;[Calendario.$G81]-[Calendario.$I81])" office:value-type="float" office:value="-34" calcext:value-type="float">
            <text:p>-34</text:p>
          </table:table-cell>
          <table:table-cell table:formula="of:=IF([Calendario.$C81]=&quot;&quot;;&quot;(Squadra B)&quot;;[Calendario.$C81])" office:value-type="string" office:string-value="Cinghiali" calcext:value-type="string">
            <text:p>Cinghiali</text:p>
          </table:table-cell>
          <table:table-cell table:formula="of:=IF([Calendario.$G81]+[Calendario.$I81]=0;;IF([Calendario.$I81]&gt;[Calendario.$G81];1;0))" office:value-type="float" office:value="1" calcext:value-type="float">
            <text:p>1</text:p>
          </table:table-cell>
          <table:table-cell table:style-name="ce142" table:formula="of:=IF([Calendario.$G81]+[Calendario.$I81]=0;;IF([Calendario.$I81]&lt;[Calendario.$G81];IF([Calendario.$G81]&amp;&quot;-&quot;&amp;[Calendario.$I81]=&quot;20-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I81]&lt;[Calendario.$G81];IF([Calendario.$G81]&amp;&quot;-&quot;&amp;[Calendario.$I81]&lt;&gt;&quot;20-0&quot;;1;0);0)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style-name="ce134" table:formula="of:=IF([Calendario.$G81]+[Calendario.$I81]=0;;[Calendario.$I81]-[Calendario.$G81])" office:value-type="float" office:value="34" calcext:value-type="float">
            <text:p>+34</text:p>
          </table:table-cell>
          <table:table-cell table:style-name="ce142" table:formula="of:=IF([Calendario.$G81]+[Calendario.$I81]=0;&quot;(Vincente)&quot;;IF([Calendario.$G81]&gt;[Calendario.$I81];[Calendario.$B81];[Calendario.$C81]))" office:value-type="string" office:string-value="Cinghiali" calcext:value-type="string">
            <text:p>Cinghiali</text:p>
          </table:table-cell>
          <table:table-cell table:style-name="ce142" table:formula="of:=IF([Calendario.$G81]+[Calendario.$I81]=0;&quot;(Perdente)&quot;;IF([Calendario.$G81]&lt;[Calendario.$I81];[Calendario.$B81];[Calendario.$C8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ifica" table:style-name="ta2" table:protected="true">
        <loext:table-protection loext:select-protected-cells="true" loext:select-unprotected-cells="true"/>
        <office:forms form:automatic-focus="false" form:apply-design-mode="false"/>
        <table:table-column table:style-name="co25" table:default-cell-style-name="ce215"/>
        <table:table-column table:style-name="co6" table:default-cell-style-name="ce215"/>
        <table:table-column table:style-name="co26" table:default-cell-style-name="ce215"/>
        <table:table-column table:style-name="co27" table:number-columns-repeated="5" table:default-cell-style-name="ce215"/>
        <table:table-column table:style-name="co26" table:default-cell-style-name="ce215"/>
        <table:table-column table:style-name="co28" table:default-cell-style-name="ce224"/>
        <table:table-column table:style-name="co29" table:number-columns-repeated="2" table:default-cell-style-name="ce230"/>
        <table:table-column table:style-name="co30" table:default-cell-style-name="ce237"/>
        <table:table-column table:style-name="co3" table:number-columns-repeated="51" table:default-cell-style-name="ce114"/>
        <table:table-row table:style-name="ro4">
          <table:table-cell table:style-name="ce214" table:formula="of:=constNomeCampionato&amp;&quot;&quot;" office:value-type="string" office:string-value="Campionato 7 Squadre 7 Concentramenti più Finali" calcext:value-type="string" table:number-columns-spanned="13" table:number-rows-spanned="1">
            <text:p>Campionato 7 Squadre 7 Concentramenti più Finali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style-name="ce236"/>
          <table:covered-table-cell table:style-name="ce221"/>
          <table:table-cell table:number-columns-repeated="51"/>
        </table:table-row>
        <table:table-row table:style-name="ro4">
          <table:table-cell table:style-name="ce214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4">
          <table:table-cell table:style-name="ce214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16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22"/>
          <table:covered-table-cell table:style-name="ce225"/>
          <table:covered-table-cell table:number-columns-repeated="2" table:style-name="ce231"/>
          <table:covered-table-cell table:style-name="ce23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67" office:value-type="string" calcext:value-type="string" table:number-columns-spanned="1" table:number-rows-spanned="2">
            <text:p>P</text:p>
          </table:table-cell>
          <table:table-cell table:style-name="ce67" office:value-type="string" calcext:value-type="string" table:number-columns-spanned="1" table:number-rows-spanned="2">
            <text:p>Classifica</text:p>
          </table:table-cell>
          <table:table-cell table:style-name="ce67" office:value-type="string" calcext:value-type="string" table:number-columns-spanned="1" table:number-rows-spanned="2">
            <text:p>Pun</text:p>
          </table:table-cell>
          <table:table-cell table:style-name="ce67" office:value-type="string" calcext:value-type="string" table:number-columns-spanned="4" table:number-rows-spanned="1">
            <text:p>Partite</text:p>
          </table:table-cell>
          <table:covered-table-cell table:number-columns-repeated="3" table:style-name="ce68"/>
          <table:table-cell table:style-name="ce67" office:value-type="string" calcext:value-type="string" table:number-columns-spanned="3" table:number-rows-spanned="1">
            <text:p>Punti</text:p>
          </table:table-cell>
          <table:covered-table-cell table:style-name="ce68"/>
          <table:covered-table-cell table:style-name="ce78"/>
          <table:table-cell table:style-name="ce232" office:value-type="string" calcext:value-type="string" table:number-columns-spanned="3" table:number-rows-spanned="1">
            <text:p>Media</text:p>
          </table:table-cell>
          <table:covered-table-cell table:style-name="ce89"/>
          <table:covered-table-cell table:style-name="ce128"/>
          <table:table-cell table:number-columns-repeated="51"/>
        </table:table-row>
        <table:table-row table:style-name="ro1">
          <table:covered-table-cell table:number-columns-repeated="3" table:style-name="ce68"/>
          <table:table-cell table:style-name="ce68" office:value-type="string" calcext:value-type="string">
            <text:p>G</text:p>
          </table:table-cell>
          <table:table-cell table:style-name="ce68" office:value-type="string" calcext:value-type="string">
            <text:p>V</text:p>
          </table:table-cell>
          <table:table-cell table:style-name="ce68" office:value-type="string" calcext:value-type="string">
            <text:p>P</text:p>
          </table:table-cell>
          <table:table-cell table:style-name="ce68" office:value-type="string" calcext:value-type="string">
            <text:p>F</text:p>
          </table:table-cell>
          <table:table-cell table:style-name="ce68" office:value-type="string" calcext:value-type="string">
            <text:p>Fat</text:p>
          </table:table-cell>
          <table:table-cell table:style-name="ce68" office:value-type="string" calcext:value-type="string">
            <text:p>Sub</text:p>
          </table:table-cell>
          <table:table-cell table:style-name="ce78" office:value-type="string" calcext:value-type="string">
            <text:p>Dif</text:p>
          </table:table-cell>
          <table:table-cell table:style-name="ce89" office:value-type="string" calcext:value-type="string">
            <text:p>Fat</text:p>
          </table:table-cell>
          <table:table-cell table:style-name="ce89" office:value-type="string" calcext:value-type="string">
            <text:p>Sub</text:p>
          </table:table-cell>
          <table:table-cell table:style-name="ce128" office:value-type="string" calcext:value-type="string">
            <text:p>Dif</text:p>
          </table:table-cell>
          <table:table-cell table:number-columns-repeated="51"/>
        </table:table-row>
        <table:table-row table:style-name="ro1">
          <table:table-cell table:style-name="ce219" office:value-type="float" office:value="1" calcext:value-type="float">
            <text:p>1</text:p>
          </table:table-cell>
          <table:table-cell table:style-name="ce219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219" table:formula="of:=VLOOKUP([.A9];areaCercaDatiPerPosizioneSquadre;4;0)" office:value-type="float" office:value="16" calcext:value-type="float">
            <text:p>16</text:p>
          </table:table-cell>
          <table:table-cell table:style-name="ce219" table:formula="of:=VLOOKUP([.A9];areaCercaDatiPerPosizioneSquadre;5;0)" office:value-type="float" office:value="6" calcext:value-type="float">
            <text:p>6</text:p>
          </table:table-cell>
          <table:table-cell table:style-name="ce219" table:formula="of:=VLOOKUP([.A9];areaCercaDatiPerPosizioneSquadre;6;0)" office:value-type="float" office:value="5" calcext:value-type="float">
            <text:p>5</text:p>
          </table:table-cell>
          <table:table-cell table:style-name="ce219" table:formula="of:=VLOOKUP([.A9];areaCercaDatiPerPosizioneSquadre;7;0)" office:value-type="float" office:value="1" calcext:value-type="float">
            <text:p>1</text:p>
          </table:table-cell>
          <table:table-cell table:style-name="ce219" table:formula="of:=VLOOKUP([.A9];areaCercaDatiPerPosizioneSquadre;8;0)" office:value-type="float" office:value="0" calcext:value-type="float">
            <text:p>0</text:p>
          </table:table-cell>
          <table:table-cell table:style-name="ce219" table:formula="of:=VLOOKUP([.A9];areaCercaDatiPerPosizioneSquadre;9;0)" office:value-type="float" office:value="298" calcext:value-type="float">
            <text:p>298</text:p>
          </table:table-cell>
          <table:table-cell table:style-name="ce219" table:formula="of:=VLOOKUP([.A9];areaCercaDatiPerPosizioneSquadre;10;0)" office:value-type="float" office:value="250" calcext:value-type="float">
            <text:p>250</text:p>
          </table:table-cell>
          <table:table-cell table:style-name="ce227" table:formula="of:=VLOOKUP([.A9];areaCercaDatiPerPosizioneSquadre;11;0)" office:value-type="float" office:value="48" calcext:value-type="float">
            <text:p>+48</text:p>
          </table:table-cell>
          <table:table-cell table:style-name="ce234" table:formula="of:=VLOOKUP([.A9];areaCercaDatiPerPosizioneSquadre;12;0)" office:value-type="float" office:value="49.67" calcext:value-type="float">
            <text:p>49,67</text:p>
          </table:table-cell>
          <table:table-cell table:style-name="ce234" table:formula="of:=VLOOKUP([.A9];areaCercaDatiPerPosizioneSquadre;13;0)" office:value-type="float" office:value="41.67" calcext:value-type="float">
            <text:p>41,67</text:p>
          </table:table-cell>
          <table:table-cell table:style-name="ce240" table:formula="of:=VLOOKUP([.A9];areaCercaDatiPerPosizioneSquadre;14;0)" office:value-type="float" office:value="8" calcext:value-type="float">
            <text:p>+8,00</text:p>
          </table:table-cell>
          <table:table-cell table:number-columns-repeated="51"/>
        </table:table-row>
        <table:table-row table:style-name="ro1">
          <table:table-cell table:style-name="ce219" office:value-type="float" office:value="2" calcext:value-type="float">
            <text:p>2</text:p>
          </table:table-cell>
          <table:table-cell table:style-name="ce219" table:formula="of:=VLOOKUP([.A10];areaCercaDatiPerPosizioneSquadre;2;0)" office:value-type="string" office:string-value="Delfini" calcext:value-type="string">
            <text:p>Delfini</text:p>
          </table:table-cell>
          <table:table-cell table:style-name="ce219" table:formula="of:=VLOOKUP([.A10];areaCercaDatiPerPosizioneSquadre;4;0)" office:value-type="float" office:value="16" calcext:value-type="float">
            <text:p>16</text:p>
          </table:table-cell>
          <table:table-cell table:style-name="ce219" table:formula="of:=VLOOKUP([.A10];areaCercaDatiPerPosizioneSquadre;5;0)" office:value-type="float" office:value="6" calcext:value-type="float">
            <text:p>6</text:p>
          </table:table-cell>
          <table:table-cell table:style-name="ce219" table:formula="of:=VLOOKUP([.A10];areaCercaDatiPerPosizioneSquadre;6;0)" office:value-type="float" office:value="5" calcext:value-type="float">
            <text:p>5</text:p>
          </table:table-cell>
          <table:table-cell table:style-name="ce219" table:formula="of:=VLOOKUP([.A10];areaCercaDatiPerPosizioneSquadre;7;0)" office:value-type="float" office:value="1" calcext:value-type="float">
            <text:p>1</text:p>
          </table:table-cell>
          <table:table-cell table:style-name="ce219" table:formula="of:=VLOOKUP([.A10];areaCercaDatiPerPosizioneSquadre;8;0)" office:value-type="float" office:value="0" calcext:value-type="float">
            <text:p>0</text:p>
          </table:table-cell>
          <table:table-cell table:style-name="ce219" table:formula="of:=VLOOKUP([.A10];areaCercaDatiPerPosizioneSquadre;9;0)" office:value-type="float" office:value="319" calcext:value-type="float">
            <text:p>319</text:p>
          </table:table-cell>
          <table:table-cell table:style-name="ce219" table:formula="of:=VLOOKUP([.A10];areaCercaDatiPerPosizioneSquadre;10;0)" office:value-type="float" office:value="254" calcext:value-type="float">
            <text:p>254</text:p>
          </table:table-cell>
          <table:table-cell table:style-name="ce227" table:formula="of:=VLOOKUP([.A10];areaCercaDatiPerPosizioneSquadre;11;0)" office:value-type="float" office:value="65" calcext:value-type="float">
            <text:p>+65</text:p>
          </table:table-cell>
          <table:table-cell table:style-name="ce234" table:formula="of:=VLOOKUP([.A10];areaCercaDatiPerPosizioneSquadre;12;0)" office:value-type="float" office:value="53.17" calcext:value-type="float">
            <text:p>53,17</text:p>
          </table:table-cell>
          <table:table-cell table:style-name="ce234" table:formula="of:=VLOOKUP([.A10];areaCercaDatiPerPosizioneSquadre;13;0)" office:value-type="float" office:value="42.33" calcext:value-type="float">
            <text:p>42,33</text:p>
          </table:table-cell>
          <table:table-cell table:style-name="ce240" table:formula="of:=VLOOKUP([.A10];areaCercaDatiPerPosizioneSquadre;14;0)" office:value-type="float" office:value="10.83" calcext:value-type="float">
            <text:p>+10,83</text:p>
          </table:table-cell>
          <table:table-cell table:number-columns-repeated="51"/>
        </table:table-row>
        <table:table-row table:style-name="ro1">
          <table:table-cell table:style-name="ce219" office:value-type="float" office:value="3" calcext:value-type="float">
            <text:p>3</text:p>
          </table:table-cell>
          <table:table-cell table:style-name="ce219" table:formula="of:=VLOOKUP([.A11];areaCercaDatiPerPosizioneSquadre;2;0)" office:value-type="string" office:string-value="Elefanti" calcext:value-type="string">
            <text:p>Elefanti</text:p>
          </table:table-cell>
          <table:table-cell table:style-name="ce219" table:formula="of:=VLOOKUP([.A11];areaCercaDatiPerPosizioneSquadre;4;0)" office:value-type="float" office:value="14" calcext:value-type="float">
            <text:p>14</text:p>
          </table:table-cell>
          <table:table-cell table:style-name="ce219" table:formula="of:=VLOOKUP([.A11];areaCercaDatiPerPosizioneSquadre;5;0)" office:value-type="float" office:value="6" calcext:value-type="float">
            <text:p>6</text:p>
          </table:table-cell>
          <table:table-cell table:style-name="ce219" table:formula="of:=VLOOKUP([.A11];areaCercaDatiPerPosizioneSquadre;6;0)" office:value-type="float" office:value="4" calcext:value-type="float">
            <text:p>4</text:p>
          </table:table-cell>
          <table:table-cell table:style-name="ce219" table:formula="of:=VLOOKUP([.A11];areaCercaDatiPerPosizioneSquadre;7;0)" office:value-type="float" office:value="2" calcext:value-type="float">
            <text:p>2</text:p>
          </table:table-cell>
          <table:table-cell table:style-name="ce219" table:formula="of:=VLOOKUP([.A11];areaCercaDatiPerPosizioneSquadre;8;0)" office:value-type="float" office:value="0" calcext:value-type="float">
            <text:p>0</text:p>
          </table:table-cell>
          <table:table-cell table:style-name="ce219" table:formula="of:=VLOOKUP([.A11];areaCercaDatiPerPosizioneSquadre;9;0)" office:value-type="float" office:value="351" calcext:value-type="float">
            <text:p>351</text:p>
          </table:table-cell>
          <table:table-cell table:style-name="ce219" table:formula="of:=VLOOKUP([.A11];areaCercaDatiPerPosizioneSquadre;10;0)" office:value-type="float" office:value="247" calcext:value-type="float">
            <text:p>247</text:p>
          </table:table-cell>
          <table:table-cell table:style-name="ce227" table:formula="of:=VLOOKUP([.A11];areaCercaDatiPerPosizioneSquadre;11;0)" office:value-type="float" office:value="104" calcext:value-type="float">
            <text:p>+104</text:p>
          </table:table-cell>
          <table:table-cell table:style-name="ce234" table:formula="of:=VLOOKUP([.A11];areaCercaDatiPerPosizioneSquadre;12;0)" office:value-type="float" office:value="58.5" calcext:value-type="float">
            <text:p>58,50</text:p>
          </table:table-cell>
          <table:table-cell table:style-name="ce234" table:formula="of:=VLOOKUP([.A11];areaCercaDatiPerPosizioneSquadre;13;0)" office:value-type="float" office:value="41.17" calcext:value-type="float">
            <text:p>41,17</text:p>
          </table:table-cell>
          <table:table-cell table:style-name="ce240" table:formula="of:=VLOOKUP([.A11];areaCercaDatiPerPosizioneSquadre;14;0)" office:value-type="float" office:value="17.33" calcext:value-type="float">
            <text:p>+17,33</text:p>
          </table:table-cell>
          <table:table-cell table:number-columns-repeated="51"/>
        </table:table-row>
        <table:table-row table:style-name="ro1">
          <table:table-cell table:style-name="ce219" office:value-type="float" office:value="4" calcext:value-type="float">
            <text:p>4</text:p>
          </table:table-cell>
          <table:table-cell table:style-name="ce219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219" table:formula="of:=VLOOKUP([.A12];areaCercaDatiPerPosizioneSquadre;4;0)" office:value-type="float" office:value="12" calcext:value-type="float">
            <text:p>12</text:p>
          </table:table-cell>
          <table:table-cell table:style-name="ce219" table:formula="of:=VLOOKUP([.A12];areaCercaDatiPerPosizioneSquadre;5;0)" office:value-type="float" office:value="6" calcext:value-type="float">
            <text:p>6</text:p>
          </table:table-cell>
          <table:table-cell table:style-name="ce219" table:formula="of:=VLOOKUP([.A12];areaCercaDatiPerPosizioneSquadre;6;0)" office:value-type="float" office:value="3" calcext:value-type="float">
            <text:p>3</text:p>
          </table:table-cell>
          <table:table-cell table:style-name="ce219" table:formula="of:=VLOOKUP([.A12];areaCercaDatiPerPosizioneSquadre;7;0)" office:value-type="float" office:value="3" calcext:value-type="float">
            <text:p>3</text:p>
          </table:table-cell>
          <table:table-cell table:style-name="ce219" table:formula="of:=VLOOKUP([.A12];areaCercaDatiPerPosizioneSquadre;8;0)" office:value-type="float" office:value="0" calcext:value-type="float">
            <text:p>0</text:p>
          </table:table-cell>
          <table:table-cell table:style-name="ce219" table:formula="of:=VLOOKUP([.A12];areaCercaDatiPerPosizioneSquadre;9;0)" office:value-type="float" office:value="359" calcext:value-type="float">
            <text:p>359</text:p>
          </table:table-cell>
          <table:table-cell table:style-name="ce219" table:formula="of:=VLOOKUP([.A12];areaCercaDatiPerPosizioneSquadre;10;0)" office:value-type="float" office:value="279" calcext:value-type="float">
            <text:p>279</text:p>
          </table:table-cell>
          <table:table-cell table:style-name="ce227" table:formula="of:=VLOOKUP([.A12];areaCercaDatiPerPosizioneSquadre;11;0)" office:value-type="float" office:value="80" calcext:value-type="float">
            <text:p>+80</text:p>
          </table:table-cell>
          <table:table-cell table:style-name="ce234" table:formula="of:=VLOOKUP([.A12];areaCercaDatiPerPosizioneSquadre;12;0)" office:value-type="float" office:value="59.83" calcext:value-type="float">
            <text:p>59,83</text:p>
          </table:table-cell>
          <table:table-cell table:style-name="ce234" table:formula="of:=VLOOKUP([.A12];areaCercaDatiPerPosizioneSquadre;13;0)" office:value-type="float" office:value="46.5" calcext:value-type="float">
            <text:p>46,50</text:p>
          </table:table-cell>
          <table:table-cell table:style-name="ce240" table:formula="of:=VLOOKUP([.A12];areaCercaDatiPerPosizioneSquadre;14;0)" office:value-type="float" office:value="13.33" calcext:value-type="float">
            <text:p>+13,33</text:p>
          </table:table-cell>
          <table:table-cell table:number-columns-repeated="51"/>
        </table:table-row>
        <table:table-row table:style-name="ro1">
          <table:table-cell table:style-name="ce219" office:value-type="float" office:value="5" calcext:value-type="float">
            <text:p>5</text:p>
          </table:table-cell>
          <table:table-cell table:style-name="ce219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219" table:formula="of:=VLOOKUP([.A13];areaCercaDatiPerPosizioneSquadre;4;0)" office:value-type="float" office:value="10" calcext:value-type="float">
            <text:p>10</text:p>
          </table:table-cell>
          <table:table-cell table:style-name="ce219" table:formula="of:=VLOOKUP([.A13];areaCercaDatiPerPosizioneSquadre;5;0)" office:value-type="float" office:value="6" calcext:value-type="float">
            <text:p>6</text:p>
          </table:table-cell>
          <table:table-cell table:style-name="ce219" table:formula="of:=VLOOKUP([.A13];areaCercaDatiPerPosizioneSquadre;6;0)" office:value-type="float" office:value="2" calcext:value-type="float">
            <text:p>2</text:p>
          </table:table-cell>
          <table:table-cell table:style-name="ce219" table:formula="of:=VLOOKUP([.A13];areaCercaDatiPerPosizioneSquadre;7;0)" office:value-type="float" office:value="4" calcext:value-type="float">
            <text:p>4</text:p>
          </table:table-cell>
          <table:table-cell table:style-name="ce219" table:formula="of:=VLOOKUP([.A13];areaCercaDatiPerPosizioneSquadre;8;0)" office:value-type="float" office:value="0" calcext:value-type="float">
            <text:p>0</text:p>
          </table:table-cell>
          <table:table-cell table:style-name="ce219" table:formula="of:=VLOOKUP([.A13];areaCercaDatiPerPosizioneSquadre;9;0)" office:value-type="float" office:value="223" calcext:value-type="float">
            <text:p>223</text:p>
          </table:table-cell>
          <table:table-cell table:style-name="ce219" table:formula="of:=VLOOKUP([.A13];areaCercaDatiPerPosizioneSquadre;10;0)" office:value-type="float" office:value="314" calcext:value-type="float">
            <text:p>314</text:p>
          </table:table-cell>
          <table:table-cell table:style-name="ce227" table:formula="of:=VLOOKUP([.A13];areaCercaDatiPerPosizioneSquadre;11;0)" office:value-type="float" office:value="-91" calcext:value-type="float">
            <text:p>-91</text:p>
          </table:table-cell>
          <table:table-cell table:style-name="ce234" table:formula="of:=VLOOKUP([.A13];areaCercaDatiPerPosizioneSquadre;12;0)" office:value-type="float" office:value="37.17" calcext:value-type="float">
            <text:p>37,17</text:p>
          </table:table-cell>
          <table:table-cell table:style-name="ce234" table:formula="of:=VLOOKUP([.A13];areaCercaDatiPerPosizioneSquadre;13;0)" office:value-type="float" office:value="52.33" calcext:value-type="float">
            <text:p>52,33</text:p>
          </table:table-cell>
          <table:table-cell table:style-name="ce240" table:formula="of:=VLOOKUP([.A13];areaCercaDatiPerPosizioneSquadre;14;0)" office:value-type="float" office:value="-15.17" calcext:value-type="float">
            <text:p>-15,17</text:p>
          </table:table-cell>
          <table:table-cell table:number-columns-repeated="51"/>
        </table:table-row>
        <table:table-row table:style-name="ro1">
          <table:table-cell table:style-name="ce219" office:value-type="float" office:value="6" calcext:value-type="float">
            <text:p>6</text:p>
          </table:table-cell>
          <table:table-cell table:style-name="ce219" table:formula="of:=VLOOKUP([.A14];areaCercaDatiPerPosizioneSquadre;2;0)" office:value-type="string" office:string-value="Gazzelle" calcext:value-type="string">
            <text:p>Gazzelle</text:p>
          </table:table-cell>
          <table:table-cell table:style-name="ce219" table:formula="of:=VLOOKUP([.A14];areaCercaDatiPerPosizioneSquadre;4;0)" office:value-type="float" office:value="10" calcext:value-type="float">
            <text:p>10</text:p>
          </table:table-cell>
          <table:table-cell table:style-name="ce219" table:formula="of:=VLOOKUP([.A14];areaCercaDatiPerPosizioneSquadre;5;0)" office:value-type="float" office:value="6" calcext:value-type="float">
            <text:p>6</text:p>
          </table:table-cell>
          <table:table-cell table:style-name="ce219" table:formula="of:=VLOOKUP([.A14];areaCercaDatiPerPosizioneSquadre;6;0)" office:value-type="float" office:value="2" calcext:value-type="float">
            <text:p>2</text:p>
          </table:table-cell>
          <table:table-cell table:style-name="ce219" table:formula="of:=VLOOKUP([.A14];areaCercaDatiPerPosizioneSquadre;7;0)" office:value-type="float" office:value="4" calcext:value-type="float">
            <text:p>4</text:p>
          </table:table-cell>
          <table:table-cell table:style-name="ce219" table:formula="of:=VLOOKUP([.A14];areaCercaDatiPerPosizioneSquadre;8;0)" office:value-type="float" office:value="0" calcext:value-type="float">
            <text:p>0</text:p>
          </table:table-cell>
          <table:table-cell table:style-name="ce219" table:formula="of:=VLOOKUP([.A14];areaCercaDatiPerPosizioneSquadre;9;0)" office:value-type="float" office:value="279" calcext:value-type="float">
            <text:p>279</text:p>
          </table:table-cell>
          <table:table-cell table:style-name="ce219" table:formula="of:=VLOOKUP([.A14];areaCercaDatiPerPosizioneSquadre;10;0)" office:value-type="float" office:value="309" calcext:value-type="float">
            <text:p>309</text:p>
          </table:table-cell>
          <table:table-cell table:style-name="ce227" table:formula="of:=VLOOKUP([.A14];areaCercaDatiPerPosizioneSquadre;11;0)" office:value-type="float" office:value="-30" calcext:value-type="float">
            <text:p>-30</text:p>
          </table:table-cell>
          <table:table-cell table:style-name="ce234" table:formula="of:=VLOOKUP([.A14];areaCercaDatiPerPosizioneSquadre;12;0)" office:value-type="float" office:value="46.5" calcext:value-type="float">
            <text:p>46,50</text:p>
          </table:table-cell>
          <table:table-cell table:style-name="ce234" table:formula="of:=VLOOKUP([.A14];areaCercaDatiPerPosizioneSquadre;13;0)" office:value-type="float" office:value="51.5" calcext:value-type="float">
            <text:p>51,50</text:p>
          </table:table-cell>
          <table:table-cell table:style-name="ce240" table:formula="of:=VLOOKUP([.A14];areaCercaDatiPerPosizioneSquadre;14;0)" office:value-type="float" office:value="-5" calcext:value-type="float">
            <text:p>-5,00</text:p>
          </table:table-cell>
          <table:table-cell table:number-columns-repeated="51"/>
        </table:table-row>
        <table:table-row table:style-name="ro1">
          <table:table-cell table:style-name="ce219" office:value-type="float" office:value="7" calcext:value-type="float">
            <text:p>7</text:p>
          </table:table-cell>
          <table:table-cell table:style-name="ce219" table:formula="of:=VLOOKUP([.A15];areaCercaDatiPerPosizioneSquadre;2;0)" office:value-type="string" office:string-value="Albatros" calcext:value-type="string">
            <text:p>Albatros</text:p>
          </table:table-cell>
          <table:table-cell table:style-name="ce219" table:formula="of:=VLOOKUP([.A15];areaCercaDatiPerPosizioneSquadre;4;0)" office:value-type="float" office:value="6" calcext:value-type="float">
            <text:p>6</text:p>
          </table:table-cell>
          <table:table-cell table:style-name="ce219" table:formula="of:=VLOOKUP([.A15];areaCercaDatiPerPosizioneSquadre;5;0)" office:value-type="float" office:value="6" calcext:value-type="float">
            <text:p>6</text:p>
          </table:table-cell>
          <table:table-cell table:style-name="ce219" table:formula="of:=VLOOKUP([.A15];areaCercaDatiPerPosizioneSquadre;6;0)" office:value-type="float" office:value="0" calcext:value-type="float">
            <text:p>0</text:p>
          </table:table-cell>
          <table:table-cell table:style-name="ce219" table:formula="of:=VLOOKUP([.A15];areaCercaDatiPerPosizioneSquadre;7;0)" office:value-type="float" office:value="6" calcext:value-type="float">
            <text:p>6</text:p>
          </table:table-cell>
          <table:table-cell table:style-name="ce219" table:formula="of:=VLOOKUP([.A15];areaCercaDatiPerPosizioneSquadre;8;0)" office:value-type="float" office:value="0" calcext:value-type="float">
            <text:p>0</text:p>
          </table:table-cell>
          <table:table-cell table:style-name="ce219" table:formula="of:=VLOOKUP([.A15];areaCercaDatiPerPosizioneSquadre;9;0)" office:value-type="float" office:value="149" calcext:value-type="float">
            <text:p>149</text:p>
          </table:table-cell>
          <table:table-cell table:style-name="ce219" table:formula="of:=VLOOKUP([.A15];areaCercaDatiPerPosizioneSquadre;10;0)" office:value-type="float" office:value="325" calcext:value-type="float">
            <text:p>325</text:p>
          </table:table-cell>
          <table:table-cell table:style-name="ce227" table:formula="of:=VLOOKUP([.A15];areaCercaDatiPerPosizioneSquadre;11;0)" office:value-type="float" office:value="-176" calcext:value-type="float">
            <text:p>-176</text:p>
          </table:table-cell>
          <table:table-cell table:style-name="ce234" table:formula="of:=VLOOKUP([.A15];areaCercaDatiPerPosizioneSquadre;12;0)" office:value-type="float" office:value="24.83" calcext:value-type="float">
            <text:p>24,83</text:p>
          </table:table-cell>
          <table:table-cell table:style-name="ce234" table:formula="of:=VLOOKUP([.A15];areaCercaDatiPerPosizioneSquadre;13;0)" office:value-type="float" office:value="54.17" calcext:value-type="float">
            <text:p>54,17</text:p>
          </table:table-cell>
          <table:table-cell table:style-name="ce240" table:formula="of:=VLOOKUP([.A15];areaCercaDatiPerPosizioneSquadre;14;0)" office:value-type="float" office:value="-29.33" calcext:value-type="float">
            <text:p>-29,33</text:p>
          </table:table-cell>
          <table:table-cell table:number-columns-repeated="51"/>
        </table:table-row>
        <table:table-row table:style-name="ro1" table:number-rows-repeated="3">
          <table:table-cell table:style-name="ce220" table:number-columns-repeated="9"/>
          <table:table-cell table:style-name="ce228"/>
          <table:table-cell table:style-name="ce235" table:number-columns-repeated="2"/>
          <table:table-cell table:style-name="ce244"/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lassifica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31" table:default-cell-style-name="ce121"/>
        <table:table-column table:style-name="co18" table:default-cell-style-name="ce125"/>
        <table:table-column table:style-name="co32" table:default-cell-style-name="ce131"/>
        <table:table-column table:style-name="co33" table:default-cell-style-name="ce121"/>
        <table:table-column table:style-name="co30" table:default-cell-style-name="ce121"/>
        <table:table-column table:style-name="co29" table:number-columns-repeated="3" table:default-cell-style-name="ce121"/>
        <table:table-column table:style-name="co34" table:default-cell-style-name="ce121"/>
        <table:table-column table:style-name="co35" table:default-cell-style-name="ce121"/>
        <table:table-column table:style-name="co36" table:default-cell-style-name="ce134"/>
        <table:table-column table:style-name="co37" table:number-columns-repeated="2" table:default-cell-style-name="ce121"/>
        <table:table-column table:style-name="co36" table:default-cell-style-name="ce140"/>
        <table:table-column table:style-name="co3" table:default-cell-style-name="ce35"/>
        <table:table-column table:style-name="co38" table:number-columns-repeated="10" table:default-cell-style-name="ce171"/>
        <table:table-column table:style-name="co38" table:number-columns-repeated="7" table:default-cell-style-name="ce121"/>
        <table:table-column table:style-name="co38" table:number-columns-repeated="3" table:default-cell-style-name="ce134"/>
        <table:table-column table:style-name="co38" table:number-columns-repeated="7" table:default-cell-style-name="ce121"/>
        <table:table-column table:style-name="co38" table:number-columns-repeated="3" table:default-cell-style-name="ce134"/>
        <table:table-column table:style-name="co39" table:default-cell-style-name="ce35"/>
        <table:table-column table:style-name="co3" table:number-columns-repeated="19" table:default-cell-style-name="ce125"/>
        <table:table-row table:style-name="ro1">
          <table:table-cell table:style-name="ce119" office:value-type="string" calcext:value-type="string" table:number-columns-spanned="1" table:number-rows-spanned="2">
            <text:p>Posizione</text:p>
          </table:table-cell>
          <table:table-cell table:style-name="ce122" office:value-type="string" calcext:value-type="string" table:number-columns-spanned="1" table:number-rows-spanned="2">
            <text:p>Squadra</text:p>
          </table:table-cell>
          <table:table-cell table:style-name="ce126" office:value-type="string" calcext:value-type="string" table:number-columns-spanned="1" table:number-rows-spanned="2">
            <text:p>Coefficiente</text:p>
          </table:table-cell>
          <table:table-cell table:style-name="ce119" office:value-type="string" calcext:value-type="string" table:number-columns-spanned="1" table:number-rows-spanned="2">
            <text:p>Punti</text:p>
            <text:p>Classifica</text:p>
            <text:p>(1)</text:p>
          </table:table-cell>
          <table:table-cell table:style-name="ce119" office:value-type="string" calcext:value-type="string" table:number-columns-spanned="1" table:number-rows-spanned="2">
            <text:p>Partite</text:p>
            <text:p>Giocate</text:p>
          </table:table-cell>
          <table:table-cell table:style-name="ce119" office:value-type="string" calcext:value-type="string" table:number-columns-spanned="1" table:number-rows-spanned="2">
            <text:p>Partite</text:p>
            <text:p>Vinte</text:p>
          </table:table-cell>
          <table:table-cell table:style-name="ce119" office:value-type="string" calcext:value-type="string" table:number-columns-spanned="1" table:number-rows-spanned="2">
            <text:p>Partite</text:p>
            <text:p>Perse</text:p>
          </table:table-cell>
          <table:table-cell table:style-name="ce119" office:value-type="string" calcext:value-type="string" table:number-columns-spanned="1" table:number-rows-spanned="2">
            <text:p>Partite</text:p>
            <text:p>Forfait</text:p>
          </table:table-cell>
          <table:table-cell table:style-name="ce119" office:value-type="string" calcext:value-type="string" table:number-columns-spanned="1" table:number-rows-spanned="2">
            <text:p>Punti</text:p>
            <text:p>Fatti</text:p>
          </table:table-cell>
          <table:table-cell table:style-name="ce119" office:value-type="string" calcext:value-type="string" table:number-columns-spanned="1" table:number-rows-spanned="2">
            <text:p>Punti</text:p>
            <text:p>Subiti</text:p>
          </table:table-cell>
          <table:table-cell table:style-name="ce154" office:value-type="string" calcext:value-type="string" table:number-columns-spanned="1" table:number-rows-spanned="2">
            <text:p>Differenza</text:p>
            <text:p>Punti</text:p>
          </table:table-cell>
          <table:table-cell table:style-name="ce119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37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38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33" office:value-type="string" calcext:value-type="string" table:number-columns-spanned="1" table:number-rows-spanned="2">
            <text:p>Quoziente</text:p>
            <text:p>Canestri</text:p>
            <text:p>(4)</text:p>
          </table:table-cell>
          <table:table-cell table:style-name="ce167" office:value-type="string" calcext:value-type="string" table:number-columns-spanned="10" table:number-rows-spanned="1">
            <text:p>Vittorie Incontri Diretti (2)</text:p>
          </table:table-cell>
          <table:covered-table-cell table:number-columns-repeated="9" table:style-name="ce168"/>
          <table:table-cell table:style-name="ce141" office:value-type="string" calcext:value-type="string" table:number-columns-spanned="10" table:number-rows-spanned="1">
            <text:p>Punti Fatti Incontri Diretti</text:p>
          </table:table-cell>
          <table:covered-table-cell table:number-columns-repeated="6" table:style-name="ce144"/>
          <table:covered-table-cell table:number-columns-repeated="3" table:style-name="ce155"/>
          <table:table-cell table:style-name="ce141" office:value-type="string" calcext:value-type="string" table:number-columns-spanned="10" table:number-rows-spanned="1">
            <text:p>Punti Subiti Incontri Diretti</text:p>
          </table:table-cell>
          <table:covered-table-cell table:number-columns-repeated="6" table:style-name="ce144"/>
          <table:covered-table-cell table:number-columns-repeated="3" table:style-name="ce155"/>
          <table:table-cell table:style-name="ce175" office:value-type="string" calcext:value-type="string" table:number-columns-spanned="1" table:number-rows-spanned="2">
            <text:p>Quoziente Canestri</text:p>
            <text:p>Incontri Diretti</text:p>
            <text:p>(3)</text:p>
          </table:table-cell>
          <table:table-cell table:number-columns-repeated="19"/>
        </table:table-row>
        <table:table-row table:style-name="ro6">
          <table:covered-table-cell table:style-name="ce120"/>
          <table:covered-table-cell table:style-name="ce124"/>
          <table:covered-table-cell table:style-name="ce129"/>
          <table:covered-table-cell table:number-columns-repeated="7" table:style-name="ce120"/>
          <table:covered-table-cell table:style-name="ce155"/>
          <table:covered-table-cell table:number-columns-repeated="2" table:style-name="ce135"/>
          <table:covered-table-cell table:style-name="ce139"/>
          <table:covered-table-cell table:style-name="ce34"/>
          <table:table-cell table:style-name="ce168" table:formula="of:=[.$B3]" office:value-type="string" office:string-value="Albatros" calcext:value-type="string">
            <text:p>Albatros</text:p>
          </table:table-cell>
          <table:table-cell table:style-name="ce168" table:formula="of:=[.$B4]" office:value-type="string" office:string-value="Barracuda" calcext:value-type="string">
            <text:p>Barracuda</text:p>
          </table:table-cell>
          <table:table-cell table:style-name="ce168" table:formula="of:=[.$B5]" office:value-type="string" office:string-value="Cinghiali" calcext:value-type="string">
            <text:p>Cinghiali</text:p>
          </table:table-cell>
          <table:table-cell table:style-name="ce168" table:formula="of:=[.$B6]" office:value-type="string" office:string-value="Delfini" calcext:value-type="string">
            <text:p>Delfini</text:p>
          </table:table-cell>
          <table:table-cell table:style-name="ce168" table:formula="of:=[.$B7]" office:value-type="string" office:string-value="Elefanti" calcext:value-type="string">
            <text:p>Elefanti</text:p>
          </table:table-cell>
          <table:table-cell table:style-name="ce168" table:formula="of:=[.$B8]" office:value-type="string" office:string-value="Fenicotteri" calcext:value-type="string">
            <text:p>Fenicotteri</text:p>
          </table:table-cell>
          <table:table-cell table:style-name="ce168" table:formula="of:=[.$B9]" office:value-type="string" office:string-value="Gazzelle" calcext:value-type="string">
            <text:p>Gazzelle</text:p>
          </table:table-cell>
          <table:table-cell table:number-columns-repeated="3" table:style-name="ce168" office:value-type="string" calcext:value-type="string">
            <text:p>---</text:p>
          </table:table-cell>
          <table:table-cell table:style-name="ce155" table:formula="of:=[.$B3]" office:value-type="string" office:string-value="Albatros" calcext:value-type="string">
            <text:p>Albatros</text:p>
          </table:table-cell>
          <table:table-cell table:style-name="ce155" table:formula="of:=[.$B4]" office:value-type="string" office:string-value="Barracuda" calcext:value-type="string">
            <text:p>Barracuda</text:p>
          </table:table-cell>
          <table:table-cell table:style-name="ce155" table:formula="of:=[.$B5]" office:value-type="string" office:string-value="Cinghiali" calcext:value-type="string">
            <text:p>Cinghiali</text:p>
          </table:table-cell>
          <table:table-cell table:style-name="ce155" table:formula="of:=[.$B6]" office:value-type="string" office:string-value="Delfini" calcext:value-type="string">
            <text:p>Delfini</text:p>
          </table:table-cell>
          <table:table-cell table:style-name="ce155" table:formula="of:=[.$B7]" office:value-type="string" office:string-value="Elefanti" calcext:value-type="string">
            <text:p>Elefanti</text:p>
          </table:table-cell>
          <table:table-cell table:style-name="ce155" table:formula="of:=[.$B8]" office:value-type="string" office:string-value="Fenicotteri" calcext:value-type="string">
            <text:p>Fenicotteri</text:p>
          </table:table-cell>
          <table:table-cell table:style-name="ce155" table:formula="of:=[.$B9]" office:value-type="string" office:string-value="Gazzelle" calcext:value-type="string">
            <text:p>Gazzelle</text:p>
          </table:table-cell>
          <table:table-cell table:number-columns-repeated="3" table:style-name="ce155" office:value-type="string" calcext:value-type="string">
            <text:p>---</text:p>
          </table:table-cell>
          <table:table-cell table:style-name="ce155" table:formula="of:=[.$B3]" office:value-type="string" office:string-value="Albatros" calcext:value-type="string">
            <text:p>Albatros</text:p>
          </table:table-cell>
          <table:table-cell table:style-name="ce155" table:formula="of:=[.$B4]" office:value-type="string" office:string-value="Barracuda" calcext:value-type="string">
            <text:p>Barracuda</text:p>
          </table:table-cell>
          <table:table-cell table:style-name="ce155" table:formula="of:=[.$B5]" office:value-type="string" office:string-value="Cinghiali" calcext:value-type="string">
            <text:p>Cinghiali</text:p>
          </table:table-cell>
          <table:table-cell table:style-name="ce155" table:formula="of:=[.$B6]" office:value-type="string" office:string-value="Delfini" calcext:value-type="string">
            <text:p>Delfini</text:p>
          </table:table-cell>
          <table:table-cell table:style-name="ce155" table:formula="of:=[.$B7]" office:value-type="string" office:string-value="Elefanti" calcext:value-type="string">
            <text:p>Elefanti</text:p>
          </table:table-cell>
          <table:table-cell table:style-name="ce155" table:formula="of:=[.$B8]" office:value-type="string" office:string-value="Fenicotteri" calcext:value-type="string">
            <text:p>Fenicotteri</text:p>
          </table:table-cell>
          <table:table-cell table:style-name="ce155" table:formula="of:=[.$B9]" office:value-type="string" office:string-value="Gazzelle" calcext:value-type="string">
            <text:p>Gazzelle</text:p>
          </table:table-cell>
          <table:table-cell table:number-columns-repeated="3" table:style-name="ce155" office:value-type="string" calcext:value-type="string">
            <text:p>---</text:p>
          </table:table-cell>
          <table:covered-table-cell/>
          <table:table-cell table:number-columns-repeated="19"/>
        </table:table-row>
        <table:table-row table:style-name="ro1">
          <table:table-cell table:formula="of:=COUNTIF(areaCoefficienteSquadre;&quot;&gt;=&quot;&amp;[.$C3])-1" office:value-type="float" office:value="7" calcext:value-type="float">
            <text:p>7</text:p>
          </table:table-cell>
          <table:table-cell table:formula="of:=[Squadre.A3]&amp;&quot;&quot;" office:value-type="string" office:string-value="Albatros" calcext:value-type="string">
            <text:p>Albatros</text:p>
          </table:table-cell>
          <table:table-cell table:style-name="ce130" table:formula="of:=TEXT([.$D3];&quot;000000&quot;)&amp;TEXT(SUM([.$P3:.$Y3]);&quot;+000000;-000000&quot;)&amp;TEXT([.$AT3]*100000;&quot;+000000;-000000&quot;)&amp;TEXT([.$O3]*100000;&quot;+000000;-000000&quot;)&amp;TEXT(ORG.LIBREOFFICE.RANDBETWEEN.NV(0;999999);&quot;+000000;-000000&quot;)" office:value-type="string" office:string-value="000006+000000+000000+045846+098363" calcext:value-type="string">
            <text:p>000006+000000+000000+045846+098363</text:p>
          </table:table-cell>
          <table:table-cell table:formula="of:=[.F3]*constPuntiVittoria+[.G3]*constPuntiSconfitta+[.H3]*constPuntiForfait" office:value-type="float" office:value="6" calcext:value-type="float">
            <text:p>6</text:p>
          </table:table-cell>
          <table:table-cell table:formula="of:=SUM([.F3:.H3])" office:value-type="float" office:value="6" calcext:value-type="float">
            <text:p>6</text:p>
          </table:table-cell>
          <table:table-cell table:formula="of:=SUMIF(areaSquadraACalendario;[.B3];areaVintaACalendario)+SUMIF(areaSquadraBCalendario;[.B3];areaVintaBCalendario)" office:value-type="float" office:value="0" calcext:value-type="float">
            <text:p>0</text:p>
          </table:table-cell>
          <table:table-cell table:formula="of:=SUMIF(areaSquadraACalendario;[.B3];areaPersaACalendario)+SUMIF(areaSquadraBCalendario;[.B3];areaPersaBCalendario)" office:value-type="float" office:value="6" calcext:value-type="float">
            <text:p>6</text:p>
          </table:table-cell>
          <table:table-cell table:formula="of:=SUMIF(areaSquadraACalendario;[.B3];areaForfaitACalendario)+SUMIF(areaSquadraBCalendario;[.B3];areaForfaitBCalendario)" office:value-type="float" office:value="0" calcext:value-type="float">
            <text:p>0</text:p>
          </table:table-cell>
          <table:table-cell table:formula="of:=SUMIF(areaSquadraACalendario;[.B3];areaPuntiFattiACalendario)+SUMIF(areaSquadraBCalendario;[.B3];areaPuntiFattiBCalendario)" office:value-type="float" office:value="149" calcext:value-type="float">
            <text:p>149</text:p>
          </table:table-cell>
          <table:table-cell table:formula="of:=SUMIF(areaSquadraACalendario;[.B3];areaPuntiSubitiACalendario)+SUMIF(areaSquadraBCalendario;[.B3];areaPuntiSubitiBCalendario)" office:value-type="float" office:value="325" calcext:value-type="float">
            <text:p>325</text:p>
          </table:table-cell>
          <table:table-cell table:formula="of:=SUMIF(areaSquadraACalendario;[.B3];areaDifferenzaPuntiACalendario)+SUMIF(areaSquadraBCalendario;[.B3];areaDifferenzaPuntiBCalendario)" office:value-type="float" office:value="-176" calcext:value-type="float">
            <text:p>-176</text:p>
          </table:table-cell>
          <table:table-cell table:formula="of:=IF([.E3]=0;0;ROUND([.I3]/[.E3];2))" office:value-type="float" office:value="24.83" calcext:value-type="float">
            <text:p>24,83</text:p>
          </table:table-cell>
          <table:table-cell table:formula="of:=IF([.E3]=0;0;ROUND([.J3]/[.E3];2))" office:value-type="float" office:value="54.17" calcext:value-type="float">
            <text:p>54,17</text:p>
          </table:table-cell>
          <table:table-cell table:formula="of:=IF([.E3]=0;0;ROUND([.K3]/[.E3];2))" office:value-type="float" office:value="-29.33" calcext:value-type="float">
            <text:p>-29,33</text:p>
          </table:table-cell>
          <table:table-cell table:formula="of:=ROUND([.I3]/[.J3];5)" office:value-type="float" office:value="0.45846" calcext:value-type="float">
            <text:p>0,45846</text:p>
          </table:table-cell>
          <table:table-cell table:formula="of:=IF(AND([.$B3]&lt;&gt;[.P$2];VLOOKUP([.$B3];areaCercaPuntiClassificaSquadre;3;0)=VLOOKUP([.P$2];areaCercaPuntiClassificaSquadre;3;0));SUMIFS(areaVintaACalendario;areaSquadraACalendario;[.$B3];areaSquadraBCalendario;[.P$2])+SUMIFS(areaVintaBCalendario;areaSquadraBCalendario;[.$B3];areaSquadraACalendario;[.P$2]);&quot;-&quot;)" office:value-type="string" office:string-value="-" calcext:value-type="string">
            <text:p>-</text:p>
          </table:table-cell>
          <table:table-cell table:formula="of:=IF(AND([.$B3]&lt;&gt;[.Q$2];VLOOKUP([.$B3];areaCercaPuntiClassificaSquadre;3;0)=VLOOKUP([.Q$2];areaCercaPuntiClassificaSquadre;3;0));SUMIFS(areaVintaACalendario;areaSquadraACalendario;[.$B3];areaSquadraBCalendario;[.Q$2])+SUMIFS(areaVintaBCalendario;areaSquadraBCalendario;[.$B3];areaSquadraACalendario;[.Q$2]);&quot;-&quot;)" office:value-type="string" office:string-value="-" calcext:value-type="string">
            <text:p>-</text:p>
          </table:table-cell>
          <table:table-cell table:formula="of:=IF(AND([.$B3]&lt;&gt;[.R$2];VLOOKUP([.$B3];areaCercaPuntiClassificaSquadre;3;0)=VLOOKUP([.R$2];areaCercaPuntiClassificaSquadre;3;0));SUMIFS(areaVintaACalendario;areaSquadraACalendario;[.$B3];areaSquadraBCalendario;[.R$2])+SUMIFS(areaVintaBCalendario;areaSquadraBCalendario;[.$B3];areaSquadraACalendario;[.R$2]);&quot;-&quot;)" office:value-type="string" office:string-value="-" calcext:value-type="string">
            <text:p>-</text:p>
          </table:table-cell>
          <table:table-cell table:formula="of:=IF(AND([.$B3]&lt;&gt;[.S$2];VLOOKUP([.$B3];areaCercaPuntiClassificaSquadre;3;0)=VLOOKUP([.S$2];areaCercaPuntiClassificaSquadre;3;0));SUMIFS(areaVintaACalendario;areaSquadraACalendario;[.$B3];areaSquadraBCalendario;[.S$2])+SUMIFS(areaVintaBCalendario;areaSquadraBCalendario;[.$B3];areaSquadraACalendario;[.S$2]);&quot;-&quot;)" office:value-type="string" office:string-value="-" calcext:value-type="string">
            <text:p>-</text:p>
          </table:table-cell>
          <table:table-cell table:formula="of:=IF(AND([.$B3]&lt;&gt;[.T$2];VLOOKUP([.$B3];areaCercaPuntiClassificaSquadre;3;0)=VLOOKUP([.T$2];areaCercaPuntiClassificaSquadre;3;0));SUMIFS(areaVintaACalendario;areaSquadraACalendario;[.$B3];areaSquadraBCalendario;[.T$2])+SUMIFS(areaVintaBCalendario;areaSquadraBCalendario;[.$B3];areaSquadraACalendario;[.T$2]);&quot;-&quot;)" office:value-type="string" office:string-value="-" calcext:value-type="string">
            <text:p>-</text:p>
          </table:table-cell>
          <table:table-cell table:formula="of:=IF(AND([.$B3]&lt;&gt;[.U$2];VLOOKUP([.$B3];areaCercaPuntiClassificaSquadre;3;0)=VLOOKUP([.U$2];areaCercaPuntiClassificaSquadre;3;0));SUMIFS(areaVintaACalendario;areaSquadraACalendario;[.$B3];areaSquadraBCalendario;[.U$2])+SUMIFS(areaVintaBCalendario;areaSquadraBCalendario;[.$B3];areaSquadraACalendario;[.U$2]);&quot;-&quot;)" office:value-type="string" office:string-value="-" calcext:value-type="string">
            <text:p>-</text:p>
          </table:table-cell>
          <table:table-cell table:formula="of:=IF(AND([.$B3]&lt;&gt;[.V$2];VLOOKUP([.$B3];areaCercaPuntiClassificaSquadre;3;0)=VLOOKUP([.V$2];areaCercaPuntiClassificaSquadre;3;0));SUMIFS(areaVintaACalendario;areaSquadraACalendario;[.$B3];areaSquadraBCalendario;[.V$2])+SUMIFS(areaVintaBCalendario;areaSquadraBCalendario;[.$B3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3]&lt;&gt;[.Z$2];VLOOKUP([.$B3];areaCercaPuntiClassificaSquadre;3;0)=VLOOKUP([.Z$2];areaCercaPuntiClassificaSquadre;3;0));SUMIFS(areaPuntiFattiACalendario;areaSquadraACalendario;[.$B3];areaSquadraBCalendario;[.Z$2])+SUMIFS(areaPuntiFattiBCalendario;areaSquadraBCalendario;[.$B3];areaSquadraACalendario;[.Z$2]);&quot;-&quot;)" office:value-type="string" office:string-value="-" calcext:value-type="string">
            <text:p>-</text:p>
          </table:table-cell>
          <table:table-cell table:style-name="ce142" table:formula="of:=IF(AND([.$B3]&lt;&gt;[.AA$2];VLOOKUP([.$B3];areaCercaPuntiClassificaSquadre;3;0)=VLOOKUP([.AA$2];areaCercaPuntiClassificaSquadre;3;0));SUMIFS(areaPuntiFattiACalendario;areaSquadraACalendario;[.$B3];areaSquadraBCalendario;[.AA$2])+SUMIFS(areaPuntiFattiBCalendario;areaSquadraBCalendario;[.$B3];areaSquadraACalendario;[.AA$2]);&quot;-&quot;)" office:value-type="string" office:string-value="-" calcext:value-type="string">
            <text:p>-</text:p>
          </table:table-cell>
          <table:table-cell table:style-name="ce142" table:formula="of:=IF(AND([.$B3]&lt;&gt;[.AB$2];VLOOKUP([.$B3];areaCercaPuntiClassificaSquadre;3;0)=VLOOKUP([.AB$2];areaCercaPuntiClassificaSquadre;3;0));SUMIFS(areaPuntiFattiACalendario;areaSquadraACalendario;[.$B3];areaSquadraBCalendario;[.AB$2])+SUMIFS(areaPuntiFattiBCalendario;areaSquadraBCalendario;[.$B3];areaSquadraACalendario;[.AB$2]);&quot;-&quot;)" office:value-type="string" office:string-value="-" calcext:value-type="string">
            <text:p>-</text:p>
          </table:table-cell>
          <table:table-cell table:style-name="ce142" table:formula="of:=IF(AND([.$B3]&lt;&gt;[.AC$2];VLOOKUP([.$B3];areaCercaPuntiClassificaSquadre;3;0)=VLOOKUP([.AC$2];areaCercaPuntiClassificaSquadre;3;0));SUMIFS(areaPuntiFattiACalendario;areaSquadraACalendario;[.$B3];areaSquadraBCalendario;[.AC$2])+SUMIFS(areaPuntiFattiBCalendario;areaSquadraBCalendario;[.$B3];areaSquadraACalendario;[.AC$2]);&quot;-&quot;)" office:value-type="string" office:string-value="-" calcext:value-type="string">
            <text:p>-</text:p>
          </table:table-cell>
          <table:table-cell table:style-name="ce142" table:formula="of:=IF(AND([.$B3]&lt;&gt;[.AD$2];VLOOKUP([.$B3];areaCercaPuntiClassificaSquadre;3;0)=VLOOKUP([.AD$2];areaCercaPuntiClassificaSquadre;3;0));SUMIFS(areaPuntiFattiACalendario;areaSquadraACalendario;[.$B3];areaSquadraBCalendario;[.AD$2])+SUMIFS(areaPuntiFattiBCalendario;areaSquadraBCalendario;[.$B3];areaSquadraACalendario;[.AD$2]);&quot;-&quot;)" office:value-type="string" office:string-value="-" calcext:value-type="string">
            <text:p>-</text:p>
          </table:table-cell>
          <table:table-cell table:style-name="ce142" table:formula="of:=IF(AND([.$B3]&lt;&gt;[.AE$2];VLOOKUP([.$B3];areaCercaPuntiClassificaSquadre;3;0)=VLOOKUP([.AE$2];areaCercaPuntiClassificaSquadre;3;0));SUMIFS(areaPuntiFattiACalendario;areaSquadraACalendario;[.$B3];areaSquadraBCalendario;[.AE$2])+SUMIFS(areaPuntiFattiBCalendario;areaSquadraBCalendario;[.$B3];areaSquadraACalendario;[.AE$2]);&quot;-&quot;)" office:value-type="string" office:string-value="-" calcext:value-type="string">
            <text:p>-</text:p>
          </table:table-cell>
          <table:table-cell table:style-name="ce142" table:formula="of:=IF(AND([.$B3]&lt;&gt;[.AF$2];VLOOKUP([.$B3];areaCercaPuntiClassificaSquadre;3;0)=VLOOKUP([.AF$2];areaCercaPuntiClassificaSquadre;3;0));SUMIFS(areaPuntiFattiACalendario;areaSquadraACalendario;[.$B3];areaSquadraBCalendario;[.AF$2])+SUMIFS(areaPuntiFattiBCalendario;areaSquadraBCalendario;[.$B3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3]&lt;&gt;[.AJ$2];VLOOKUP([.$B3];areaCercaPuntiClassificaSquadre;3;0)=VLOOKUP([.AJ$2];areaCercaPuntiClassificaSquadre;3;0));SUMIFS(areaPuntiSubitiACalendario;areaSquadraACalendario;[.$B3];areaSquadraBCalendario;[.AJ$2])+SUMIFS(areaPuntiSubitiBCalendario;areaSquadraBCalendario;[.$B3];areaSquadraACalendario;[.AJ$2]);&quot;-&quot;)" office:value-type="string" office:string-value="-" calcext:value-type="string">
            <text:p>-</text:p>
          </table:table-cell>
          <table:table-cell table:style-name="ce142" table:formula="of:=IF(AND([.$B3]&lt;&gt;[.AK$2];VLOOKUP([.$B3];areaCercaPuntiClassificaSquadre;3;0)=VLOOKUP([.AK$2];areaCercaPuntiClassificaSquadre;3;0));SUMIFS(areaPuntiSubitiACalendario;areaSquadraACalendario;[.$B3];areaSquadraBCalendario;[.AK$2])+SUMIFS(areaPuntiSubitiBCalendario;areaSquadraBCalendario;[.$B3];areaSquadraACalendario;[.AK$2]);&quot;-&quot;)" office:value-type="string" office:string-value="-" calcext:value-type="string">
            <text:p>-</text:p>
          </table:table-cell>
          <table:table-cell table:style-name="ce142" table:formula="of:=IF(AND([.$B3]&lt;&gt;[.AL$2];VLOOKUP([.$B3];areaCercaPuntiClassificaSquadre;3;0)=VLOOKUP([.AL$2];areaCercaPuntiClassificaSquadre;3;0));SUMIFS(areaPuntiSubitiACalendario;areaSquadraACalendario;[.$B3];areaSquadraBCalendario;[.AL$2])+SUMIFS(areaPuntiSubitiBCalendario;areaSquadraBCalendario;[.$B3];areaSquadraACalendario;[.AL$2]);&quot;-&quot;)" office:value-type="string" office:string-value="-" calcext:value-type="string">
            <text:p>-</text:p>
          </table:table-cell>
          <table:table-cell table:style-name="ce142" table:formula="of:=IF(AND([.$B3]&lt;&gt;[.AM$2];VLOOKUP([.$B3];areaCercaPuntiClassificaSquadre;3;0)=VLOOKUP([.AM$2];areaCercaPuntiClassificaSquadre;3;0));SUMIFS(areaPuntiSubitiACalendario;areaSquadraACalendario;[.$B3];areaSquadraBCalendario;[.AM$2])+SUMIFS(areaPuntiSubitiBCalendario;areaSquadraBCalendario;[.$B3];areaSquadraACalendario;[.AM$2]);&quot;-&quot;)" office:value-type="string" office:string-value="-" calcext:value-type="string">
            <text:p>-</text:p>
          </table:table-cell>
          <table:table-cell table:style-name="ce142" table:formula="of:=IF(AND([.$B3]&lt;&gt;[.AN$2];VLOOKUP([.$B3];areaCercaPuntiClassificaSquadre;3;0)=VLOOKUP([.AN$2];areaCercaPuntiClassificaSquadre;3;0));SUMIFS(areaPuntiSubitiACalendario;areaSquadraACalendario;[.$B3];areaSquadraBCalendario;[.AN$2])+SUMIFS(areaPuntiSubitiBCalendario;areaSquadraBCalendario;[.$B3];areaSquadraACalendario;[.AN$2]);&quot;-&quot;)" office:value-type="string" office:string-value="-" calcext:value-type="string">
            <text:p>-</text:p>
          </table:table-cell>
          <table:table-cell table:style-name="ce142" table:formula="of:=IF(AND([.$B3]&lt;&gt;[.AO$2];VLOOKUP([.$B3];areaCercaPuntiClassificaSquadre;3;0)=VLOOKUP([.AO$2];areaCercaPuntiClassificaSquadre;3;0));SUMIFS(areaPuntiSubitiACalendario;areaSquadraACalendario;[.$B3];areaSquadraBCalendario;[.AO$2])+SUMIFS(areaPuntiSubitiBCalendario;areaSquadraBCalendario;[.$B3];areaSquadraACalendario;[.AO$2]);&quot;-&quot;)" office:value-type="string" office:string-value="-" calcext:value-type="string">
            <text:p>-</text:p>
          </table:table-cell>
          <table:table-cell table:style-name="ce142" table:formula="of:=IF(AND([.$B3]&lt;&gt;[.AP$2];VLOOKUP([.$B3];areaCercaPuntiClassificaSquadre;3;0)=VLOOKUP([.AP$2];areaCercaPuntiClassificaSquadre;3;0));SUMIFS(areaPuntiSubitiACalendario;areaSquadraACalendario;[.$B3];areaSquadraBCalendario;[.AP$2])+SUMIFS(areaPuntiSubitiBCalendario;areaSquadraBCalendario;[.$B3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3:.$AS3])&gt;0;ROUND(SUM([.$Z3:.$AI3])/SUM([.$AJ3:.$AS3]);5);0)" office:value-type="float" office:value="0" calcext:value-type="float">
            <text:p>0,00000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4])-1" office:value-type="float" office:value="4" calcext:value-type="float">
            <text:p>4</text:p>
          </table:table-cell>
          <table:table-cell table:formula="of:=[Squadre.A4]&amp;&quot;&quot;" office:value-type="string" office:string-value="Barracuda" calcext:value-type="string">
            <text:p>Barracuda</text:p>
          </table:table-cell>
          <table:table-cell table:style-name="ce130" table:formula="of:=TEXT([.$D4];&quot;000000&quot;)&amp;TEXT(SUM([.$P4:.$Y4]);&quot;+000000;-000000&quot;)&amp;TEXT([.$AT4]*100000;&quot;+000000;-000000&quot;)&amp;TEXT([.$O4]*100000;&quot;+000000;-000000&quot;)&amp;TEXT(ORG.LIBREOFFICE.RANDBETWEEN.NV(0;999999);&quot;+000000;-000000&quot;)" office:value-type="string" office:string-value="000012+000000+000000+128674+489362" calcext:value-type="string">
            <text:p>000012+000000+000000+128674+489362</text:p>
          </table:table-cell>
          <table:table-cell table:formula="of:=[.F4]*constPuntiVittoria+[.G4]*constPuntiSconfitta+[.H4]*constPuntiForfait" office:value-type="float" office:value="12" calcext:value-type="float">
            <text:p>12</text:p>
          </table:table-cell>
          <table:table-cell table:formula="of:=SUM([.F4:.H4])" office:value-type="float" office:value="6" calcext:value-type="float">
            <text:p>6</text:p>
          </table:table-cell>
          <table:table-cell table:formula="of:=SUMIF(areaSquadraACalendario;[.B4];areaVintaACalendario)+SUMIF(areaSquadraBCalendario;[.B4];areaVintaBCalendario)" office:value-type="float" office:value="3" calcext:value-type="float">
            <text:p>3</text:p>
          </table:table-cell>
          <table:table-cell table:formula="of:=SUMIF(areaSquadraACalendario;[.B4];areaPersaACalendario)+SUMIF(areaSquadraBCalendario;[.B4];areaPersaBCalendario)" office:value-type="float" office:value="3" calcext:value-type="float">
            <text:p>3</text:p>
          </table:table-cell>
          <table:table-cell table:formula="of:=SUMIF(areaSquadraACalendario;[.B4];areaForfaitACalendario)+SUMIF(areaSquadraBCalendario;[.B4];areaForfaitBCalendario)" office:value-type="float" office:value="0" calcext:value-type="float">
            <text:p>0</text:p>
          </table:table-cell>
          <table:table-cell table:formula="of:=SUMIF(areaSquadraACalendario;[.B4];areaPuntiFattiACalendario)+SUMIF(areaSquadraBCalendario;[.B4];areaPuntiFattiBCalendario)" office:value-type="float" office:value="359" calcext:value-type="float">
            <text:p>359</text:p>
          </table:table-cell>
          <table:table-cell table:formula="of:=SUMIF(areaSquadraACalendario;[.B4];areaPuntiSubitiACalendario)+SUMIF(areaSquadraBCalendario;[.B4];areaPuntiSubitiBCalendario)" office:value-type="float" office:value="279" calcext:value-type="float">
            <text:p>279</text:p>
          </table:table-cell>
          <table:table-cell table:formula="of:=SUMIF(areaSquadraACalendario;[.B4];areaDifferenzaPuntiACalendario)+SUMIF(areaSquadraBCalendario;[.B4];areaDifferenzaPuntiBCalendario)" office:value-type="float" office:value="80" calcext:value-type="float">
            <text:p>+80</text:p>
          </table:table-cell>
          <table:table-cell table:formula="of:=IF([.E4]=0;0;ROUND([.I4]/[.E4];2))" office:value-type="float" office:value="59.83" calcext:value-type="float">
            <text:p>59,83</text:p>
          </table:table-cell>
          <table:table-cell table:formula="of:=IF([.E4]=0;0;ROUND([.J4]/[.E4];2))" office:value-type="float" office:value="46.5" calcext:value-type="float">
            <text:p>46,5</text:p>
          </table:table-cell>
          <table:table-cell table:formula="of:=IF([.E4]=0;0;ROUND([.K4]/[.E4];2))" office:value-type="float" office:value="13.33" calcext:value-type="float">
            <text:p>+13,33</text:p>
          </table:table-cell>
          <table:table-cell table:formula="of:=ROUND([.I4]/[.J4];5)" office:value-type="float" office:value="1.28674" calcext:value-type="float">
            <text:p>1,28674</text:p>
          </table:table-cell>
          <table:table-cell table:formula="of:=IF(AND([.$B4]&lt;&gt;[.P$2];VLOOKUP([.$B4];areaCercaPuntiClassificaSquadre;3;0)=VLOOKUP([.P$2];areaCercaPuntiClassificaSquadre;3;0));SUMIFS(areaVintaACalendario;areaSquadraACalendario;[.$B4];areaSquadraBCalendario;[.P$2])+SUMIFS(areaVintaBCalendario;areaSquadraBCalendario;[.$B4];areaSquadraACalendario;[.P$2]);&quot;-&quot;)" office:value-type="string" office:string-value="-" calcext:value-type="string">
            <text:p>-</text:p>
          </table:table-cell>
          <table:table-cell table:formula="of:=IF(AND([.$B4]&lt;&gt;[.Q$2];VLOOKUP([.$B4];areaCercaPuntiClassificaSquadre;3;0)=VLOOKUP([.Q$2];areaCercaPuntiClassificaSquadre;3;0));SUMIFS(areaVintaACalendario;areaSquadraACalendario;[.$B4];areaSquadraBCalendario;[.Q$2])+SUMIFS(areaVintaBCalendario;areaSquadraBCalendario;[.$B4];areaSquadraACalendario;[.Q$2]);&quot;-&quot;)" office:value-type="string" office:string-value="-" calcext:value-type="string">
            <text:p>-</text:p>
          </table:table-cell>
          <table:table-cell table:formula="of:=IF(AND([.$B4]&lt;&gt;[.R$2];VLOOKUP([.$B4];areaCercaPuntiClassificaSquadre;3;0)=VLOOKUP([.R$2];areaCercaPuntiClassificaSquadre;3;0));SUMIFS(areaVintaACalendario;areaSquadraACalendario;[.$B4];areaSquadraBCalendario;[.R$2])+SUMIFS(areaVintaBCalendario;areaSquadraBCalendario;[.$B4];areaSquadraACalendario;[.R$2]);&quot;-&quot;)" office:value-type="string" office:string-value="-" calcext:value-type="string">
            <text:p>-</text:p>
          </table:table-cell>
          <table:table-cell table:formula="of:=IF(AND([.$B4]&lt;&gt;[.S$2];VLOOKUP([.$B4];areaCercaPuntiClassificaSquadre;3;0)=VLOOKUP([.S$2];areaCercaPuntiClassificaSquadre;3;0));SUMIFS(areaVintaACalendario;areaSquadraACalendario;[.$B4];areaSquadraBCalendario;[.S$2])+SUMIFS(areaVintaBCalendario;areaSquadraBCalendario;[.$B4];areaSquadraACalendario;[.S$2]);&quot;-&quot;)" office:value-type="string" office:string-value="-" calcext:value-type="string">
            <text:p>-</text:p>
          </table:table-cell>
          <table:table-cell table:formula="of:=IF(AND([.$B4]&lt;&gt;[.T$2];VLOOKUP([.$B4];areaCercaPuntiClassificaSquadre;3;0)=VLOOKUP([.T$2];areaCercaPuntiClassificaSquadre;3;0));SUMIFS(areaVintaACalendario;areaSquadraACalendario;[.$B4];areaSquadraBCalendario;[.T$2])+SUMIFS(areaVintaBCalendario;areaSquadraBCalendario;[.$B4];areaSquadraACalendario;[.T$2]);&quot;-&quot;)" office:value-type="string" office:string-value="-" calcext:value-type="string">
            <text:p>-</text:p>
          </table:table-cell>
          <table:table-cell table:formula="of:=IF(AND([.$B4]&lt;&gt;[.U$2];VLOOKUP([.$B4];areaCercaPuntiClassificaSquadre;3;0)=VLOOKUP([.U$2];areaCercaPuntiClassificaSquadre;3;0));SUMIFS(areaVintaACalendario;areaSquadraACalendario;[.$B4];areaSquadraBCalendario;[.U$2])+SUMIFS(areaVintaBCalendario;areaSquadraBCalendario;[.$B4];areaSquadraACalendario;[.U$2]);&quot;-&quot;)" office:value-type="string" office:string-value="-" calcext:value-type="string">
            <text:p>-</text:p>
          </table:table-cell>
          <table:table-cell table:formula="of:=IF(AND([.$B4]&lt;&gt;[.V$2];VLOOKUP([.$B4];areaCercaPuntiClassificaSquadre;3;0)=VLOOKUP([.V$2];areaCercaPuntiClassificaSquadre;3;0));SUMIFS(areaVintaACalendario;areaSquadraACalendario;[.$B4];areaSquadraBCalendario;[.V$2])+SUMIFS(areaVintaBCalendario;areaSquadraBCalendario;[.$B4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4]&lt;&gt;[.Z$2];VLOOKUP([.$B4];areaCercaPuntiClassificaSquadre;3;0)=VLOOKUP([.Z$2];areaCercaPuntiClassificaSquadre;3;0));SUMIFS(areaPuntiFattiACalendario;areaSquadraACalendario;[.$B4];areaSquadraBCalendario;[.Z$2])+SUMIFS(areaPuntiFattiBCalendario;areaSquadraBCalendario;[.$B4];areaSquadraACalendario;[.Z$2]);&quot;-&quot;)" office:value-type="string" office:string-value="-" calcext:value-type="string">
            <text:p>-</text:p>
          </table:table-cell>
          <table:table-cell table:style-name="ce142" table:formula="of:=IF(AND([.$B4]&lt;&gt;[.AA$2];VLOOKUP([.$B4];areaCercaPuntiClassificaSquadre;3;0)=VLOOKUP([.AA$2];areaCercaPuntiClassificaSquadre;3;0));SUMIFS(areaPuntiFattiACalendario;areaSquadraACalendario;[.$B4];areaSquadraBCalendario;[.AA$2])+SUMIFS(areaPuntiFattiBCalendario;areaSquadraBCalendario;[.$B4];areaSquadraACalendario;[.AA$2]);&quot;-&quot;)" office:value-type="string" office:string-value="-" calcext:value-type="string">
            <text:p>-</text:p>
          </table:table-cell>
          <table:table-cell table:style-name="ce142" table:formula="of:=IF(AND([.$B4]&lt;&gt;[.AB$2];VLOOKUP([.$B4];areaCercaPuntiClassificaSquadre;3;0)=VLOOKUP([.AB$2];areaCercaPuntiClassificaSquadre;3;0));SUMIFS(areaPuntiFattiACalendario;areaSquadraACalendario;[.$B4];areaSquadraBCalendario;[.AB$2])+SUMIFS(areaPuntiFattiBCalendario;areaSquadraBCalendario;[.$B4];areaSquadraACalendario;[.AB$2]);&quot;-&quot;)" office:value-type="string" office:string-value="-" calcext:value-type="string">
            <text:p>-</text:p>
          </table:table-cell>
          <table:table-cell table:style-name="ce142" table:formula="of:=IF(AND([.$B4]&lt;&gt;[.AC$2];VLOOKUP([.$B4];areaCercaPuntiClassificaSquadre;3;0)=VLOOKUP([.AC$2];areaCercaPuntiClassificaSquadre;3;0));SUMIFS(areaPuntiFattiACalendario;areaSquadraACalendario;[.$B4];areaSquadraBCalendario;[.AC$2])+SUMIFS(areaPuntiFattiBCalendario;areaSquadraBCalendario;[.$B4];areaSquadraACalendario;[.AC$2]);&quot;-&quot;)" office:value-type="string" office:string-value="-" calcext:value-type="string">
            <text:p>-</text:p>
          </table:table-cell>
          <table:table-cell table:style-name="ce142" table:formula="of:=IF(AND([.$B4]&lt;&gt;[.AD$2];VLOOKUP([.$B4];areaCercaPuntiClassificaSquadre;3;0)=VLOOKUP([.AD$2];areaCercaPuntiClassificaSquadre;3;0));SUMIFS(areaPuntiFattiACalendario;areaSquadraACalendario;[.$B4];areaSquadraBCalendario;[.AD$2])+SUMIFS(areaPuntiFattiBCalendario;areaSquadraBCalendario;[.$B4];areaSquadraACalendario;[.AD$2]);&quot;-&quot;)" office:value-type="string" office:string-value="-" calcext:value-type="string">
            <text:p>-</text:p>
          </table:table-cell>
          <table:table-cell table:style-name="ce142" table:formula="of:=IF(AND([.$B4]&lt;&gt;[.AE$2];VLOOKUP([.$B4];areaCercaPuntiClassificaSquadre;3;0)=VLOOKUP([.AE$2];areaCercaPuntiClassificaSquadre;3;0));SUMIFS(areaPuntiFattiACalendario;areaSquadraACalendario;[.$B4];areaSquadraBCalendario;[.AE$2])+SUMIFS(areaPuntiFattiBCalendario;areaSquadraBCalendario;[.$B4];areaSquadraACalendario;[.AE$2]);&quot;-&quot;)" office:value-type="string" office:string-value="-" calcext:value-type="string">
            <text:p>-</text:p>
          </table:table-cell>
          <table:table-cell table:style-name="ce142" table:formula="of:=IF(AND([.$B4]&lt;&gt;[.AF$2];VLOOKUP([.$B4];areaCercaPuntiClassificaSquadre;3;0)=VLOOKUP([.AF$2];areaCercaPuntiClassificaSquadre;3;0));SUMIFS(areaPuntiFattiACalendario;areaSquadraACalendario;[.$B4];areaSquadraBCalendario;[.AF$2])+SUMIFS(areaPuntiFattiBCalendario;areaSquadraBCalendario;[.$B4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4]&lt;&gt;[.AJ$2];VLOOKUP([.$B4];areaCercaPuntiClassificaSquadre;3;0)=VLOOKUP([.AJ$2];areaCercaPuntiClassificaSquadre;3;0));SUMIFS(areaPuntiSubitiACalendario;areaSquadraACalendario;[.$B4];areaSquadraBCalendario;[.AJ$2])+SUMIFS(areaPuntiSubitiBCalendario;areaSquadraBCalendario;[.$B4];areaSquadraACalendario;[.AJ$2]);&quot;-&quot;)" office:value-type="string" office:string-value="-" calcext:value-type="string">
            <text:p>-</text:p>
          </table:table-cell>
          <table:table-cell table:style-name="ce142" table:formula="of:=IF(AND([.$B4]&lt;&gt;[.AK$2];VLOOKUP([.$B4];areaCercaPuntiClassificaSquadre;3;0)=VLOOKUP([.AK$2];areaCercaPuntiClassificaSquadre;3;0));SUMIFS(areaPuntiSubitiACalendario;areaSquadraACalendario;[.$B4];areaSquadraBCalendario;[.AK$2])+SUMIFS(areaPuntiSubitiBCalendario;areaSquadraBCalendario;[.$B4];areaSquadraACalendario;[.AK$2]);&quot;-&quot;)" office:value-type="string" office:string-value="-" calcext:value-type="string">
            <text:p>-</text:p>
          </table:table-cell>
          <table:table-cell table:style-name="ce142" table:formula="of:=IF(AND([.$B4]&lt;&gt;[.AL$2];VLOOKUP([.$B4];areaCercaPuntiClassificaSquadre;3;0)=VLOOKUP([.AL$2];areaCercaPuntiClassificaSquadre;3;0));SUMIFS(areaPuntiSubitiACalendario;areaSquadraACalendario;[.$B4];areaSquadraBCalendario;[.AL$2])+SUMIFS(areaPuntiSubitiBCalendario;areaSquadraBCalendario;[.$B4];areaSquadraACalendario;[.AL$2]);&quot;-&quot;)" office:value-type="string" office:string-value="-" calcext:value-type="string">
            <text:p>-</text:p>
          </table:table-cell>
          <table:table-cell table:style-name="ce142" table:formula="of:=IF(AND([.$B4]&lt;&gt;[.AM$2];VLOOKUP([.$B4];areaCercaPuntiClassificaSquadre;3;0)=VLOOKUP([.AM$2];areaCercaPuntiClassificaSquadre;3;0));SUMIFS(areaPuntiSubitiACalendario;areaSquadraACalendario;[.$B4];areaSquadraBCalendario;[.AM$2])+SUMIFS(areaPuntiSubitiBCalendario;areaSquadraBCalendario;[.$B4];areaSquadraACalendario;[.AM$2]);&quot;-&quot;)" office:value-type="string" office:string-value="-" calcext:value-type="string">
            <text:p>-</text:p>
          </table:table-cell>
          <table:table-cell table:style-name="ce142" table:formula="of:=IF(AND([.$B4]&lt;&gt;[.AN$2];VLOOKUP([.$B4];areaCercaPuntiClassificaSquadre;3;0)=VLOOKUP([.AN$2];areaCercaPuntiClassificaSquadre;3;0));SUMIFS(areaPuntiSubitiACalendario;areaSquadraACalendario;[.$B4];areaSquadraBCalendario;[.AN$2])+SUMIFS(areaPuntiSubitiBCalendario;areaSquadraBCalendario;[.$B4];areaSquadraACalendario;[.AN$2]);&quot;-&quot;)" office:value-type="string" office:string-value="-" calcext:value-type="string">
            <text:p>-</text:p>
          </table:table-cell>
          <table:table-cell table:style-name="ce142" table:formula="of:=IF(AND([.$B4]&lt;&gt;[.AO$2];VLOOKUP([.$B4];areaCercaPuntiClassificaSquadre;3;0)=VLOOKUP([.AO$2];areaCercaPuntiClassificaSquadre;3;0));SUMIFS(areaPuntiSubitiACalendario;areaSquadraACalendario;[.$B4];areaSquadraBCalendario;[.AO$2])+SUMIFS(areaPuntiSubitiBCalendario;areaSquadraBCalendario;[.$B4];areaSquadraACalendario;[.AO$2]);&quot;-&quot;)" office:value-type="string" office:string-value="-" calcext:value-type="string">
            <text:p>-</text:p>
          </table:table-cell>
          <table:table-cell table:style-name="ce142" table:formula="of:=IF(AND([.$B4]&lt;&gt;[.AP$2];VLOOKUP([.$B4];areaCercaPuntiClassificaSquadre;3;0)=VLOOKUP([.AP$2];areaCercaPuntiClassificaSquadre;3;0));SUMIFS(areaPuntiSubitiACalendario;areaSquadraACalendario;[.$B4];areaSquadraBCalendario;[.AP$2])+SUMIFS(areaPuntiSubitiBCalendario;areaSquadraBCalendario;[.$B4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4:.$AS4])&gt;0;ROUND(SUM([.$Z4:.$AI4])/SUM([.$AJ4:.$AS4]);5);0)" office:value-type="float" office:value="0" calcext:value-type="float">
            <text:p>0,00000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5])-1" office:value-type="float" office:value="5" calcext:value-type="float">
            <text:p>5</text:p>
          </table:table-cell>
          <table:table-cell table:formula="of:=[Squadre.A5]&amp;&quot;&quot;" office:value-type="string" office:string-value="Cinghiali" calcext:value-type="string">
            <text:p>Cinghiali</text:p>
          </table:table-cell>
          <table:table-cell table:style-name="ce130" table:formula="of:=TEXT([.$D5];&quot;000000&quot;)&amp;TEXT(SUM([.$P5:.$Y5]);&quot;+000000;-000000&quot;)&amp;TEXT([.$AT5]*100000;&quot;+000000;-000000&quot;)&amp;TEXT([.$O5]*100000;&quot;+000000;-000000&quot;)&amp;TEXT(ORG.LIBREOFFICE.RANDBETWEEN.NV(0;999999);&quot;+000000;-000000&quot;)" office:value-type="string" office:string-value="000010+000001+104167+071019+913165" calcext:value-type="string">
            <text:p>000010+000001+104167+071019+913165</text:p>
          </table:table-cell>
          <table:table-cell table:formula="of:=[.F5]*constPuntiVittoria+[.G5]*constPuntiSconfitta+[.H5]*constPuntiForfait" office:value-type="float" office:value="10" calcext:value-type="float">
            <text:p>10</text:p>
          </table:table-cell>
          <table:table-cell table:formula="of:=SUM([.F5:.H5])" office:value-type="float" office:value="6" calcext:value-type="float">
            <text:p>6</text:p>
          </table:table-cell>
          <table:table-cell table:formula="of:=SUMIF(areaSquadraACalendario;[.B5];areaVintaACalendario)+SUMIF(areaSquadraBCalendario;[.B5];areaVintaBCalendario)" office:value-type="float" office:value="2" calcext:value-type="float">
            <text:p>2</text:p>
          </table:table-cell>
          <table:table-cell table:formula="of:=SUMIF(areaSquadraACalendario;[.B5];areaPersaACalendario)+SUMIF(areaSquadraBCalendario;[.B5];areaPersaBCalendario)" office:value-type="float" office:value="4" calcext:value-type="float">
            <text:p>4</text:p>
          </table:table-cell>
          <table:table-cell table:formula="of:=SUMIF(areaSquadraACalendario;[.B5];areaForfaitACalendario)+SUMIF(areaSquadraBCalendario;[.B5];areaForfaitBCalendario)" office:value-type="float" office:value="0" calcext:value-type="float">
            <text:p>0</text:p>
          </table:table-cell>
          <table:table-cell table:formula="of:=SUMIF(areaSquadraACalendario;[.B5];areaPuntiFattiACalendario)+SUMIF(areaSquadraBCalendario;[.B5];areaPuntiFattiBCalendario)" office:value-type="float" office:value="223" calcext:value-type="float">
            <text:p>223</text:p>
          </table:table-cell>
          <table:table-cell table:formula="of:=SUMIF(areaSquadraACalendario;[.B5];areaPuntiSubitiACalendario)+SUMIF(areaSquadraBCalendario;[.B5];areaPuntiSubitiBCalendario)" office:value-type="float" office:value="314" calcext:value-type="float">
            <text:p>314</text:p>
          </table:table-cell>
          <table:table-cell table:formula="of:=SUMIF(areaSquadraACalendario;[.B5];areaDifferenzaPuntiACalendario)+SUMIF(areaSquadraBCalendario;[.B5];areaDifferenzaPuntiBCalendario)" office:value-type="float" office:value="-91" calcext:value-type="float">
            <text:p>-91</text:p>
          </table:table-cell>
          <table:table-cell table:formula="of:=IF([.E5]=0;0;ROUND([.I5]/[.E5];2))" office:value-type="float" office:value="37.17" calcext:value-type="float">
            <text:p>37,17</text:p>
          </table:table-cell>
          <table:table-cell table:formula="of:=IF([.E5]=0;0;ROUND([.J5]/[.E5];2))" office:value-type="float" office:value="52.33" calcext:value-type="float">
            <text:p>52,33</text:p>
          </table:table-cell>
          <table:table-cell table:formula="of:=IF([.E5]=0;0;ROUND([.K5]/[.E5];2))" office:value-type="float" office:value="-15.17" calcext:value-type="float">
            <text:p>-15,17</text:p>
          </table:table-cell>
          <table:table-cell table:formula="of:=ROUND([.I5]/[.J5];5)" office:value-type="float" office:value="0.71019" calcext:value-type="float">
            <text:p>0,71019</text:p>
          </table:table-cell>
          <table:table-cell table:formula="of:=IF(AND([.$B5]&lt;&gt;[.P$2];VLOOKUP([.$B5];areaCercaPuntiClassificaSquadre;3;0)=VLOOKUP([.P$2];areaCercaPuntiClassificaSquadre;3;0));SUMIFS(areaVintaACalendario;areaSquadraACalendario;[.$B5];areaSquadraBCalendario;[.P$2])+SUMIFS(areaVintaBCalendario;areaSquadraBCalendario;[.$B5];areaSquadraACalendario;[.P$2]);&quot;-&quot;)" office:value-type="string" office:string-value="-" calcext:value-type="string">
            <text:p>-</text:p>
          </table:table-cell>
          <table:table-cell table:formula="of:=IF(AND([.$B5]&lt;&gt;[.Q$2];VLOOKUP([.$B5];areaCercaPuntiClassificaSquadre;3;0)=VLOOKUP([.Q$2];areaCercaPuntiClassificaSquadre;3;0));SUMIFS(areaVintaACalendario;areaSquadraACalendario;[.$B5];areaSquadraBCalendario;[.Q$2])+SUMIFS(areaVintaBCalendario;areaSquadraBCalendario;[.$B5];areaSquadraACalendario;[.Q$2]);&quot;-&quot;)" office:value-type="string" office:string-value="-" calcext:value-type="string">
            <text:p>-</text:p>
          </table:table-cell>
          <table:table-cell table:formula="of:=IF(AND([.$B5]&lt;&gt;[.R$2];VLOOKUP([.$B5];areaCercaPuntiClassificaSquadre;3;0)=VLOOKUP([.R$2];areaCercaPuntiClassificaSquadre;3;0));SUMIFS(areaVintaACalendario;areaSquadraACalendario;[.$B5];areaSquadraBCalendario;[.R$2])+SUMIFS(areaVintaBCalendario;areaSquadraBCalendario;[.$B5];areaSquadraACalendario;[.R$2]);&quot;-&quot;)" office:value-type="string" office:string-value="-" calcext:value-type="string">
            <text:p>-</text:p>
          </table:table-cell>
          <table:table-cell table:formula="of:=IF(AND([.$B5]&lt;&gt;[.S$2];VLOOKUP([.$B5];areaCercaPuntiClassificaSquadre;3;0)=VLOOKUP([.S$2];areaCercaPuntiClassificaSquadre;3;0));SUMIFS(areaVintaACalendario;areaSquadraACalendario;[.$B5];areaSquadraBCalendario;[.S$2])+SUMIFS(areaVintaBCalendario;areaSquadraBCalendario;[.$B5];areaSquadraACalendario;[.S$2]);&quot;-&quot;)" office:value-type="string" office:string-value="-" calcext:value-type="string">
            <text:p>-</text:p>
          </table:table-cell>
          <table:table-cell table:formula="of:=IF(AND([.$B5]&lt;&gt;[.T$2];VLOOKUP([.$B5];areaCercaPuntiClassificaSquadre;3;0)=VLOOKUP([.T$2];areaCercaPuntiClassificaSquadre;3;0));SUMIFS(areaVintaACalendario;areaSquadraACalendario;[.$B5];areaSquadraBCalendario;[.T$2])+SUMIFS(areaVintaBCalendario;areaSquadraBCalendario;[.$B5];areaSquadraACalendario;[.T$2]);&quot;-&quot;)" office:value-type="string" office:string-value="-" calcext:value-type="string">
            <text:p>-</text:p>
          </table:table-cell>
          <table:table-cell table:formula="of:=IF(AND([.$B5]&lt;&gt;[.U$2];VLOOKUP([.$B5];areaCercaPuntiClassificaSquadre;3;0)=VLOOKUP([.U$2];areaCercaPuntiClassificaSquadre;3;0));SUMIFS(areaVintaACalendario;areaSquadraACalendario;[.$B5];areaSquadraBCalendario;[.U$2])+SUMIFS(areaVintaBCalendario;areaSquadraBCalendario;[.$B5];areaSquadraACalendario;[.U$2]);&quot;-&quot;)" office:value-type="string" office:string-value="-" calcext:value-type="string">
            <text:p>-</text:p>
          </table:table-cell>
          <table:table-cell table:formula="of:=IF(AND([.$B5]&lt;&gt;[.V$2];VLOOKUP([.$B5];areaCercaPuntiClassificaSquadre;3;0)=VLOOKUP([.V$2];areaCercaPuntiClassificaSquadre;3;0));SUMIFS(areaVintaACalendario;areaSquadraACalendario;[.$B5];areaSquadraBCalendario;[.V$2])+SUMIFS(areaVintaBCalendario;areaSquadraBCalendario;[.$B5];areaSquadraACalendario;[.V$2]);&quot;-&quot;)" office:value-type="float" office:value="1" calcext:value-type="float">
            <text:p>1</text:p>
          </table:table-cell>
          <table:table-cell table:number-columns-repeated="3"/>
          <table:table-cell table:style-name="ce142" table:formula="of:=IF(AND([.$B5]&lt;&gt;[.Z$2];VLOOKUP([.$B5];areaCercaPuntiClassificaSquadre;3;0)=VLOOKUP([.Z$2];areaCercaPuntiClassificaSquadre;3;0));SUMIFS(areaPuntiFattiACalendario;areaSquadraACalendario;[.$B5];areaSquadraBCalendario;[.Z$2])+SUMIFS(areaPuntiFattiBCalendario;areaSquadraBCalendario;[.$B5];areaSquadraACalendario;[.Z$2]);&quot;-&quot;)" office:value-type="string" office:string-value="-" calcext:value-type="string">
            <text:p>-</text:p>
          </table:table-cell>
          <table:table-cell table:style-name="ce142" table:formula="of:=IF(AND([.$B5]&lt;&gt;[.AA$2];VLOOKUP([.$B5];areaCercaPuntiClassificaSquadre;3;0)=VLOOKUP([.AA$2];areaCercaPuntiClassificaSquadre;3;0));SUMIFS(areaPuntiFattiACalendario;areaSquadraACalendario;[.$B5];areaSquadraBCalendario;[.AA$2])+SUMIFS(areaPuntiFattiBCalendario;areaSquadraBCalendario;[.$B5];areaSquadraACalendario;[.AA$2]);&quot;-&quot;)" office:value-type="string" office:string-value="-" calcext:value-type="string">
            <text:p>-</text:p>
          </table:table-cell>
          <table:table-cell table:style-name="ce142" table:formula="of:=IF(AND([.$B5]&lt;&gt;[.AB$2];VLOOKUP([.$B5];areaCercaPuntiClassificaSquadre;3;0)=VLOOKUP([.AB$2];areaCercaPuntiClassificaSquadre;3;0));SUMIFS(areaPuntiFattiACalendario;areaSquadraACalendario;[.$B5];areaSquadraBCalendario;[.AB$2])+SUMIFS(areaPuntiFattiBCalendario;areaSquadraBCalendario;[.$B5];areaSquadraACalendario;[.AB$2]);&quot;-&quot;)" office:value-type="string" office:string-value="-" calcext:value-type="string">
            <text:p>-</text:p>
          </table:table-cell>
          <table:table-cell table:style-name="ce142" table:formula="of:=IF(AND([.$B5]&lt;&gt;[.AC$2];VLOOKUP([.$B5];areaCercaPuntiClassificaSquadre;3;0)=VLOOKUP([.AC$2];areaCercaPuntiClassificaSquadre;3;0));SUMIFS(areaPuntiFattiACalendario;areaSquadraACalendario;[.$B5];areaSquadraBCalendario;[.AC$2])+SUMIFS(areaPuntiFattiBCalendario;areaSquadraBCalendario;[.$B5];areaSquadraACalendario;[.AC$2]);&quot;-&quot;)" office:value-type="string" office:string-value="-" calcext:value-type="string">
            <text:p>-</text:p>
          </table:table-cell>
          <table:table-cell table:style-name="ce142" table:formula="of:=IF(AND([.$B5]&lt;&gt;[.AD$2];VLOOKUP([.$B5];areaCercaPuntiClassificaSquadre;3;0)=VLOOKUP([.AD$2];areaCercaPuntiClassificaSquadre;3;0));SUMIFS(areaPuntiFattiACalendario;areaSquadraACalendario;[.$B5];areaSquadraBCalendario;[.AD$2])+SUMIFS(areaPuntiFattiBCalendario;areaSquadraBCalendario;[.$B5];areaSquadraACalendario;[.AD$2]);&quot;-&quot;)" office:value-type="string" office:string-value="-" calcext:value-type="string">
            <text:p>-</text:p>
          </table:table-cell>
          <table:table-cell table:style-name="ce142" table:formula="of:=IF(AND([.$B5]&lt;&gt;[.AE$2];VLOOKUP([.$B5];areaCercaPuntiClassificaSquadre;3;0)=VLOOKUP([.AE$2];areaCercaPuntiClassificaSquadre;3;0));SUMIFS(areaPuntiFattiACalendario;areaSquadraACalendario;[.$B5];areaSquadraBCalendario;[.AE$2])+SUMIFS(areaPuntiFattiBCalendario;areaSquadraBCalendario;[.$B5];areaSquadraACalendario;[.AE$2]);&quot;-&quot;)" office:value-type="string" office:string-value="-" calcext:value-type="string">
            <text:p>-</text:p>
          </table:table-cell>
          <table:table-cell table:style-name="ce142" table:formula="of:=IF(AND([.$B5]&lt;&gt;[.AF$2];VLOOKUP([.$B5];areaCercaPuntiClassificaSquadre;3;0)=VLOOKUP([.AF$2];areaCercaPuntiClassificaSquadre;3;0));SUMIFS(areaPuntiFattiACalendario;areaSquadraACalendario;[.$B5];areaSquadraBCalendario;[.AF$2])+SUMIFS(areaPuntiFattiBCalendario;areaSquadraBCalendario;[.$B5];areaSquadraACalendario;[.AF$2]);&quot;-&quot;)" office:value-type="float" office:value="50" calcext:value-type="float">
            <text:p>50</text:p>
          </table:table-cell>
          <table:table-cell table:number-columns-repeated="3"/>
          <table:table-cell table:style-name="ce142" table:formula="of:=IF(AND([.$B5]&lt;&gt;[.AJ$2];VLOOKUP([.$B5];areaCercaPuntiClassificaSquadre;3;0)=VLOOKUP([.AJ$2];areaCercaPuntiClassificaSquadre;3;0));SUMIFS(areaPuntiSubitiACalendario;areaSquadraACalendario;[.$B5];areaSquadraBCalendario;[.AJ$2])+SUMIFS(areaPuntiSubitiBCalendario;areaSquadraBCalendario;[.$B5];areaSquadraACalendario;[.AJ$2]);&quot;-&quot;)" office:value-type="string" office:string-value="-" calcext:value-type="string">
            <text:p>-</text:p>
          </table:table-cell>
          <table:table-cell table:style-name="ce142" table:formula="of:=IF(AND([.$B5]&lt;&gt;[.AK$2];VLOOKUP([.$B5];areaCercaPuntiClassificaSquadre;3;0)=VLOOKUP([.AK$2];areaCercaPuntiClassificaSquadre;3;0));SUMIFS(areaPuntiSubitiACalendario;areaSquadraACalendario;[.$B5];areaSquadraBCalendario;[.AK$2])+SUMIFS(areaPuntiSubitiBCalendario;areaSquadraBCalendario;[.$B5];areaSquadraACalendario;[.AK$2]);&quot;-&quot;)" office:value-type="string" office:string-value="-" calcext:value-type="string">
            <text:p>-</text:p>
          </table:table-cell>
          <table:table-cell table:style-name="ce142" table:formula="of:=IF(AND([.$B5]&lt;&gt;[.AL$2];VLOOKUP([.$B5];areaCercaPuntiClassificaSquadre;3;0)=VLOOKUP([.AL$2];areaCercaPuntiClassificaSquadre;3;0));SUMIFS(areaPuntiSubitiACalendario;areaSquadraACalendario;[.$B5];areaSquadraBCalendario;[.AL$2])+SUMIFS(areaPuntiSubitiBCalendario;areaSquadraBCalendario;[.$B5];areaSquadraACalendario;[.AL$2]);&quot;-&quot;)" office:value-type="string" office:string-value="-" calcext:value-type="string">
            <text:p>-</text:p>
          </table:table-cell>
          <table:table-cell table:style-name="ce142" table:formula="of:=IF(AND([.$B5]&lt;&gt;[.AM$2];VLOOKUP([.$B5];areaCercaPuntiClassificaSquadre;3;0)=VLOOKUP([.AM$2];areaCercaPuntiClassificaSquadre;3;0));SUMIFS(areaPuntiSubitiACalendario;areaSquadraACalendario;[.$B5];areaSquadraBCalendario;[.AM$2])+SUMIFS(areaPuntiSubitiBCalendario;areaSquadraBCalendario;[.$B5];areaSquadraACalendario;[.AM$2]);&quot;-&quot;)" office:value-type="string" office:string-value="-" calcext:value-type="string">
            <text:p>-</text:p>
          </table:table-cell>
          <table:table-cell table:style-name="ce142" table:formula="of:=IF(AND([.$B5]&lt;&gt;[.AN$2];VLOOKUP([.$B5];areaCercaPuntiClassificaSquadre;3;0)=VLOOKUP([.AN$2];areaCercaPuntiClassificaSquadre;3;0));SUMIFS(areaPuntiSubitiACalendario;areaSquadraACalendario;[.$B5];areaSquadraBCalendario;[.AN$2])+SUMIFS(areaPuntiSubitiBCalendario;areaSquadraBCalendario;[.$B5];areaSquadraACalendario;[.AN$2]);&quot;-&quot;)" office:value-type="string" office:string-value="-" calcext:value-type="string">
            <text:p>-</text:p>
          </table:table-cell>
          <table:table-cell table:style-name="ce142" table:formula="of:=IF(AND([.$B5]&lt;&gt;[.AO$2];VLOOKUP([.$B5];areaCercaPuntiClassificaSquadre;3;0)=VLOOKUP([.AO$2];areaCercaPuntiClassificaSquadre;3;0));SUMIFS(areaPuntiSubitiACalendario;areaSquadraACalendario;[.$B5];areaSquadraBCalendario;[.AO$2])+SUMIFS(areaPuntiSubitiBCalendario;areaSquadraBCalendario;[.$B5];areaSquadraACalendario;[.AO$2]);&quot;-&quot;)" office:value-type="string" office:string-value="-" calcext:value-type="string">
            <text:p>-</text:p>
          </table:table-cell>
          <table:table-cell table:style-name="ce142" table:formula="of:=IF(AND([.$B5]&lt;&gt;[.AP$2];VLOOKUP([.$B5];areaCercaPuntiClassificaSquadre;3;0)=VLOOKUP([.AP$2];areaCercaPuntiClassificaSquadre;3;0));SUMIFS(areaPuntiSubitiACalendario;areaSquadraACalendario;[.$B5];areaSquadraBCalendario;[.AP$2])+SUMIFS(areaPuntiSubitiBCalendario;areaSquadraBCalendario;[.$B5];areaSquadraACalendario;[.AP$2]);&quot;-&quot;)" office:value-type="float" office:value="48" calcext:value-type="float">
            <text:p>48</text:p>
          </table:table-cell>
          <table:table-cell table:number-columns-repeated="3"/>
          <table:table-cell table:formula="of:=IF(SUM([.$AJ5:.$AS5])&gt;0;ROUND(SUM([.$Z5:.$AI5])/SUM([.$AJ5:.$AS5]);5);0)" office:value-type="float" office:value="1.04167" calcext:value-type="float">
            <text:p>1,04167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6])-1" office:value-type="float" office:value="2" calcext:value-type="float">
            <text:p>2</text:p>
          </table:table-cell>
          <table:table-cell table:formula="of:=[Squadre.A6]&amp;&quot;&quot;" office:value-type="string" office:string-value="Delfini" calcext:value-type="string">
            <text:p>Delfini</text:p>
          </table:table-cell>
          <table:table-cell table:style-name="ce130" table:formula="of:=TEXT([.$D6];&quot;000000&quot;)&amp;TEXT(SUM([.$P6:.$Y6]);&quot;+000000;-000000&quot;)&amp;TEXT([.$AT6]*100000;&quot;+000000;-000000&quot;)&amp;TEXT([.$O6]*100000;&quot;+000000;-000000&quot;)&amp;TEXT(ORG.LIBREOFFICE.RANDBETWEEN.NV(0;999999);&quot;+000000;-000000&quot;)" office:value-type="string" office:string-value="000016+000000+092453+125591+310493" calcext:value-type="string">
            <text:p>000016+000000+092453+125591+310493</text:p>
          </table:table-cell>
          <table:table-cell table:formula="of:=[.F6]*constPuntiVittoria+[.G6]*constPuntiSconfitta+[.H6]*constPuntiForfait" office:value-type="float" office:value="16" calcext:value-type="float">
            <text:p>16</text:p>
          </table:table-cell>
          <table:table-cell table:formula="of:=SUM([.F6:.H6])" office:value-type="float" office:value="6" calcext:value-type="float">
            <text:p>6</text:p>
          </table:table-cell>
          <table:table-cell table:formula="of:=SUMIF(areaSquadraACalendario;[.B6];areaVintaACalendario)+SUMIF(areaSquadraBCalendario;[.B6];areaVintaBCalendario)" office:value-type="float" office:value="5" calcext:value-type="float">
            <text:p>5</text:p>
          </table:table-cell>
          <table:table-cell table:formula="of:=SUMIF(areaSquadraACalendario;[.B6];areaPersaACalendario)+SUMIF(areaSquadraBCalendario;[.B6];areaPersaBCalendario)" office:value-type="float" office:value="1" calcext:value-type="float">
            <text:p>1</text:p>
          </table:table-cell>
          <table:table-cell table:formula="of:=SUMIF(areaSquadraACalendario;[.B6];areaForfaitACalendario)+SUMIF(areaSquadraBCalendario;[.B6];areaForfaitBCalendario)" office:value-type="float" office:value="0" calcext:value-type="float">
            <text:p>0</text:p>
          </table:table-cell>
          <table:table-cell table:formula="of:=SUMIF(areaSquadraACalendario;[.B6];areaPuntiFattiACalendario)+SUMIF(areaSquadraBCalendario;[.B6];areaPuntiFattiBCalendario)" office:value-type="float" office:value="319" calcext:value-type="float">
            <text:p>319</text:p>
          </table:table-cell>
          <table:table-cell table:formula="of:=SUMIF(areaSquadraACalendario;[.B6];areaPuntiSubitiACalendario)+SUMIF(areaSquadraBCalendario;[.B6];areaPuntiSubitiBCalendario)" office:value-type="float" office:value="254" calcext:value-type="float">
            <text:p>254</text:p>
          </table:table-cell>
          <table:table-cell table:formula="of:=SUMIF(areaSquadraACalendario;[.B6];areaDifferenzaPuntiACalendario)+SUMIF(areaSquadraBCalendario;[.B6];areaDifferenzaPuntiBCalendario)" office:value-type="float" office:value="65" calcext:value-type="float">
            <text:p>+65</text:p>
          </table:table-cell>
          <table:table-cell table:formula="of:=IF([.E6]=0;0;ROUND([.I6]/[.E6];2))" office:value-type="float" office:value="53.17" calcext:value-type="float">
            <text:p>53,17</text:p>
          </table:table-cell>
          <table:table-cell table:formula="of:=IF([.E6]=0;0;ROUND([.J6]/[.E6];2))" office:value-type="float" office:value="42.33" calcext:value-type="float">
            <text:p>42,33</text:p>
          </table:table-cell>
          <table:table-cell table:formula="of:=IF([.E6]=0;0;ROUND([.K6]/[.E6];2))" office:value-type="float" office:value="10.83" calcext:value-type="float">
            <text:p>+10,83</text:p>
          </table:table-cell>
          <table:table-cell table:formula="of:=ROUND([.I6]/[.J6];5)" office:value-type="float" office:value="1.25591" calcext:value-type="float">
            <text:p>1,25591</text:p>
          </table:table-cell>
          <table:table-cell table:formula="of:=IF(AND([.$B6]&lt;&gt;[.P$2];VLOOKUP([.$B6];areaCercaPuntiClassificaSquadre;3;0)=VLOOKUP([.P$2];areaCercaPuntiClassificaSquadre;3;0));SUMIFS(areaVintaACalendario;areaSquadraACalendario;[.$B6];areaSquadraBCalendario;[.P$2])+SUMIFS(areaVintaBCalendario;areaSquadraBCalendario;[.$B6];areaSquadraACalendario;[.P$2]);&quot;-&quot;)" office:value-type="string" office:string-value="-" calcext:value-type="string">
            <text:p>-</text:p>
          </table:table-cell>
          <table:table-cell table:formula="of:=IF(AND([.$B6]&lt;&gt;[.Q$2];VLOOKUP([.$B6];areaCercaPuntiClassificaSquadre;3;0)=VLOOKUP([.Q$2];areaCercaPuntiClassificaSquadre;3;0));SUMIFS(areaVintaACalendario;areaSquadraACalendario;[.$B6];areaSquadraBCalendario;[.Q$2])+SUMIFS(areaVintaBCalendario;areaSquadraBCalendario;[.$B6];areaSquadraACalendario;[.Q$2]);&quot;-&quot;)" office:value-type="string" office:string-value="-" calcext:value-type="string">
            <text:p>-</text:p>
          </table:table-cell>
          <table:table-cell table:formula="of:=IF(AND([.$B6]&lt;&gt;[.R$2];VLOOKUP([.$B6];areaCercaPuntiClassificaSquadre;3;0)=VLOOKUP([.R$2];areaCercaPuntiClassificaSquadre;3;0));SUMIFS(areaVintaACalendario;areaSquadraACalendario;[.$B6];areaSquadraBCalendario;[.R$2])+SUMIFS(areaVintaBCalendario;areaSquadraBCalendario;[.$B6];areaSquadraACalendario;[.R$2]);&quot;-&quot;)" office:value-type="string" office:string-value="-" calcext:value-type="string">
            <text:p>-</text:p>
          </table:table-cell>
          <table:table-cell table:formula="of:=IF(AND([.$B6]&lt;&gt;[.S$2];VLOOKUP([.$B6];areaCercaPuntiClassificaSquadre;3;0)=VLOOKUP([.S$2];areaCercaPuntiClassificaSquadre;3;0));SUMIFS(areaVintaACalendario;areaSquadraACalendario;[.$B6];areaSquadraBCalendario;[.S$2])+SUMIFS(areaVintaBCalendario;areaSquadraBCalendario;[.$B6];areaSquadraACalendario;[.S$2]);&quot;-&quot;)" office:value-type="string" office:string-value="-" calcext:value-type="string">
            <text:p>-</text:p>
          </table:table-cell>
          <table:table-cell table:formula="of:=IF(AND([.$B6]&lt;&gt;[.T$2];VLOOKUP([.$B6];areaCercaPuntiClassificaSquadre;3;0)=VLOOKUP([.T$2];areaCercaPuntiClassificaSquadre;3;0));SUMIFS(areaVintaACalendario;areaSquadraACalendario;[.$B6];areaSquadraBCalendario;[.T$2])+SUMIFS(areaVintaBCalendario;areaSquadraBCalendario;[.$B6];areaSquadraACalendario;[.T$2]);&quot;-&quot;)" office:value-type="string" office:string-value="-" calcext:value-type="string">
            <text:p>-</text:p>
          </table:table-cell>
          <table:table-cell table:formula="of:=IF(AND([.$B6]&lt;&gt;[.U$2];VLOOKUP([.$B6];areaCercaPuntiClassificaSquadre;3;0)=VLOOKUP([.U$2];areaCercaPuntiClassificaSquadre;3;0));SUMIFS(areaVintaACalendario;areaSquadraACalendario;[.$B6];areaSquadraBCalendario;[.U$2])+SUMIFS(areaVintaBCalendario;areaSquadraBCalendario;[.$B6];areaSquadraACalendario;[.U$2]);&quot;-&quot;)" office:value-type="float" office:value="0" calcext:value-type="float">
            <text:p>0</text:p>
          </table:table-cell>
          <table:table-cell table:formula="of:=IF(AND([.$B6]&lt;&gt;[.V$2];VLOOKUP([.$B6];areaCercaPuntiClassificaSquadre;3;0)=VLOOKUP([.V$2];areaCercaPuntiClassificaSquadre;3;0));SUMIFS(areaVintaACalendario;areaSquadraACalendario;[.$B6];areaSquadraBCalendario;[.V$2])+SUMIFS(areaVintaBCalendario;areaSquadraBCalendario;[.$B6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6]&lt;&gt;[.Z$2];VLOOKUP([.$B6];areaCercaPuntiClassificaSquadre;3;0)=VLOOKUP([.Z$2];areaCercaPuntiClassificaSquadre;3;0));SUMIFS(areaPuntiFattiACalendario;areaSquadraACalendario;[.$B6];areaSquadraBCalendario;[.Z$2])+SUMIFS(areaPuntiFattiBCalendario;areaSquadraBCalendario;[.$B6];areaSquadraACalendario;[.Z$2]);&quot;-&quot;)" office:value-type="string" office:string-value="-" calcext:value-type="string">
            <text:p>-</text:p>
          </table:table-cell>
          <table:table-cell table:style-name="ce142" table:formula="of:=IF(AND([.$B6]&lt;&gt;[.AA$2];VLOOKUP([.$B6];areaCercaPuntiClassificaSquadre;3;0)=VLOOKUP([.AA$2];areaCercaPuntiClassificaSquadre;3;0));SUMIFS(areaPuntiFattiACalendario;areaSquadraACalendario;[.$B6];areaSquadraBCalendario;[.AA$2])+SUMIFS(areaPuntiFattiBCalendario;areaSquadraBCalendario;[.$B6];areaSquadraACalendario;[.AA$2]);&quot;-&quot;)" office:value-type="string" office:string-value="-" calcext:value-type="string">
            <text:p>-</text:p>
          </table:table-cell>
          <table:table-cell table:style-name="ce142" table:formula="of:=IF(AND([.$B6]&lt;&gt;[.AB$2];VLOOKUP([.$B6];areaCercaPuntiClassificaSquadre;3;0)=VLOOKUP([.AB$2];areaCercaPuntiClassificaSquadre;3;0));SUMIFS(areaPuntiFattiACalendario;areaSquadraACalendario;[.$B6];areaSquadraBCalendario;[.AB$2])+SUMIFS(areaPuntiFattiBCalendario;areaSquadraBCalendario;[.$B6];areaSquadraACalendario;[.AB$2]);&quot;-&quot;)" office:value-type="string" office:string-value="-" calcext:value-type="string">
            <text:p>-</text:p>
          </table:table-cell>
          <table:table-cell table:style-name="ce142" table:formula="of:=IF(AND([.$B6]&lt;&gt;[.AC$2];VLOOKUP([.$B6];areaCercaPuntiClassificaSquadre;3;0)=VLOOKUP([.AC$2];areaCercaPuntiClassificaSquadre;3;0));SUMIFS(areaPuntiFattiACalendario;areaSquadraACalendario;[.$B6];areaSquadraBCalendario;[.AC$2])+SUMIFS(areaPuntiFattiBCalendario;areaSquadraBCalendario;[.$B6];areaSquadraACalendario;[.AC$2]);&quot;-&quot;)" office:value-type="string" office:string-value="-" calcext:value-type="string">
            <text:p>-</text:p>
          </table:table-cell>
          <table:table-cell table:style-name="ce142" table:formula="of:=IF(AND([.$B6]&lt;&gt;[.AD$2];VLOOKUP([.$B6];areaCercaPuntiClassificaSquadre;3;0)=VLOOKUP([.AD$2];areaCercaPuntiClassificaSquadre;3;0));SUMIFS(areaPuntiFattiACalendario;areaSquadraACalendario;[.$B6];areaSquadraBCalendario;[.AD$2])+SUMIFS(areaPuntiFattiBCalendario;areaSquadraBCalendario;[.$B6];areaSquadraACalendario;[.AD$2]);&quot;-&quot;)" office:value-type="string" office:string-value="-" calcext:value-type="string">
            <text:p>-</text:p>
          </table:table-cell>
          <table:table-cell table:style-name="ce142" table:formula="of:=IF(AND([.$B6]&lt;&gt;[.AE$2];VLOOKUP([.$B6];areaCercaPuntiClassificaSquadre;3;0)=VLOOKUP([.AE$2];areaCercaPuntiClassificaSquadre;3;0));SUMIFS(areaPuntiFattiACalendario;areaSquadraACalendario;[.$B6];areaSquadraBCalendario;[.AE$2])+SUMIFS(areaPuntiFattiBCalendario;areaSquadraBCalendario;[.$B6];areaSquadraACalendario;[.AE$2]);&quot;-&quot;)" office:value-type="float" office:value="49" calcext:value-type="float">
            <text:p>49</text:p>
          </table:table-cell>
          <table:table-cell table:style-name="ce142" table:formula="of:=IF(AND([.$B6]&lt;&gt;[.AF$2];VLOOKUP([.$B6];areaCercaPuntiClassificaSquadre;3;0)=VLOOKUP([.AF$2];areaCercaPuntiClassificaSquadre;3;0));SUMIFS(areaPuntiFattiACalendario;areaSquadraACalendario;[.$B6];areaSquadraBCalendario;[.AF$2])+SUMIFS(areaPuntiFattiBCalendario;areaSquadraBCalendario;[.$B6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6]&lt;&gt;[.AJ$2];VLOOKUP([.$B6];areaCercaPuntiClassificaSquadre;3;0)=VLOOKUP([.AJ$2];areaCercaPuntiClassificaSquadre;3;0));SUMIFS(areaPuntiSubitiACalendario;areaSquadraACalendario;[.$B6];areaSquadraBCalendario;[.AJ$2])+SUMIFS(areaPuntiSubitiBCalendario;areaSquadraBCalendario;[.$B6];areaSquadraACalendario;[.AJ$2]);&quot;-&quot;)" office:value-type="string" office:string-value="-" calcext:value-type="string">
            <text:p>-</text:p>
          </table:table-cell>
          <table:table-cell table:style-name="ce142" table:formula="of:=IF(AND([.$B6]&lt;&gt;[.AK$2];VLOOKUP([.$B6];areaCercaPuntiClassificaSquadre;3;0)=VLOOKUP([.AK$2];areaCercaPuntiClassificaSquadre;3;0));SUMIFS(areaPuntiSubitiACalendario;areaSquadraACalendario;[.$B6];areaSquadraBCalendario;[.AK$2])+SUMIFS(areaPuntiSubitiBCalendario;areaSquadraBCalendario;[.$B6];areaSquadraACalendario;[.AK$2]);&quot;-&quot;)" office:value-type="string" office:string-value="-" calcext:value-type="string">
            <text:p>-</text:p>
          </table:table-cell>
          <table:table-cell table:style-name="ce142" table:formula="of:=IF(AND([.$B6]&lt;&gt;[.AL$2];VLOOKUP([.$B6];areaCercaPuntiClassificaSquadre;3;0)=VLOOKUP([.AL$2];areaCercaPuntiClassificaSquadre;3;0));SUMIFS(areaPuntiSubitiACalendario;areaSquadraACalendario;[.$B6];areaSquadraBCalendario;[.AL$2])+SUMIFS(areaPuntiSubitiBCalendario;areaSquadraBCalendario;[.$B6];areaSquadraACalendario;[.AL$2]);&quot;-&quot;)" office:value-type="string" office:string-value="-" calcext:value-type="string">
            <text:p>-</text:p>
          </table:table-cell>
          <table:table-cell table:style-name="ce142" table:formula="of:=IF(AND([.$B6]&lt;&gt;[.AM$2];VLOOKUP([.$B6];areaCercaPuntiClassificaSquadre;3;0)=VLOOKUP([.AM$2];areaCercaPuntiClassificaSquadre;3;0));SUMIFS(areaPuntiSubitiACalendario;areaSquadraACalendario;[.$B6];areaSquadraBCalendario;[.AM$2])+SUMIFS(areaPuntiSubitiBCalendario;areaSquadraBCalendario;[.$B6];areaSquadraACalendario;[.AM$2]);&quot;-&quot;)" office:value-type="string" office:string-value="-" calcext:value-type="string">
            <text:p>-</text:p>
          </table:table-cell>
          <table:table-cell table:style-name="ce142" table:formula="of:=IF(AND([.$B6]&lt;&gt;[.AN$2];VLOOKUP([.$B6];areaCercaPuntiClassificaSquadre;3;0)=VLOOKUP([.AN$2];areaCercaPuntiClassificaSquadre;3;0));SUMIFS(areaPuntiSubitiACalendario;areaSquadraACalendario;[.$B6];areaSquadraBCalendario;[.AN$2])+SUMIFS(areaPuntiSubitiBCalendario;areaSquadraBCalendario;[.$B6];areaSquadraACalendario;[.AN$2]);&quot;-&quot;)" office:value-type="string" office:string-value="-" calcext:value-type="string">
            <text:p>-</text:p>
          </table:table-cell>
          <table:table-cell table:style-name="ce142" table:formula="of:=IF(AND([.$B6]&lt;&gt;[.AO$2];VLOOKUP([.$B6];areaCercaPuntiClassificaSquadre;3;0)=VLOOKUP([.AO$2];areaCercaPuntiClassificaSquadre;3;0));SUMIFS(areaPuntiSubitiACalendario;areaSquadraACalendario;[.$B6];areaSquadraBCalendario;[.AO$2])+SUMIFS(areaPuntiSubitiBCalendario;areaSquadraBCalendario;[.$B6];areaSquadraACalendario;[.AO$2]);&quot;-&quot;)" office:value-type="float" office:value="53" calcext:value-type="float">
            <text:p>53</text:p>
          </table:table-cell>
          <table:table-cell table:style-name="ce142" table:formula="of:=IF(AND([.$B6]&lt;&gt;[.AP$2];VLOOKUP([.$B6];areaCercaPuntiClassificaSquadre;3;0)=VLOOKUP([.AP$2];areaCercaPuntiClassificaSquadre;3;0));SUMIFS(areaPuntiSubitiACalendario;areaSquadraACalendario;[.$B6];areaSquadraBCalendario;[.AP$2])+SUMIFS(areaPuntiSubitiBCalendario;areaSquadraBCalendario;[.$B6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6:.$AS6])&gt;0;ROUND(SUM([.$Z6:.$AI6])/SUM([.$AJ6:.$AS6]);5);0)" office:value-type="float" office:value="0.92453" calcext:value-type="float">
            <text:p>0,92453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7])-1" office:value-type="float" office:value="3" calcext:value-type="float">
            <text:p>3</text:p>
          </table:table-cell>
          <table:table-cell table:formula="of:=[Squadre.A7]&amp;&quot;&quot;" office:value-type="string" office:string-value="Elefanti" calcext:value-type="string">
            <text:p>Elefanti</text:p>
          </table:table-cell>
          <table:table-cell table:style-name="ce130" table:formula="of:=TEXT([.$D7];&quot;000000&quot;)&amp;TEXT(SUM([.$P7:.$Y7]);&quot;+000000;-000000&quot;)&amp;TEXT([.$AT7]*100000;&quot;+000000;-000000&quot;)&amp;TEXT([.$O7]*100000;&quot;+000000;-000000&quot;)&amp;TEXT(ORG.LIBREOFFICE.RANDBETWEEN.NV(0;999999);&quot;+000000;-000000&quot;)" office:value-type="string" office:string-value="000014+000000+000000+142105+075057" calcext:value-type="string">
            <text:p>000014+000000+000000+142105+075057</text:p>
          </table:table-cell>
          <table:table-cell table:formula="of:=[.F7]*constPuntiVittoria+[.G7]*constPuntiSconfitta+[.H7]*constPuntiForfait" office:value-type="float" office:value="14" calcext:value-type="float">
            <text:p>14</text:p>
          </table:table-cell>
          <table:table-cell table:formula="of:=SUM([.F7:.H7])" office:value-type="float" office:value="6" calcext:value-type="float">
            <text:p>6</text:p>
          </table:table-cell>
          <table:table-cell table:formula="of:=SUMIF(areaSquadraACalendario;[.B7];areaVintaACalendario)+SUMIF(areaSquadraBCalendario;[.B7];areaVintaBCalendario)" office:value-type="float" office:value="4" calcext:value-type="float">
            <text:p>4</text:p>
          </table:table-cell>
          <table:table-cell table:formula="of:=SUMIF(areaSquadraACalendario;[.B7];areaPersaACalendario)+SUMIF(areaSquadraBCalendario;[.B7];areaPersaBCalendario)" office:value-type="float" office:value="2" calcext:value-type="float">
            <text:p>2</text:p>
          </table:table-cell>
          <table:table-cell table:formula="of:=SUMIF(areaSquadraACalendario;[.B7];areaForfaitACalendario)+SUMIF(areaSquadraBCalendario;[.B7];areaForfaitBCalendario)" office:value-type="float" office:value="0" calcext:value-type="float">
            <text:p>0</text:p>
          </table:table-cell>
          <table:table-cell table:formula="of:=SUMIF(areaSquadraACalendario;[.B7];areaPuntiFattiACalendario)+SUMIF(areaSquadraBCalendario;[.B7];areaPuntiFattiBCalendario)" office:value-type="float" office:value="351" calcext:value-type="float">
            <text:p>351</text:p>
          </table:table-cell>
          <table:table-cell table:formula="of:=SUMIF(areaSquadraACalendario;[.B7];areaPuntiSubitiACalendario)+SUMIF(areaSquadraBCalendario;[.B7];areaPuntiSubitiBCalendario)" office:value-type="float" office:value="247" calcext:value-type="float">
            <text:p>247</text:p>
          </table:table-cell>
          <table:table-cell table:formula="of:=SUMIF(areaSquadraACalendario;[.B7];areaDifferenzaPuntiACalendario)+SUMIF(areaSquadraBCalendario;[.B7];areaDifferenzaPuntiBCalendario)" office:value-type="float" office:value="104" calcext:value-type="float">
            <text:p>+104</text:p>
          </table:table-cell>
          <table:table-cell table:formula="of:=IF([.E7]=0;0;ROUND([.I7]/[.E7];2))" office:value-type="float" office:value="58.5" calcext:value-type="float">
            <text:p>58,5</text:p>
          </table:table-cell>
          <table:table-cell table:formula="of:=IF([.E7]=0;0;ROUND([.J7]/[.E7];2))" office:value-type="float" office:value="41.17" calcext:value-type="float">
            <text:p>41,17</text:p>
          </table:table-cell>
          <table:table-cell table:formula="of:=IF([.E7]=0;0;ROUND([.K7]/[.E7];2))" office:value-type="float" office:value="17.33" calcext:value-type="float">
            <text:p>+17,33</text:p>
          </table:table-cell>
          <table:table-cell table:formula="of:=ROUND([.I7]/[.J7];5)" office:value-type="float" office:value="1.42105" calcext:value-type="float">
            <text:p>1,42105</text:p>
          </table:table-cell>
          <table:table-cell table:formula="of:=IF(AND([.$B7]&lt;&gt;[.P$2];VLOOKUP([.$B7];areaCercaPuntiClassificaSquadre;3;0)=VLOOKUP([.P$2];areaCercaPuntiClassificaSquadre;3;0));SUMIFS(areaVintaACalendario;areaSquadraACalendario;[.$B7];areaSquadraBCalendario;[.P$2])+SUMIFS(areaVintaBCalendario;areaSquadraBCalendario;[.$B7];areaSquadraACalendario;[.P$2]);&quot;-&quot;)" office:value-type="string" office:string-value="-" calcext:value-type="string">
            <text:p>-</text:p>
          </table:table-cell>
          <table:table-cell table:formula="of:=IF(AND([.$B7]&lt;&gt;[.Q$2];VLOOKUP([.$B7];areaCercaPuntiClassificaSquadre;3;0)=VLOOKUP([.Q$2];areaCercaPuntiClassificaSquadre;3;0));SUMIFS(areaVintaACalendario;areaSquadraACalendario;[.$B7];areaSquadraBCalendario;[.Q$2])+SUMIFS(areaVintaBCalendario;areaSquadraBCalendario;[.$B7];areaSquadraACalendario;[.Q$2]);&quot;-&quot;)" office:value-type="string" office:string-value="-" calcext:value-type="string">
            <text:p>-</text:p>
          </table:table-cell>
          <table:table-cell table:formula="of:=IF(AND([.$B7]&lt;&gt;[.R$2];VLOOKUP([.$B7];areaCercaPuntiClassificaSquadre;3;0)=VLOOKUP([.R$2];areaCercaPuntiClassificaSquadre;3;0));SUMIFS(areaVintaACalendario;areaSquadraACalendario;[.$B7];areaSquadraBCalendario;[.R$2])+SUMIFS(areaVintaBCalendario;areaSquadraBCalendario;[.$B7];areaSquadraACalendario;[.R$2]);&quot;-&quot;)" office:value-type="string" office:string-value="-" calcext:value-type="string">
            <text:p>-</text:p>
          </table:table-cell>
          <table:table-cell table:formula="of:=IF(AND([.$B7]&lt;&gt;[.S$2];VLOOKUP([.$B7];areaCercaPuntiClassificaSquadre;3;0)=VLOOKUP([.S$2];areaCercaPuntiClassificaSquadre;3;0));SUMIFS(areaVintaACalendario;areaSquadraACalendario;[.$B7];areaSquadraBCalendario;[.S$2])+SUMIFS(areaVintaBCalendario;areaSquadraBCalendario;[.$B7];areaSquadraACalendario;[.S$2]);&quot;-&quot;)" office:value-type="string" office:string-value="-" calcext:value-type="string">
            <text:p>-</text:p>
          </table:table-cell>
          <table:table-cell table:formula="of:=IF(AND([.$B7]&lt;&gt;[.T$2];VLOOKUP([.$B7];areaCercaPuntiClassificaSquadre;3;0)=VLOOKUP([.T$2];areaCercaPuntiClassificaSquadre;3;0));SUMIFS(areaVintaACalendario;areaSquadraACalendario;[.$B7];areaSquadraBCalendario;[.T$2])+SUMIFS(areaVintaBCalendario;areaSquadraBCalendario;[.$B7];areaSquadraACalendario;[.T$2]);&quot;-&quot;)" office:value-type="string" office:string-value="-" calcext:value-type="string">
            <text:p>-</text:p>
          </table:table-cell>
          <table:table-cell table:formula="of:=IF(AND([.$B7]&lt;&gt;[.U$2];VLOOKUP([.$B7];areaCercaPuntiClassificaSquadre;3;0)=VLOOKUP([.U$2];areaCercaPuntiClassificaSquadre;3;0));SUMIFS(areaVintaACalendario;areaSquadraACalendario;[.$B7];areaSquadraBCalendario;[.U$2])+SUMIFS(areaVintaBCalendario;areaSquadraBCalendario;[.$B7];areaSquadraACalendario;[.U$2]);&quot;-&quot;)" office:value-type="string" office:string-value="-" calcext:value-type="string">
            <text:p>-</text:p>
          </table:table-cell>
          <table:table-cell table:formula="of:=IF(AND([.$B7]&lt;&gt;[.V$2];VLOOKUP([.$B7];areaCercaPuntiClassificaSquadre;3;0)=VLOOKUP([.V$2];areaCercaPuntiClassificaSquadre;3;0));SUMIFS(areaVintaACalendario;areaSquadraACalendario;[.$B7];areaSquadraBCalendario;[.V$2])+SUMIFS(areaVintaBCalendario;areaSquadraBCalendario;[.$B7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7]&lt;&gt;[.Z$2];VLOOKUP([.$B7];areaCercaPuntiClassificaSquadre;3;0)=VLOOKUP([.Z$2];areaCercaPuntiClassificaSquadre;3;0));SUMIFS(areaPuntiFattiACalendario;areaSquadraACalendario;[.$B7];areaSquadraBCalendario;[.Z$2])+SUMIFS(areaPuntiFattiBCalendario;areaSquadraBCalendario;[.$B7];areaSquadraACalendario;[.Z$2]);&quot;-&quot;)" office:value-type="string" office:string-value="-" calcext:value-type="string">
            <text:p>-</text:p>
          </table:table-cell>
          <table:table-cell table:style-name="ce142" table:formula="of:=IF(AND([.$B7]&lt;&gt;[.AA$2];VLOOKUP([.$B7];areaCercaPuntiClassificaSquadre;3;0)=VLOOKUP([.AA$2];areaCercaPuntiClassificaSquadre;3;0));SUMIFS(areaPuntiFattiACalendario;areaSquadraACalendario;[.$B7];areaSquadraBCalendario;[.AA$2])+SUMIFS(areaPuntiFattiBCalendario;areaSquadraBCalendario;[.$B7];areaSquadraACalendario;[.AA$2]);&quot;-&quot;)" office:value-type="string" office:string-value="-" calcext:value-type="string">
            <text:p>-</text:p>
          </table:table-cell>
          <table:table-cell table:style-name="ce142" table:formula="of:=IF(AND([.$B7]&lt;&gt;[.AB$2];VLOOKUP([.$B7];areaCercaPuntiClassificaSquadre;3;0)=VLOOKUP([.AB$2];areaCercaPuntiClassificaSquadre;3;0));SUMIFS(areaPuntiFattiACalendario;areaSquadraACalendario;[.$B7];areaSquadraBCalendario;[.AB$2])+SUMIFS(areaPuntiFattiBCalendario;areaSquadraBCalendario;[.$B7];areaSquadraACalendario;[.AB$2]);&quot;-&quot;)" office:value-type="string" office:string-value="-" calcext:value-type="string">
            <text:p>-</text:p>
          </table:table-cell>
          <table:table-cell table:style-name="ce142" table:formula="of:=IF(AND([.$B7]&lt;&gt;[.AC$2];VLOOKUP([.$B7];areaCercaPuntiClassificaSquadre;3;0)=VLOOKUP([.AC$2];areaCercaPuntiClassificaSquadre;3;0));SUMIFS(areaPuntiFattiACalendario;areaSquadraACalendario;[.$B7];areaSquadraBCalendario;[.AC$2])+SUMIFS(areaPuntiFattiBCalendario;areaSquadraBCalendario;[.$B7];areaSquadraACalendario;[.AC$2]);&quot;-&quot;)" office:value-type="string" office:string-value="-" calcext:value-type="string">
            <text:p>-</text:p>
          </table:table-cell>
          <table:table-cell table:style-name="ce142" table:formula="of:=IF(AND([.$B7]&lt;&gt;[.AD$2];VLOOKUP([.$B7];areaCercaPuntiClassificaSquadre;3;0)=VLOOKUP([.AD$2];areaCercaPuntiClassificaSquadre;3;0));SUMIFS(areaPuntiFattiACalendario;areaSquadraACalendario;[.$B7];areaSquadraBCalendario;[.AD$2])+SUMIFS(areaPuntiFattiBCalendario;areaSquadraBCalendario;[.$B7];areaSquadraACalendario;[.AD$2]);&quot;-&quot;)" office:value-type="string" office:string-value="-" calcext:value-type="string">
            <text:p>-</text:p>
          </table:table-cell>
          <table:table-cell table:style-name="ce142" table:formula="of:=IF(AND([.$B7]&lt;&gt;[.AE$2];VLOOKUP([.$B7];areaCercaPuntiClassificaSquadre;3;0)=VLOOKUP([.AE$2];areaCercaPuntiClassificaSquadre;3;0));SUMIFS(areaPuntiFattiACalendario;areaSquadraACalendario;[.$B7];areaSquadraBCalendario;[.AE$2])+SUMIFS(areaPuntiFattiBCalendario;areaSquadraBCalendario;[.$B7];areaSquadraACalendario;[.AE$2]);&quot;-&quot;)" office:value-type="string" office:string-value="-" calcext:value-type="string">
            <text:p>-</text:p>
          </table:table-cell>
          <table:table-cell table:style-name="ce142" table:formula="of:=IF(AND([.$B7]&lt;&gt;[.AF$2];VLOOKUP([.$B7];areaCercaPuntiClassificaSquadre;3;0)=VLOOKUP([.AF$2];areaCercaPuntiClassificaSquadre;3;0));SUMIFS(areaPuntiFattiACalendario;areaSquadraACalendario;[.$B7];areaSquadraBCalendario;[.AF$2])+SUMIFS(areaPuntiFattiBCalendario;areaSquadraBCalendario;[.$B7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7]&lt;&gt;[.AJ$2];VLOOKUP([.$B7];areaCercaPuntiClassificaSquadre;3;0)=VLOOKUP([.AJ$2];areaCercaPuntiClassificaSquadre;3;0));SUMIFS(areaPuntiSubitiACalendario;areaSquadraACalendario;[.$B7];areaSquadraBCalendario;[.AJ$2])+SUMIFS(areaPuntiSubitiBCalendario;areaSquadraBCalendario;[.$B7];areaSquadraACalendario;[.AJ$2]);&quot;-&quot;)" office:value-type="string" office:string-value="-" calcext:value-type="string">
            <text:p>-</text:p>
          </table:table-cell>
          <table:table-cell table:style-name="ce142" table:formula="of:=IF(AND([.$B7]&lt;&gt;[.AK$2];VLOOKUP([.$B7];areaCercaPuntiClassificaSquadre;3;0)=VLOOKUP([.AK$2];areaCercaPuntiClassificaSquadre;3;0));SUMIFS(areaPuntiSubitiACalendario;areaSquadraACalendario;[.$B7];areaSquadraBCalendario;[.AK$2])+SUMIFS(areaPuntiSubitiBCalendario;areaSquadraBCalendario;[.$B7];areaSquadraACalendario;[.AK$2]);&quot;-&quot;)" office:value-type="string" office:string-value="-" calcext:value-type="string">
            <text:p>-</text:p>
          </table:table-cell>
          <table:table-cell table:style-name="ce142" table:formula="of:=IF(AND([.$B7]&lt;&gt;[.AL$2];VLOOKUP([.$B7];areaCercaPuntiClassificaSquadre;3;0)=VLOOKUP([.AL$2];areaCercaPuntiClassificaSquadre;3;0));SUMIFS(areaPuntiSubitiACalendario;areaSquadraACalendario;[.$B7];areaSquadraBCalendario;[.AL$2])+SUMIFS(areaPuntiSubitiBCalendario;areaSquadraBCalendario;[.$B7];areaSquadraACalendario;[.AL$2]);&quot;-&quot;)" office:value-type="string" office:string-value="-" calcext:value-type="string">
            <text:p>-</text:p>
          </table:table-cell>
          <table:table-cell table:style-name="ce142" table:formula="of:=IF(AND([.$B7]&lt;&gt;[.AM$2];VLOOKUP([.$B7];areaCercaPuntiClassificaSquadre;3;0)=VLOOKUP([.AM$2];areaCercaPuntiClassificaSquadre;3;0));SUMIFS(areaPuntiSubitiACalendario;areaSquadraACalendario;[.$B7];areaSquadraBCalendario;[.AM$2])+SUMIFS(areaPuntiSubitiBCalendario;areaSquadraBCalendario;[.$B7];areaSquadraACalendario;[.AM$2]);&quot;-&quot;)" office:value-type="string" office:string-value="-" calcext:value-type="string">
            <text:p>-</text:p>
          </table:table-cell>
          <table:table-cell table:style-name="ce142" table:formula="of:=IF(AND([.$B7]&lt;&gt;[.AN$2];VLOOKUP([.$B7];areaCercaPuntiClassificaSquadre;3;0)=VLOOKUP([.AN$2];areaCercaPuntiClassificaSquadre;3;0));SUMIFS(areaPuntiSubitiACalendario;areaSquadraACalendario;[.$B7];areaSquadraBCalendario;[.AN$2])+SUMIFS(areaPuntiSubitiBCalendario;areaSquadraBCalendario;[.$B7];areaSquadraACalendario;[.AN$2]);&quot;-&quot;)" office:value-type="string" office:string-value="-" calcext:value-type="string">
            <text:p>-</text:p>
          </table:table-cell>
          <table:table-cell table:style-name="ce142" table:formula="of:=IF(AND([.$B7]&lt;&gt;[.AO$2];VLOOKUP([.$B7];areaCercaPuntiClassificaSquadre;3;0)=VLOOKUP([.AO$2];areaCercaPuntiClassificaSquadre;3;0));SUMIFS(areaPuntiSubitiACalendario;areaSquadraACalendario;[.$B7];areaSquadraBCalendario;[.AO$2])+SUMIFS(areaPuntiSubitiBCalendario;areaSquadraBCalendario;[.$B7];areaSquadraACalendario;[.AO$2]);&quot;-&quot;)" office:value-type="string" office:string-value="-" calcext:value-type="string">
            <text:p>-</text:p>
          </table:table-cell>
          <table:table-cell table:style-name="ce142" table:formula="of:=IF(AND([.$B7]&lt;&gt;[.AP$2];VLOOKUP([.$B7];areaCercaPuntiClassificaSquadre;3;0)=VLOOKUP([.AP$2];areaCercaPuntiClassificaSquadre;3;0));SUMIFS(areaPuntiSubitiACalendario;areaSquadraACalendario;[.$B7];areaSquadraBCalendario;[.AP$2])+SUMIFS(areaPuntiSubitiBCalendario;areaSquadraBCalendario;[.$B7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7:.$AS7])&gt;0;ROUND(SUM([.$Z7:.$AI7])/SUM([.$AJ7:.$AS7]);5);0)" office:value-type="float" office:value="0" calcext:value-type="float">
            <text:p>0,00000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8])-1" office:value-type="float" office:value="1" calcext:value-type="float">
            <text:p>1</text:p>
          </table:table-cell>
          <table:table-cell table:formula="of:=[Squadre.A8]&amp;&quot;&quot;" office:value-type="string" office:string-value="Fenicotteri" calcext:value-type="string">
            <text:p>Fenicotteri</text:p>
          </table:table-cell>
          <table:table-cell table:style-name="ce130" table:formula="of:=TEXT([.$D8];&quot;000000&quot;)&amp;TEXT(SUM([.$P8:.$Y8]);&quot;+000000;-000000&quot;)&amp;TEXT([.$AT8]*100000;&quot;+000000;-000000&quot;)&amp;TEXT([.$O8]*100000;&quot;+000000;-000000&quot;)&amp;TEXT(ORG.LIBREOFFICE.RANDBETWEEN.NV(0;999999);&quot;+000000;-000000&quot;)" office:value-type="string" office:string-value="000016+000001+108163+119200+768914" calcext:value-type="string">
            <text:p>000016+000001+108163+119200+768914</text:p>
          </table:table-cell>
          <table:table-cell table:formula="of:=[.F8]*constPuntiVittoria+[.G8]*constPuntiSconfitta+[.H8]*constPuntiForfait" office:value-type="float" office:value="16" calcext:value-type="float">
            <text:p>16</text:p>
          </table:table-cell>
          <table:table-cell table:formula="of:=SUM([.F8:.H8])" office:value-type="float" office:value="6" calcext:value-type="float">
            <text:p>6</text:p>
          </table:table-cell>
          <table:table-cell table:formula="of:=SUMIF(areaSquadraACalendario;[.B8];areaVintaACalendario)+SUMIF(areaSquadraBCalendario;[.B8];areaVintaBCalendario)" office:value-type="float" office:value="5" calcext:value-type="float">
            <text:p>5</text:p>
          </table:table-cell>
          <table:table-cell table:formula="of:=SUMIF(areaSquadraACalendario;[.B8];areaPersaACalendario)+SUMIF(areaSquadraBCalendario;[.B8];areaPersaBCalendario)" office:value-type="float" office:value="1" calcext:value-type="float">
            <text:p>1</text:p>
          </table:table-cell>
          <table:table-cell table:formula="of:=SUMIF(areaSquadraACalendario;[.B8];areaForfaitACalendario)+SUMIF(areaSquadraBCalendario;[.B8];areaForfaitBCalendario)" office:value-type="float" office:value="0" calcext:value-type="float">
            <text:p>0</text:p>
          </table:table-cell>
          <table:table-cell table:formula="of:=SUMIF(areaSquadraACalendario;[.B8];areaPuntiFattiACalendario)+SUMIF(areaSquadraBCalendario;[.B8];areaPuntiFattiBCalendario)" office:value-type="float" office:value="298" calcext:value-type="float">
            <text:p>298</text:p>
          </table:table-cell>
          <table:table-cell table:formula="of:=SUMIF(areaSquadraACalendario;[.B8];areaPuntiSubitiACalendario)+SUMIF(areaSquadraBCalendario;[.B8];areaPuntiSubitiBCalendario)" office:value-type="float" office:value="250" calcext:value-type="float">
            <text:p>250</text:p>
          </table:table-cell>
          <table:table-cell table:formula="of:=SUMIF(areaSquadraACalendario;[.B8];areaDifferenzaPuntiACalendario)+SUMIF(areaSquadraBCalendario;[.B8];areaDifferenzaPuntiBCalendario)" office:value-type="float" office:value="48" calcext:value-type="float">
            <text:p>+48</text:p>
          </table:table-cell>
          <table:table-cell table:formula="of:=IF([.E8]=0;0;ROUND([.I8]/[.E8];2))" office:value-type="float" office:value="49.67" calcext:value-type="float">
            <text:p>49,67</text:p>
          </table:table-cell>
          <table:table-cell table:formula="of:=IF([.E8]=0;0;ROUND([.J8]/[.E8];2))" office:value-type="float" office:value="41.67" calcext:value-type="float">
            <text:p>41,67</text:p>
          </table:table-cell>
          <table:table-cell table:formula="of:=IF([.E8]=0;0;ROUND([.K8]/[.E8];2))" office:value-type="float" office:value="8" calcext:value-type="float">
            <text:p>+8,00</text:p>
          </table:table-cell>
          <table:table-cell table:formula="of:=ROUND([.I8]/[.J8];5)" office:value-type="float" office:value="1.192" calcext:value-type="float">
            <text:p>1,19200</text:p>
          </table:table-cell>
          <table:table-cell table:formula="of:=IF(AND([.$B8]&lt;&gt;[.P$2];VLOOKUP([.$B8];areaCercaPuntiClassificaSquadre;3;0)=VLOOKUP([.P$2];areaCercaPuntiClassificaSquadre;3;0));SUMIFS(areaVintaACalendario;areaSquadraACalendario;[.$B8];areaSquadraBCalendario;[.P$2])+SUMIFS(areaVintaBCalendario;areaSquadraBCalendario;[.$B8];areaSquadraACalendario;[.P$2]);&quot;-&quot;)" office:value-type="string" office:string-value="-" calcext:value-type="string">
            <text:p>-</text:p>
          </table:table-cell>
          <table:table-cell table:formula="of:=IF(AND([.$B8]&lt;&gt;[.Q$2];VLOOKUP([.$B8];areaCercaPuntiClassificaSquadre;3;0)=VLOOKUP([.Q$2];areaCercaPuntiClassificaSquadre;3;0));SUMIFS(areaVintaACalendario;areaSquadraACalendario;[.$B8];areaSquadraBCalendario;[.Q$2])+SUMIFS(areaVintaBCalendario;areaSquadraBCalendario;[.$B8];areaSquadraACalendario;[.Q$2]);&quot;-&quot;)" office:value-type="string" office:string-value="-" calcext:value-type="string">
            <text:p>-</text:p>
          </table:table-cell>
          <table:table-cell table:formula="of:=IF(AND([.$B8]&lt;&gt;[.R$2];VLOOKUP([.$B8];areaCercaPuntiClassificaSquadre;3;0)=VLOOKUP([.R$2];areaCercaPuntiClassificaSquadre;3;0));SUMIFS(areaVintaACalendario;areaSquadraACalendario;[.$B8];areaSquadraBCalendario;[.R$2])+SUMIFS(areaVintaBCalendario;areaSquadraBCalendario;[.$B8];areaSquadraACalendario;[.R$2]);&quot;-&quot;)" office:value-type="string" office:string-value="-" calcext:value-type="string">
            <text:p>-</text:p>
          </table:table-cell>
          <table:table-cell table:formula="of:=IF(AND([.$B8]&lt;&gt;[.S$2];VLOOKUP([.$B8];areaCercaPuntiClassificaSquadre;3;0)=VLOOKUP([.S$2];areaCercaPuntiClassificaSquadre;3;0));SUMIFS(areaVintaACalendario;areaSquadraACalendario;[.$B8];areaSquadraBCalendario;[.S$2])+SUMIFS(areaVintaBCalendario;areaSquadraBCalendario;[.$B8];areaSquadraACalendario;[.S$2]);&quot;-&quot;)" office:value-type="float" office:value="1" calcext:value-type="float">
            <text:p>1</text:p>
          </table:table-cell>
          <table:table-cell table:formula="of:=IF(AND([.$B8]&lt;&gt;[.T$2];VLOOKUP([.$B8];areaCercaPuntiClassificaSquadre;3;0)=VLOOKUP([.T$2];areaCercaPuntiClassificaSquadre;3;0));SUMIFS(areaVintaACalendario;areaSquadraACalendario;[.$B8];areaSquadraBCalendario;[.T$2])+SUMIFS(areaVintaBCalendario;areaSquadraBCalendario;[.$B8];areaSquadraACalendario;[.T$2]);&quot;-&quot;)" office:value-type="string" office:string-value="-" calcext:value-type="string">
            <text:p>-</text:p>
          </table:table-cell>
          <table:table-cell table:formula="of:=IF(AND([.$B8]&lt;&gt;[.U$2];VLOOKUP([.$B8];areaCercaPuntiClassificaSquadre;3;0)=VLOOKUP([.U$2];areaCercaPuntiClassificaSquadre;3;0));SUMIFS(areaVintaACalendario;areaSquadraACalendario;[.$B8];areaSquadraBCalendario;[.U$2])+SUMIFS(areaVintaBCalendario;areaSquadraBCalendario;[.$B8];areaSquadraACalendario;[.U$2]);&quot;-&quot;)" office:value-type="string" office:string-value="-" calcext:value-type="string">
            <text:p>-</text:p>
          </table:table-cell>
          <table:table-cell table:formula="of:=IF(AND([.$B8]&lt;&gt;[.V$2];VLOOKUP([.$B8];areaCercaPuntiClassificaSquadre;3;0)=VLOOKUP([.V$2];areaCercaPuntiClassificaSquadre;3;0));SUMIFS(areaVintaACalendario;areaSquadraACalendario;[.$B8];areaSquadraBCalendario;[.V$2])+SUMIFS(areaVintaBCalendario;areaSquadraBCalendario;[.$B8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8]&lt;&gt;[.Z$2];VLOOKUP([.$B8];areaCercaPuntiClassificaSquadre;3;0)=VLOOKUP([.Z$2];areaCercaPuntiClassificaSquadre;3;0));SUMIFS(areaPuntiFattiACalendario;areaSquadraACalendario;[.$B8];areaSquadraBCalendario;[.Z$2])+SUMIFS(areaPuntiFattiBCalendario;areaSquadraBCalendario;[.$B8];areaSquadraACalendario;[.Z$2]);&quot;-&quot;)" office:value-type="string" office:string-value="-" calcext:value-type="string">
            <text:p>-</text:p>
          </table:table-cell>
          <table:table-cell table:style-name="ce142" table:formula="of:=IF(AND([.$B8]&lt;&gt;[.AA$2];VLOOKUP([.$B8];areaCercaPuntiClassificaSquadre;3;0)=VLOOKUP([.AA$2];areaCercaPuntiClassificaSquadre;3;0));SUMIFS(areaPuntiFattiACalendario;areaSquadraACalendario;[.$B8];areaSquadraBCalendario;[.AA$2])+SUMIFS(areaPuntiFattiBCalendario;areaSquadraBCalendario;[.$B8];areaSquadraACalendario;[.AA$2]);&quot;-&quot;)" office:value-type="string" office:string-value="-" calcext:value-type="string">
            <text:p>-</text:p>
          </table:table-cell>
          <table:table-cell table:style-name="ce142" table:formula="of:=IF(AND([.$B8]&lt;&gt;[.AB$2];VLOOKUP([.$B8];areaCercaPuntiClassificaSquadre;3;0)=VLOOKUP([.AB$2];areaCercaPuntiClassificaSquadre;3;0));SUMIFS(areaPuntiFattiACalendario;areaSquadraACalendario;[.$B8];areaSquadraBCalendario;[.AB$2])+SUMIFS(areaPuntiFattiBCalendario;areaSquadraBCalendario;[.$B8];areaSquadraACalendario;[.AB$2]);&quot;-&quot;)" office:value-type="string" office:string-value="-" calcext:value-type="string">
            <text:p>-</text:p>
          </table:table-cell>
          <table:table-cell table:style-name="ce142" table:formula="of:=IF(AND([.$B8]&lt;&gt;[.AC$2];VLOOKUP([.$B8];areaCercaPuntiClassificaSquadre;3;0)=VLOOKUP([.AC$2];areaCercaPuntiClassificaSquadre;3;0));SUMIFS(areaPuntiFattiACalendario;areaSquadraACalendario;[.$B8];areaSquadraBCalendario;[.AC$2])+SUMIFS(areaPuntiFattiBCalendario;areaSquadraBCalendario;[.$B8];areaSquadraACalendario;[.AC$2]);&quot;-&quot;)" office:value-type="float" office:value="53" calcext:value-type="float">
            <text:p>53</text:p>
          </table:table-cell>
          <table:table-cell table:style-name="ce142" table:formula="of:=IF(AND([.$B8]&lt;&gt;[.AD$2];VLOOKUP([.$B8];areaCercaPuntiClassificaSquadre;3;0)=VLOOKUP([.AD$2];areaCercaPuntiClassificaSquadre;3;0));SUMIFS(areaPuntiFattiACalendario;areaSquadraACalendario;[.$B8];areaSquadraBCalendario;[.AD$2])+SUMIFS(areaPuntiFattiBCalendario;areaSquadraBCalendario;[.$B8];areaSquadraACalendario;[.AD$2]);&quot;-&quot;)" office:value-type="string" office:string-value="-" calcext:value-type="string">
            <text:p>-</text:p>
          </table:table-cell>
          <table:table-cell table:style-name="ce142" table:formula="of:=IF(AND([.$B8]&lt;&gt;[.AE$2];VLOOKUP([.$B8];areaCercaPuntiClassificaSquadre;3;0)=VLOOKUP([.AE$2];areaCercaPuntiClassificaSquadre;3;0));SUMIFS(areaPuntiFattiACalendario;areaSquadraACalendario;[.$B8];areaSquadraBCalendario;[.AE$2])+SUMIFS(areaPuntiFattiBCalendario;areaSquadraBCalendario;[.$B8];areaSquadraACalendario;[.AE$2]);&quot;-&quot;)" office:value-type="string" office:string-value="-" calcext:value-type="string">
            <text:p>-</text:p>
          </table:table-cell>
          <table:table-cell table:style-name="ce142" table:formula="of:=IF(AND([.$B8]&lt;&gt;[.AF$2];VLOOKUP([.$B8];areaCercaPuntiClassificaSquadre;3;0)=VLOOKUP([.AF$2];areaCercaPuntiClassificaSquadre;3;0));SUMIFS(areaPuntiFattiACalendario;areaSquadraACalendario;[.$B8];areaSquadraBCalendario;[.AF$2])+SUMIFS(areaPuntiFattiBCalendario;areaSquadraBCalendario;[.$B8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8]&lt;&gt;[.AJ$2];VLOOKUP([.$B8];areaCercaPuntiClassificaSquadre;3;0)=VLOOKUP([.AJ$2];areaCercaPuntiClassificaSquadre;3;0));SUMIFS(areaPuntiSubitiACalendario;areaSquadraACalendario;[.$B8];areaSquadraBCalendario;[.AJ$2])+SUMIFS(areaPuntiSubitiBCalendario;areaSquadraBCalendario;[.$B8];areaSquadraACalendario;[.AJ$2]);&quot;-&quot;)" office:value-type="string" office:string-value="-" calcext:value-type="string">
            <text:p>-</text:p>
          </table:table-cell>
          <table:table-cell table:style-name="ce142" table:formula="of:=IF(AND([.$B8]&lt;&gt;[.AK$2];VLOOKUP([.$B8];areaCercaPuntiClassificaSquadre;3;0)=VLOOKUP([.AK$2];areaCercaPuntiClassificaSquadre;3;0));SUMIFS(areaPuntiSubitiACalendario;areaSquadraACalendario;[.$B8];areaSquadraBCalendario;[.AK$2])+SUMIFS(areaPuntiSubitiBCalendario;areaSquadraBCalendario;[.$B8];areaSquadraACalendario;[.AK$2]);&quot;-&quot;)" office:value-type="string" office:string-value="-" calcext:value-type="string">
            <text:p>-</text:p>
          </table:table-cell>
          <table:table-cell table:style-name="ce142" table:formula="of:=IF(AND([.$B8]&lt;&gt;[.AL$2];VLOOKUP([.$B8];areaCercaPuntiClassificaSquadre;3;0)=VLOOKUP([.AL$2];areaCercaPuntiClassificaSquadre;3;0));SUMIFS(areaPuntiSubitiACalendario;areaSquadraACalendario;[.$B8];areaSquadraBCalendario;[.AL$2])+SUMIFS(areaPuntiSubitiBCalendario;areaSquadraBCalendario;[.$B8];areaSquadraACalendario;[.AL$2]);&quot;-&quot;)" office:value-type="string" office:string-value="-" calcext:value-type="string">
            <text:p>-</text:p>
          </table:table-cell>
          <table:table-cell table:style-name="ce142" table:formula="of:=IF(AND([.$B8]&lt;&gt;[.AM$2];VLOOKUP([.$B8];areaCercaPuntiClassificaSquadre;3;0)=VLOOKUP([.AM$2];areaCercaPuntiClassificaSquadre;3;0));SUMIFS(areaPuntiSubitiACalendario;areaSquadraACalendario;[.$B8];areaSquadraBCalendario;[.AM$2])+SUMIFS(areaPuntiSubitiBCalendario;areaSquadraBCalendario;[.$B8];areaSquadraACalendario;[.AM$2]);&quot;-&quot;)" office:value-type="float" office:value="49" calcext:value-type="float">
            <text:p>49</text:p>
          </table:table-cell>
          <table:table-cell table:style-name="ce142" table:formula="of:=IF(AND([.$B8]&lt;&gt;[.AN$2];VLOOKUP([.$B8];areaCercaPuntiClassificaSquadre;3;0)=VLOOKUP([.AN$2];areaCercaPuntiClassificaSquadre;3;0));SUMIFS(areaPuntiSubitiACalendario;areaSquadraACalendario;[.$B8];areaSquadraBCalendario;[.AN$2])+SUMIFS(areaPuntiSubitiBCalendario;areaSquadraBCalendario;[.$B8];areaSquadraACalendario;[.AN$2]);&quot;-&quot;)" office:value-type="string" office:string-value="-" calcext:value-type="string">
            <text:p>-</text:p>
          </table:table-cell>
          <table:table-cell table:style-name="ce142" table:formula="of:=IF(AND([.$B8]&lt;&gt;[.AO$2];VLOOKUP([.$B8];areaCercaPuntiClassificaSquadre;3;0)=VLOOKUP([.AO$2];areaCercaPuntiClassificaSquadre;3;0));SUMIFS(areaPuntiSubitiACalendario;areaSquadraACalendario;[.$B8];areaSquadraBCalendario;[.AO$2])+SUMIFS(areaPuntiSubitiBCalendario;areaSquadraBCalendario;[.$B8];areaSquadraACalendario;[.AO$2]);&quot;-&quot;)" office:value-type="string" office:string-value="-" calcext:value-type="string">
            <text:p>-</text:p>
          </table:table-cell>
          <table:table-cell table:style-name="ce142" table:formula="of:=IF(AND([.$B8]&lt;&gt;[.AP$2];VLOOKUP([.$B8];areaCercaPuntiClassificaSquadre;3;0)=VLOOKUP([.AP$2];areaCercaPuntiClassificaSquadre;3;0));SUMIFS(areaPuntiSubitiACalendario;areaSquadraACalendario;[.$B8];areaSquadraBCalendario;[.AP$2])+SUMIFS(areaPuntiSubitiBCalendario;areaSquadraBCalendario;[.$B8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8:.$AS8])&gt;0;ROUND(SUM([.$Z8:.$AI8])/SUM([.$AJ8:.$AS8]);5);0)" office:value-type="float" office:value="1.08163" calcext:value-type="float">
            <text:p>1,08163</text:p>
          </table:table-cell>
          <table:table-cell table:number-columns-repeated="19"/>
        </table:table-row>
        <table:table-row table:style-name="ro1">
          <table:table-cell table:formula="of:=COUNTIF(areaCoefficienteSquadre;&quot;&gt;=&quot;&amp;[.$C9])-1" office:value-type="float" office:value="6" calcext:value-type="float">
            <text:p>6</text:p>
          </table:table-cell>
          <table:table-cell table:formula="of:=[Squadre.A9]&amp;&quot;&quot;" office:value-type="string" office:string-value="Gazzelle" calcext:value-type="string">
            <text:p>Gazzelle</text:p>
          </table:table-cell>
          <table:table-cell table:style-name="ce130" table:formula="of:=TEXT([.$D9];&quot;000000&quot;)&amp;TEXT(SUM([.$P9:.$Y9]);&quot;+000000;-000000&quot;)&amp;TEXT([.$AT9]*100000;&quot;+000000;-000000&quot;)&amp;TEXT([.$O9]*100000;&quot;+000000;-000000&quot;)&amp;TEXT(ORG.LIBREOFFICE.RANDBETWEEN.NV(0;999999);&quot;+000000;-000000&quot;)" office:value-type="string" office:string-value="000010+000000+096000+090291+075212" calcext:value-type="string">
            <text:p>000010+000000+096000+090291+075212</text:p>
          </table:table-cell>
          <table:table-cell table:formula="of:=[.F9]*constPuntiVittoria+[.G9]*constPuntiSconfitta+[.H9]*constPuntiForfait" office:value-type="float" office:value="10" calcext:value-type="float">
            <text:p>10</text:p>
          </table:table-cell>
          <table:table-cell table:formula="of:=SUM([.F9:.H9])" office:value-type="float" office:value="6" calcext:value-type="float">
            <text:p>6</text:p>
          </table:table-cell>
          <table:table-cell table:formula="of:=SUMIF(areaSquadraACalendario;[.B9];areaVintaACalendario)+SUMIF(areaSquadraBCalendario;[.B9];areaVintaBCalendario)" office:value-type="float" office:value="2" calcext:value-type="float">
            <text:p>2</text:p>
          </table:table-cell>
          <table:table-cell table:formula="of:=SUMIF(areaSquadraACalendario;[.B9];areaPersaACalendario)+SUMIF(areaSquadraBCalendario;[.B9];areaPersaBCalendario)" office:value-type="float" office:value="4" calcext:value-type="float">
            <text:p>4</text:p>
          </table:table-cell>
          <table:table-cell table:formula="of:=SUMIF(areaSquadraACalendario;[.B9];areaForfaitACalendario)+SUMIF(areaSquadraBCalendario;[.B9];areaForfaitBCalendario)" office:value-type="float" office:value="0" calcext:value-type="float">
            <text:p>0</text:p>
          </table:table-cell>
          <table:table-cell table:formula="of:=SUMIF(areaSquadraACalendario;[.B9];areaPuntiFattiACalendario)+SUMIF(areaSquadraBCalendario;[.B9];areaPuntiFattiBCalendario)" office:value-type="float" office:value="279" calcext:value-type="float">
            <text:p>279</text:p>
          </table:table-cell>
          <table:table-cell table:formula="of:=SUMIF(areaSquadraACalendario;[.B9];areaPuntiSubitiACalendario)+SUMIF(areaSquadraBCalendario;[.B9];areaPuntiSubitiBCalendario)" office:value-type="float" office:value="309" calcext:value-type="float">
            <text:p>309</text:p>
          </table:table-cell>
          <table:table-cell table:formula="of:=SUMIF(areaSquadraACalendario;[.B9];areaDifferenzaPuntiACalendario)+SUMIF(areaSquadraBCalendario;[.B9];areaDifferenzaPuntiBCalendario)" office:value-type="float" office:value="-30" calcext:value-type="float">
            <text:p>-30</text:p>
          </table:table-cell>
          <table:table-cell table:formula="of:=IF([.E9]=0;0;ROUND([.I9]/[.E9];2))" office:value-type="float" office:value="46.5" calcext:value-type="float">
            <text:p>46,5</text:p>
          </table:table-cell>
          <table:table-cell table:formula="of:=IF([.E9]=0;0;ROUND([.J9]/[.E9];2))" office:value-type="float" office:value="51.5" calcext:value-type="float">
            <text:p>51,5</text:p>
          </table:table-cell>
          <table:table-cell table:formula="of:=IF([.E9]=0;0;ROUND([.K9]/[.E9];2))" office:value-type="float" office:value="-5" calcext:value-type="float">
            <text:p>-5,00</text:p>
          </table:table-cell>
          <table:table-cell table:formula="of:=ROUND([.I9]/[.J9];5)" office:value-type="float" office:value="0.90291" calcext:value-type="float">
            <text:p>0,90291</text:p>
          </table:table-cell>
          <table:table-cell table:formula="of:=IF(AND([.$B9]&lt;&gt;[.P$2];VLOOKUP([.$B9];areaCercaPuntiClassificaSquadre;3;0)=VLOOKUP([.P$2];areaCercaPuntiClassificaSquadre;3;0));SUMIFS(areaVintaACalendario;areaSquadraACalendario;[.$B9];areaSquadraBCalendario;[.P$2])+SUMIFS(areaVintaBCalendario;areaSquadraBCalendario;[.$B9];areaSquadraACalendario;[.P$2]);&quot;-&quot;)" office:value-type="string" office:string-value="-" calcext:value-type="string">
            <text:p>-</text:p>
          </table:table-cell>
          <table:table-cell table:formula="of:=IF(AND([.$B9]&lt;&gt;[.Q$2];VLOOKUP([.$B9];areaCercaPuntiClassificaSquadre;3;0)=VLOOKUP([.Q$2];areaCercaPuntiClassificaSquadre;3;0));SUMIFS(areaVintaACalendario;areaSquadraACalendario;[.$B9];areaSquadraBCalendario;[.Q$2])+SUMIFS(areaVintaBCalendario;areaSquadraBCalendario;[.$B9];areaSquadraACalendario;[.Q$2]);&quot;-&quot;)" office:value-type="string" office:string-value="-" calcext:value-type="string">
            <text:p>-</text:p>
          </table:table-cell>
          <table:table-cell table:formula="of:=IF(AND([.$B9]&lt;&gt;[.R$2];VLOOKUP([.$B9];areaCercaPuntiClassificaSquadre;3;0)=VLOOKUP([.R$2];areaCercaPuntiClassificaSquadre;3;0));SUMIFS(areaVintaACalendario;areaSquadraACalendario;[.$B9];areaSquadraBCalendario;[.R$2])+SUMIFS(areaVintaBCalendario;areaSquadraBCalendario;[.$B9];areaSquadraACalendario;[.R$2]);&quot;-&quot;)" office:value-type="float" office:value="0" calcext:value-type="float">
            <text:p>0</text:p>
          </table:table-cell>
          <table:table-cell table:formula="of:=IF(AND([.$B9]&lt;&gt;[.S$2];VLOOKUP([.$B9];areaCercaPuntiClassificaSquadre;3;0)=VLOOKUP([.S$2];areaCercaPuntiClassificaSquadre;3;0));SUMIFS(areaVintaACalendario;areaSquadraACalendario;[.$B9];areaSquadraBCalendario;[.S$2])+SUMIFS(areaVintaBCalendario;areaSquadraBCalendario;[.$B9];areaSquadraACalendario;[.S$2]);&quot;-&quot;)" office:value-type="string" office:string-value="-" calcext:value-type="string">
            <text:p>-</text:p>
          </table:table-cell>
          <table:table-cell table:formula="of:=IF(AND([.$B9]&lt;&gt;[.T$2];VLOOKUP([.$B9];areaCercaPuntiClassificaSquadre;3;0)=VLOOKUP([.T$2];areaCercaPuntiClassificaSquadre;3;0));SUMIFS(areaVintaACalendario;areaSquadraACalendario;[.$B9];areaSquadraBCalendario;[.T$2])+SUMIFS(areaVintaBCalendario;areaSquadraBCalendario;[.$B9];areaSquadraACalendario;[.T$2]);&quot;-&quot;)" office:value-type="string" office:string-value="-" calcext:value-type="string">
            <text:p>-</text:p>
          </table:table-cell>
          <table:table-cell table:formula="of:=IF(AND([.$B9]&lt;&gt;[.U$2];VLOOKUP([.$B9];areaCercaPuntiClassificaSquadre;3;0)=VLOOKUP([.U$2];areaCercaPuntiClassificaSquadre;3;0));SUMIFS(areaVintaACalendario;areaSquadraACalendario;[.$B9];areaSquadraBCalendario;[.U$2])+SUMIFS(areaVintaBCalendario;areaSquadraBCalendario;[.$B9];areaSquadraACalendario;[.U$2]);&quot;-&quot;)" office:value-type="string" office:string-value="-" calcext:value-type="string">
            <text:p>-</text:p>
          </table:table-cell>
          <table:table-cell table:formula="of:=IF(AND([.$B9]&lt;&gt;[.V$2];VLOOKUP([.$B9];areaCercaPuntiClassificaSquadre;3;0)=VLOOKUP([.V$2];areaCercaPuntiClassificaSquadre;3;0));SUMIFS(areaVintaACalendario;areaSquadraACalendario;[.$B9];areaSquadraBCalendario;[.V$2])+SUMIFS(areaVintaBCalendario;areaSquadraBCalendario;[.$B9];areaSquadraACalendario;[.V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9]&lt;&gt;[.Z$2];VLOOKUP([.$B9];areaCercaPuntiClassificaSquadre;3;0)=VLOOKUP([.Z$2];areaCercaPuntiClassificaSquadre;3;0));SUMIFS(areaPuntiFattiACalendario;areaSquadraACalendario;[.$B9];areaSquadraBCalendario;[.Z$2])+SUMIFS(areaPuntiFattiBCalendario;areaSquadraBCalendario;[.$B9];areaSquadraACalendario;[.Z$2]);&quot;-&quot;)" office:value-type="string" office:string-value="-" calcext:value-type="string">
            <text:p>-</text:p>
          </table:table-cell>
          <table:table-cell table:style-name="ce142" table:formula="of:=IF(AND([.$B9]&lt;&gt;[.AA$2];VLOOKUP([.$B9];areaCercaPuntiClassificaSquadre;3;0)=VLOOKUP([.AA$2];areaCercaPuntiClassificaSquadre;3;0));SUMIFS(areaPuntiFattiACalendario;areaSquadraACalendario;[.$B9];areaSquadraBCalendario;[.AA$2])+SUMIFS(areaPuntiFattiBCalendario;areaSquadraBCalendario;[.$B9];areaSquadraACalendario;[.AA$2]);&quot;-&quot;)" office:value-type="string" office:string-value="-" calcext:value-type="string">
            <text:p>-</text:p>
          </table:table-cell>
          <table:table-cell table:style-name="ce142" table:formula="of:=IF(AND([.$B9]&lt;&gt;[.AB$2];VLOOKUP([.$B9];areaCercaPuntiClassificaSquadre;3;0)=VLOOKUP([.AB$2];areaCercaPuntiClassificaSquadre;3;0));SUMIFS(areaPuntiFattiACalendario;areaSquadraACalendario;[.$B9];areaSquadraBCalendario;[.AB$2])+SUMIFS(areaPuntiFattiBCalendario;areaSquadraBCalendario;[.$B9];areaSquadraACalendario;[.AB$2]);&quot;-&quot;)" office:value-type="float" office:value="48" calcext:value-type="float">
            <text:p>48</text:p>
          </table:table-cell>
          <table:table-cell table:style-name="ce142" table:formula="of:=IF(AND([.$B9]&lt;&gt;[.AC$2];VLOOKUP([.$B9];areaCercaPuntiClassificaSquadre;3;0)=VLOOKUP([.AC$2];areaCercaPuntiClassificaSquadre;3;0));SUMIFS(areaPuntiFattiACalendario;areaSquadraACalendario;[.$B9];areaSquadraBCalendario;[.AC$2])+SUMIFS(areaPuntiFattiBCalendario;areaSquadraBCalendario;[.$B9];areaSquadraACalendario;[.AC$2]);&quot;-&quot;)" office:value-type="string" office:string-value="-" calcext:value-type="string">
            <text:p>-</text:p>
          </table:table-cell>
          <table:table-cell table:style-name="ce142" table:formula="of:=IF(AND([.$B9]&lt;&gt;[.AD$2];VLOOKUP([.$B9];areaCercaPuntiClassificaSquadre;3;0)=VLOOKUP([.AD$2];areaCercaPuntiClassificaSquadre;3;0));SUMIFS(areaPuntiFattiACalendario;areaSquadraACalendario;[.$B9];areaSquadraBCalendario;[.AD$2])+SUMIFS(areaPuntiFattiBCalendario;areaSquadraBCalendario;[.$B9];areaSquadraACalendario;[.AD$2]);&quot;-&quot;)" office:value-type="string" office:string-value="-" calcext:value-type="string">
            <text:p>-</text:p>
          </table:table-cell>
          <table:table-cell table:style-name="ce142" table:formula="of:=IF(AND([.$B9]&lt;&gt;[.AE$2];VLOOKUP([.$B9];areaCercaPuntiClassificaSquadre;3;0)=VLOOKUP([.AE$2];areaCercaPuntiClassificaSquadre;3;0));SUMIFS(areaPuntiFattiACalendario;areaSquadraACalendario;[.$B9];areaSquadraBCalendario;[.AE$2])+SUMIFS(areaPuntiFattiBCalendario;areaSquadraBCalendario;[.$B9];areaSquadraACalendario;[.AE$2]);&quot;-&quot;)" office:value-type="string" office:string-value="-" calcext:value-type="string">
            <text:p>-</text:p>
          </table:table-cell>
          <table:table-cell table:style-name="ce142" table:formula="of:=IF(AND([.$B9]&lt;&gt;[.AF$2];VLOOKUP([.$B9];areaCercaPuntiClassificaSquadre;3;0)=VLOOKUP([.AF$2];areaCercaPuntiClassificaSquadre;3;0));SUMIFS(areaPuntiFattiACalendario;areaSquadraACalendario;[.$B9];areaSquadraBCalendario;[.AF$2])+SUMIFS(areaPuntiFattiBCalendario;areaSquadraBCalendario;[.$B9];areaSquadraACalendario;[.AF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9]&lt;&gt;[.AJ$2];VLOOKUP([.$B9];areaCercaPuntiClassificaSquadre;3;0)=VLOOKUP([.AJ$2];areaCercaPuntiClassificaSquadre;3;0));SUMIFS(areaPuntiSubitiACalendario;areaSquadraACalendario;[.$B9];areaSquadraBCalendario;[.AJ$2])+SUMIFS(areaPuntiSubitiBCalendario;areaSquadraBCalendario;[.$B9];areaSquadraACalendario;[.AJ$2]);&quot;-&quot;)" office:value-type="string" office:string-value="-" calcext:value-type="string">
            <text:p>-</text:p>
          </table:table-cell>
          <table:table-cell table:style-name="ce142" table:formula="of:=IF(AND([.$B9]&lt;&gt;[.AK$2];VLOOKUP([.$B9];areaCercaPuntiClassificaSquadre;3;0)=VLOOKUP([.AK$2];areaCercaPuntiClassificaSquadre;3;0));SUMIFS(areaPuntiSubitiACalendario;areaSquadraACalendario;[.$B9];areaSquadraBCalendario;[.AK$2])+SUMIFS(areaPuntiSubitiBCalendario;areaSquadraBCalendario;[.$B9];areaSquadraACalendario;[.AK$2]);&quot;-&quot;)" office:value-type="string" office:string-value="-" calcext:value-type="string">
            <text:p>-</text:p>
          </table:table-cell>
          <table:table-cell table:style-name="ce142" table:formula="of:=IF(AND([.$B9]&lt;&gt;[.AL$2];VLOOKUP([.$B9];areaCercaPuntiClassificaSquadre;3;0)=VLOOKUP([.AL$2];areaCercaPuntiClassificaSquadre;3;0));SUMIFS(areaPuntiSubitiACalendario;areaSquadraACalendario;[.$B9];areaSquadraBCalendario;[.AL$2])+SUMIFS(areaPuntiSubitiBCalendario;areaSquadraBCalendario;[.$B9];areaSquadraACalendario;[.AL$2]);&quot;-&quot;)" office:value-type="float" office:value="50" calcext:value-type="float">
            <text:p>50</text:p>
          </table:table-cell>
          <table:table-cell table:style-name="ce142" table:formula="of:=IF(AND([.$B9]&lt;&gt;[.AM$2];VLOOKUP([.$B9];areaCercaPuntiClassificaSquadre;3;0)=VLOOKUP([.AM$2];areaCercaPuntiClassificaSquadre;3;0));SUMIFS(areaPuntiSubitiACalendario;areaSquadraACalendario;[.$B9];areaSquadraBCalendario;[.AM$2])+SUMIFS(areaPuntiSubitiBCalendario;areaSquadraBCalendario;[.$B9];areaSquadraACalendario;[.AM$2]);&quot;-&quot;)" office:value-type="string" office:string-value="-" calcext:value-type="string">
            <text:p>-</text:p>
          </table:table-cell>
          <table:table-cell table:style-name="ce142" table:formula="of:=IF(AND([.$B9]&lt;&gt;[.AN$2];VLOOKUP([.$B9];areaCercaPuntiClassificaSquadre;3;0)=VLOOKUP([.AN$2];areaCercaPuntiClassificaSquadre;3;0));SUMIFS(areaPuntiSubitiACalendario;areaSquadraACalendario;[.$B9];areaSquadraBCalendario;[.AN$2])+SUMIFS(areaPuntiSubitiBCalendario;areaSquadraBCalendario;[.$B9];areaSquadraACalendario;[.AN$2]);&quot;-&quot;)" office:value-type="string" office:string-value="-" calcext:value-type="string">
            <text:p>-</text:p>
          </table:table-cell>
          <table:table-cell table:style-name="ce142" table:formula="of:=IF(AND([.$B9]&lt;&gt;[.AO$2];VLOOKUP([.$B9];areaCercaPuntiClassificaSquadre;3;0)=VLOOKUP([.AO$2];areaCercaPuntiClassificaSquadre;3;0));SUMIFS(areaPuntiSubitiACalendario;areaSquadraACalendario;[.$B9];areaSquadraBCalendario;[.AO$2])+SUMIFS(areaPuntiSubitiBCalendario;areaSquadraBCalendario;[.$B9];areaSquadraACalendario;[.AO$2]);&quot;-&quot;)" office:value-type="string" office:string-value="-" calcext:value-type="string">
            <text:p>-</text:p>
          </table:table-cell>
          <table:table-cell table:style-name="ce142" table:formula="of:=IF(AND([.$B9]&lt;&gt;[.AP$2];VLOOKUP([.$B9];areaCercaPuntiClassificaSquadre;3;0)=VLOOKUP([.AP$2];areaCercaPuntiClassificaSquadre;3;0));SUMIFS(areaPuntiSubitiACalendario;areaSquadraACalendario;[.$B9];areaSquadraBCalendario;[.AP$2])+SUMIFS(areaPuntiSubitiBCalendario;areaSquadraBCalendario;[.$B9];areaSquadraACalendario;[.AP$2]);&quot;-&quot;)" office:value-type="string" office:string-value="-" calcext:value-type="string">
            <text:p>-</text:p>
          </table:table-cell>
          <table:table-cell table:number-columns-repeated="3"/>
          <table:table-cell table:formula="of:=IF(SUM([.$AJ9:.$AS9])&gt;0;ROUND(SUM([.$Z9:.$AI9])/SUM([.$AJ9:.$AS9]);5);0)" office:value-type="float" office:value="0.96" calcext:value-type="float">
            <text:p>0,96000</text:p>
          </table:table-cell>
          <table:table-cell table:number-columns-repeated="19"/>
        </table:table-row>
        <table:table-row table:style-name="ro1" table:number-rows-repeated="1048566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Playoff" table:style-name="ta2" table:protected="true" table:print-ranges="Playoff.A1:Playoff.I1048576">
        <loext:table-protection loext:select-protected-cells="true" loext:select-unprotected-cells="true"/>
        <office:forms form:automatic-focus="false" form:apply-design-mode="false"/>
        <table:table-column table:style-name="co40" table:default-cell-style-name="ce23"/>
        <table:table-column table:style-name="co41" table:number-columns-repeated="2" table:default-cell-style-name="ce23"/>
        <table:table-column table:style-name="co42" table:default-cell-style-name="ce23"/>
        <table:table-column table:style-name="co43" table:default-cell-style-name="ce23"/>
        <table:table-column table:style-name="co44" table:number-columns-repeated="2" table:default-cell-style-name="ce23"/>
        <table:table-column table:style-name="co45" table:default-cell-style-name="ce23"/>
        <table:table-column table:style-name="co44" table:default-cell-style-name="ce23"/>
        <table:table-column table:style-name="co3" table:number-columns-repeated="55" table:default-cell-style-name="ce114"/>
        <table:table-row table:style-name="ro4">
          <table:table-cell table:style-name="ce10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4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4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8"/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29"/>
          <table:covered-table-cell table:number-columns-repeated="3"/>
          <table:table-cell table:number-columns-repeated="55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09H00M00S" calcext:value-type="time">
            <text:p>09:00</text:p>
          </table:table-cell>
          <table:table-cell table:style-name="ce174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49" calcext:value-type="float" table:number-columns-spanned="1" table:number-rows-spanned="2">
            <text:p>49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3"/>
          <table:table-cell table:style-name="ce29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29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11H00M00S" calcext:value-type="time">
            <text:p>11:00</text:p>
          </table:table-cell>
          <table:table-cell table:style-name="ce17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5"/>
          <table:table-cell table:style-name="ce183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reaCercaDatiPerPosizioneSquadre" table:base-cell-address="$Squadre.$Q$1" table:cell-range-address="$Analisi_Classifica.$A$1:.$N$1048576"/>
        <table:named-range table:name="areaCercaPuntiClassificaSquadre" table:base-cell-address="$Squadre.$G$1" table:cell-range-address="$Analisi_Classifica.$B$1:.$D$1048576"/>
        <table:named-range table:name="areaCercaSquadraPerPosizioneSquadre" table:base-cell-address="$Squadre.$E$1" table:cell-range-address="$Analisi_Classifica.$A$1:.$B$1048576"/>
        <table:named-range table:name="areaCoefficienteSquadre" table:base-cell-address="$Squadre.$F$1" table:cell-range-address="$Analisi_Classifica.$C$1:.$C$1048576"/>
        <table:named-range table:name="areaDifferenzaPuntiACalendario" table:base-cell-address="$Calendario.$X$4" table:cell-range-address="$Analisi_Calendario.$G$1:.$G$1048576"/>
        <table:named-range table:name="areaDifferenzaPuntiBCalendario" table:base-cell-address="$Calendario.$X$4" table:cell-range-address="$Analisi_Calendario.$N$1:.$N$1048576"/>
        <table:named-range table:name="areaForfaitACalendario" table:base-cell-address="$Calendario.$M$5" table:cell-range-address="$Analisi_Calendario.$C$1:.$C$1048576"/>
        <table:named-range table:name="areaForfaitBCalendario" table:base-cell-address="$Calendario.$T$5" table:cell-range-address="$Analisi_Calendario.$J$1:.$J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Analisi_Calendario.$D$1:.$D$1048576"/>
        <table:named-range table:name="areaPersaBCalendario" table:base-cell-address="$Calendario.$U$5" table:cell-range-address="$Analisi_Calendario.$K$1:.$K$1048576"/>
        <table:named-range table:name="areaPuntiFattiACalendario" table:base-cell-address="$Calendario.$O$1" table:cell-range-address="$Analisi_Calendario.$E$1:.$E$1048576"/>
        <table:named-range table:name="areaPuntiFattiBCalendario" table:base-cell-address="$Calendario.$V$5" table:cell-range-address="$Analisi_Calendario.$L$1:.$L$1048576"/>
        <table:named-range table:name="areaPuntiSubitiACalendario" table:base-cell-address="$Calendario.$P$5" table:cell-range-address="$Analisi_Calendario.$F$1:.$F$1048576"/>
        <table:named-range table:name="areaPuntiSubitiBCalendario" table:base-cell-address="$Calendario.$V$5" table:cell-range-address="$Analisi_Calendario.$M$1:.$M$1048576"/>
        <table:named-range table:name="areaSquadraACalendario" table:base-cell-address="$Calendario.$O$20" table:cell-range-address="$Analisi_Calendario.$A$1:.$A$1048576"/>
        <table:named-range table:name="areaSquadraBCalendario" table:base-cell-address="$Calendario.$O$20" table:cell-range-address="$Analisi_Calendario.$H$1:.$H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Analisi_Calendario.$B$1:.$B$1048576"/>
        <table:named-range table:name="areaVintaBCalendario" table:base-cell-address="$Calendario.$S$5" table:cell-range-address="$Analisi_Calendario.$I$1:.$I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number:number-style style:name="N110">
      <number:number number:decimal-places="5" number:min-decimal-places="5" number:min-integer-digits="1"/>
    </number:number-style>
    <style:style style:name="Default" style:family="table-cell">
      <style:text-properties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17:56:39.750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30T18:09:09.115000000</dc:date>
    <meta:editing-duration>PT7H7M17S</meta:editing-duration>
    <meta:editing-cycles>74</meta:editing-cycles>
    <meta:generator>LibreOffice/7.1.2.2$Windows_X86_64 LibreOffice_project/8a45595d069ef5570103caea1b71cc9d82b2aae4</meta:generator>
    <meta:document-statistic meta:table-count="7" meta:cell-count="1259" meta:object-count="0"/>
  </office:meta>
</office:document-meta>
</file>